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9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0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666666" draw:opacity="100%" draw:stroke="solid" svg:stroke-width="0in" svg:stroke-color="#ff0000" svg:stroke-opacity="100%" draw:auto-grow-width="false" draw:auto-grow-height="false"/>
      <style:paragraph-properties style:font-independent-line-spacing="false" style:writing-mode="lr-tb"/>
    </style:style>
    <style:style style:family="text" style:name="a7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3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a85300" draw:opacity="100%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7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6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a85300" draw:opacity="100%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7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9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a85300" draw:opacity="100%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paragraph" style:name="a950">
      <style:paragraph-properties fo:line-height="70%" fo:text-align="left" style:tab-stop-distance="1.1021in" fo:margin-left="0.27552in" fo:margin-right="0in" fo:text-indent="-0.27552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3">
      <style:paragraph-properties fo:line-height="70%" fo:text-align="left" style:tab-stop-distance="1.1021in" fo:margin-left="0.27552in" fo:margin-right="0in" fo:text-indent="-0.27552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70%" fo:text-align="left" style:tab-stop-distance="1.1021in" fo:margin-left="0.27552in" fo:margin-right="0in" fo:text-indent="-0.27552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2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666666" draw:opacity="100%" draw:stroke="solid" svg:stroke-width="0in" svg:stroke-color="#ff0000" svg:stroke-opacity="100%" draw:auto-grow-width="false" draw:auto-grow-height="false"/>
      <style:paragraph-properties style:font-independent-line-spacing="false" style:writing-mode="lr-tb"/>
    </style:style>
    <style:style style:family="text" style:name="a7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5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a85300" draw:opacity="100%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7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8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a85300" draw:opacity="100%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7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60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34722in" style:font-size-asian="0.34722in" style:font-size-complex="0.347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9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962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604">
      <style:paragraph-properties fo:line-height="70%" fo:text-align="left" style:tab-stop-distance="1.102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965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2861in" style:font-size-asian="0.42861in" style:font-size-complex="0.428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70%" fo:text-align="left" style:tab-stop-distance="1.1021in" fo:margin-left="0.27552in" fo:margin-right="0in" fo:text-indent="-0.27552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7">
      <style:paragraph-properties fo:line-height="90%" fo:text-align="center" style:tab-stop-distance="1.1021in" fo:margin-left="0.27552in" fo:margin-right="0in" fo:text-indent="-0.27552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4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00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01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a85300" draw:opacity="100%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paragraph" style:name="a576">
      <style:paragraph-properties fo:line-height="90%" fo:text-align="center" style:tab-stop-distance="1.1021in" fo:margin-left="0.27552in" fo:margin-right="0in" fo:text-indent="-0.27552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4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a85300" draw:opacity="100%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paragraph" style:name="a579">
      <style:paragraph-properties fo:line-height="90%" fo:text-align="center" style:tab-stop-distance="1.1021in" fo:margin-left="0.27552in" fo:margin-right="0in" fo:text-indent="-0.27552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7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a85300" draw:opacity="100%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8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0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9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1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a85300" draw:opacity="100%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7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4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666666" draw:opacity="100%" draw:stroke="solid" svg:stroke-width="0in" svg:stroke-color="#ff0000" svg:stroke-opacity="100%" draw:auto-grow-width="false" draw:auto-grow-height="false"/>
      <style:paragraph-properties style:font-independent-line-spacing="false" style:writing-mode="lr-tb"/>
    </style:style>
    <style:style style:family="text" style:name="a7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7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a85300" draw:opacity="100%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7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11">
      <style:paragraph-properties fo:line-height="70%" fo:text-align="left" style:tab-stop-distance="1.102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1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9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4">
      <style:paragraph-properties fo:line-height="70%" fo:text-align="left" style:tab-stop-distance="1.102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3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9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9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70%" fo:text-align="left" style:tab-stop-distance="1.1021in" fo:margin-left="0.27552in" fo:margin-right="0in" fo:text-indent="-0.27552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10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666666" draw:opacity="100%" draw:stroke="solid" svg:stroke-width="0in" svg:stroke-color="#ff0000" svg:stroke-opacity="100%" draw:auto-grow-width="false" draw:auto-grow-height="false"/>
      <style:paragraph-properties style:font-independent-line-spacing="false" style:writing-mode="lr-tb"/>
    </style:style>
    <style:style style:family="presentation" style:name="a585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8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12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13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a85300" draw:opacity="100%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drawing-page" style:name="a588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7347in" style:font-size-asian="0.67347in" style:font-size-complex="0.6734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6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a85300" draw:opacity="100%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8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0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a85300" draw:opacity="100%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graphic" style:name="a819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a85300" draw:opacity="100%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7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3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a85300" draw:opacity="100%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7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6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666666" draw:opacity="100%" draw:stroke="solid" svg:stroke-width="0in" svg:stroke-color="#ff0000" svg:stroke-opacity="100%" draw:auto-grow-width="false" draw:auto-grow-height="false"/>
      <style:paragraph-properties style:font-independent-line-spacing="false" style:writing-mode="lr-tb"/>
    </style:style>
    <style:style style:family="text" style:name="a7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9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a85300" draw:opacity="100%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6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21">
      <style:paragraph-properties fo:line-height="70%" fo:text-align="left" style:tab-stop-distance="1.102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34722in" style:font-size-asian="0.34722in" style:font-size-complex="0.347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25">
      <style:paragraph-properties fo:line-height="70%" fo:text-align="left" style:tab-stop-distance="1.102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90%" fo:text-align="left" style:tab-stop-distance="1.102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9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70%" fo:text-align="left" style:tab-stop-distance="1.1021in" fo:margin-left="0.27552in" fo:margin-right="0in" fo:text-indent="-0.27552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822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666666" draw:opacity="100%" draw:stroke="solid" svg:stroke-width="0in" svg:stroke-color="#ff0000" svg:stroke-opacity="100%" draw:auto-grow-width="false" draw:auto-grow-height="false"/>
      <style:paragraph-properties style:font-independent-line-spacing="false" style:writing-mode="lr-tb"/>
    </style:style>
    <style:style style:family="text" style:name="a5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34722in" style:font-size-asian="0.34722in" style:font-size-complex="0.347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24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9">
      <style:paragraph-properties fo:line-height="70%" fo:text-align="left" style:tab-stop-distance="1.102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5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a85300" draw:opacity="100%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8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8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a85300" draw:opacity="100%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7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2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a85300" draw:opacity="100%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7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5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a85300" draw:opacity="100%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7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8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666666" draw:opacity="100%" draw:stroke="solid" svg:stroke-width="0in" svg:stroke-color="#ff0000" svg:stroke-opacity="100%" draw:auto-grow-width="false" draw:auto-grow-height="false"/>
      <style:paragraph-properties style:font-independent-line-spacing="false" style:writing-mode="lr-tb"/>
    </style:style>
    <style:style style:family="text" style:name="a7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1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6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34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7347in" style:font-size-asian="0.67347in" style:font-size-complex="0.6734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90%" fo:text-align="left" style:tab-stop-distance="1.102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2861in" style:font-size-asian="0.42861in" style:font-size-complex="0.428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90%" fo:text-align="left" style:tab-stop-distance="1.1021in" fo:margin-left="0.27552in" fo:margin-right="0in" fo:text-indent="-0.27552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0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1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a85300" draw:opacity="100%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8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4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00ff7f" draw:opacity="100%" draw:stroke="solid" svg:stroke-width="0in" svg:stroke-color="#ff00ff" svg:stroke-opacity="100%" draw:auto-grow-width="false" draw:auto-grow-height="false"/>
      <style:paragraph-properties style:font-independent-line-spacing="false" style:writing-mode="lr-tb"/>
    </style:style>
    <style:style style:family="text" style:name="a8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7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00ff7f" draw:opacity="100%" draw:stroke="solid" svg:stroke-width="0in" svg:stroke-color="#ff00ff" svg:stroke-opacity="100%" draw:auto-grow-width="false" draw:auto-grow-height="false"/>
      <style:paragraph-properties style:font-independent-line-spacing="false" style:writing-mode="lr-tb"/>
    </style:style>
    <style:style style:family="text" style:name="a8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2861in" style:font-size-asian="0.42861in" style:font-size-complex="0.428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90%" fo:text-align="left" style:tab-stop-distance="1.1021in" fo:margin-left="0.27552in" fo:margin-right="0in" fo:text-indent="-0.27552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2861in" style:font-size-asian="0.42861in" style:font-size-complex="0.428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0%" fo:text-align="left" style:tab-stop-distance="1.1021in" fo:margin-left="0.27552in" fo:margin-right="0in" fo:text-indent="-0.27552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2861in" style:font-size-asian="0.42861in" style:font-size-complex="0.428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90%" fo:text-align="left" style:tab-stop-distance="1.1021in" fo:margin-left="0.27552in" fo:margin-right="0in" fo:text-indent="-0.27552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0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00ff7f" draw:opacity="100%" draw:stroke="solid" svg:stroke-width="0in" svg:stroke-color="#ff00ff" svg:stroke-opacity="100%" draw:auto-grow-width="false" draw:auto-grow-height="false"/>
      <style:paragraph-properties style:font-independent-line-spacing="false" style:writing-mode="lr-tb"/>
    </style:style>
    <style:style style:family="text" style:name="a8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3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00ff7f" draw:opacity="100%" draw:stroke="solid" svg:stroke-width="0in" svg:stroke-color="#ff00ff" svg:stroke-opacity="100%" draw:auto-grow-width="false" draw:auto-grow-height="false"/>
      <style:paragraph-properties style:font-independent-line-spacing="false" style:writing-mode="lr-tb"/>
    </style:style>
    <style:style style:family="text" style:name="a8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6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00ff7f" draw:opacity="100%" draw:stroke="solid" svg:stroke-width="0in" svg:stroke-color="#ff00ff" svg:stroke-opacity="100%" draw:auto-grow-width="false" draw:auto-grow-height="false"/>
      <style:paragraph-properties style:font-independent-line-spacing="false" style:writing-mode="lr-tb"/>
    </style:style>
    <style:style style:family="graphic" style:name="a848">
      <style:graphic-properties draw:fill="none" draw:stroke="solid" svg:stroke-width="0.02087in" svg:stroke-color="#ffff00" draw:marker-end="a847" svg:stroke-opacity="100%"/>
    </style:style>
    <style:style style:family="presentation" style:name="a6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4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6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57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0">
      <style:graphic-properties draw:fill="none" draw:stroke="solid" svg:stroke-width="0.02087in" svg:stroke-color="#ffff00" draw:marker-end="a849" svg:stroke-opacity="100%"/>
    </style:style>
    <style:style style:family="graphic" style:name="a852">
      <style:graphic-properties draw:fill="none" draw:stroke="solid" svg:stroke-width="0.02087in" svg:stroke-color="#ffff00" draw:marker-end="a851" svg:stroke-opacity="100%"/>
    </style:style>
    <style:style style:family="graphic" style:name="a854">
      <style:graphic-properties draw:fill="none" draw:stroke="solid" svg:stroke-width="0.02087in" svg:stroke-color="#ffff00" draw:marker-end="a853" svg:stroke-opacity="100%"/>
    </style:style>
    <style:style style:family="text" style:name="a855">
      <style:text-properties fo:font-variant="normal" fo:text-transform="none" fo:color="#00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font-variant="normal" fo:text-transform="none" fo:color="#00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660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666666" draw:opacity="100%" draw:stroke="solid" svg:stroke-width="0in" svg:stroke-color="#ff0000" svg:stroke-opacity="100%" draw:auto-grow-width="false" draw:auto-grow-height="false"/>
      <style:paragraph-properties style:font-independent-line-spacing="false" style:writing-mode="lr-tb"/>
    </style:style>
    <style:style style:family="text" style:name="a6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7347in" style:font-size-asian="0.67347in" style:font-size-complex="0.6734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90%" fo:text-align="left" style:tab-stop-distance="1.102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6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729fcf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6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9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729fcf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8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2">
      <style:graphic-properties fo:wrap-option="no-wrap" fo:padding-top="0.09094in" fo:padding-bottom="0.09094in" fo:padding-left="0.14016in" fo:padding-right="0.14016in" draw:textarea-vertical-align="middle" draw:textarea-horizontal-align="left" draw:fill="none" draw:stroke="solid" svg:stroke-width="0.08346in" svg:stroke-color="#ff00ff" svg:stroke-opacity="100%" draw:auto-grow-width="false" draw:auto-grow-height="false"/>
      <style:paragraph-properties style:font-independent-line-spacing="false" style:writing-mode="lr-tb"/>
    </style:style>
    <style:style style:family="text" style:name="a8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5">
      <style:graphic-properties fo:wrap-option="no-wrap" fo:padding-top="0.09094in" fo:padding-bottom="0.09094in" fo:padding-left="0.14016in" fo:padding-right="0.14016in" draw:textarea-vertical-align="middle" draw:textarea-horizontal-align="left" draw:fill="none" draw:stroke="solid" svg:stroke-width="0.08346in" svg:stroke-color="#ff00ff" svg:stroke-opacity="100%" draw:auto-grow-width="false" draw:auto-grow-height="false"/>
      <style:paragraph-properties style:font-independent-line-spacing="false" style:writing-mode="lr-tb"/>
    </style:style>
    <style:style style:family="text" style:name="a8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8">
      <style:graphic-properties fo:wrap-option="no-wrap" fo:padding-top="0.09094in" fo:padding-bottom="0.09094in" fo:padding-left="0.14016in" fo:padding-right="0.14016in" draw:textarea-vertical-align="middle" draw:textarea-horizontal-align="left" draw:fill="none" draw:stroke="solid" svg:stroke-width="0.08346in" svg:stroke-color="#ff00ff" svg:stroke-opacity="100%" draw:auto-grow-width="false" draw:auto-grow-height="false"/>
      <style:paragraph-properties style:font-independent-line-spacing="false" style:writing-mode="lr-tb"/>
    </style:style>
    <style:style style:family="text" style:name="a8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2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a85300" draw:opacity="100%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7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5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a85300" draw:opacity="100%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7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8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a85300" draw:opacity="100%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6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2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729fcf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6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9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90%" fo:text-align="left" style:tab-stop-distance="1.102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7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9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90%" fo:text-align="left" style:tab-stop-distance="1.102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0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1">
      <style:graphic-properties fo:wrap-option="no-wrap" fo:padding-top="0.09094in" fo:padding-bottom="0.09094in" fo:padding-left="0.14016in" fo:padding-right="0.14016in" draw:textarea-vertical-align="middle" draw:textarea-horizontal-align="left" draw:fill="none" draw:stroke="solid" svg:stroke-width="0.08346in" svg:stroke-color="#ff00ff" svg:stroke-opacity="100%" draw:auto-grow-width="false" draw:auto-grow-height="false"/>
      <style:paragraph-properties style:font-independent-line-spacing="false" style:writing-mode="lr-tb"/>
    </style:style>
    <style:style style:family="text" style:name="a8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4">
      <style:graphic-properties fo:wrap-option="no-wrap" fo:padding-top="0.09094in" fo:padding-bottom="0.09094in" fo:padding-left="0.14016in" fo:padding-right="0.14016in" draw:textarea-vertical-align="middle" draw:textarea-horizontal-align="left" draw:fill="none" draw:stroke="solid" svg:stroke-width="0.08346in" svg:stroke-color="#ff00ff" svg:stroke-opacity="100%" draw:auto-grow-width="false" draw:auto-grow-height="false"/>
      <style:paragraph-properties style:font-independent-line-spacing="false" style:writing-mode="lr-tb"/>
    </style:style>
    <style:style style:family="text" style:name="a875">
      <style:text-properties fo:font-variant="normal" fo:text-transform="none" fo:color="#ff00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ff00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9">
      <style:text-properties fo:font-variant="normal" fo:text-transform="none" fo:color="#ff00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7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4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666666" draw:opacity="100%" draw:stroke="solid" svg:stroke-width="0in" svg:stroke-color="#ff0000" svg:stroke-opacity="100%" draw:auto-grow-width="false" draw:auto-grow-height="false"/>
      <style:paragraph-properties style:font-independent-line-spacing="false" style:writing-mode="lr-tb"/>
    </style:style>
    <style:style style:family="text" style:name="a7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7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a85300" draw:opacity="100%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7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9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7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a85300" draw:opacity="100%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paragraph" style:name="a912">
      <style:paragraph-properties fo:line-height="90%" fo:text-align="left" style:tab-stop-distance="1.1021in" fo:margin-left="0.27552in" fo:margin-right="0in" fo:text-indent="-0.27552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8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880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8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85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8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88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7347in" style:font-size-asian="0.67347in" style:font-size-complex="0.6734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0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a85300" draw:opacity="100%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7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3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a85300" draw:opacity="100%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7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6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666666" draw:opacity="100%" draw:stroke="solid" svg:stroke-width="0in" svg:stroke-color="#ff0000" svg:stroke-opacity="100%" draw:auto-grow-width="false" draw:auto-grow-height="false"/>
      <style:paragraph-properties style:font-independent-line-spacing="false" style:writing-mode="lr-tb"/>
    </style:style>
    <style:style style:family="text" style:name="a7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0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a85300" draw:opacity="100%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paragraph" style:name="a728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9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a85300" draw:opacity="100%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paragraph" style:name="a692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3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a85300" draw:opacity="100%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694">
      <style:text-properties fo:font-variant="normal" fo:text-transform="none" fo:color="#a853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9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drawing-page" style:name="a921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7347in" style:font-size-asian="0.67347in" style:font-size-complex="0.6734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3">
      <style:paragraph-properties fo:line-height="90%" fo:text-align="left" style:tab-stop-distance="1.102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9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ffff" svg:stroke-opacity="100%" draw:auto-grow-width="false" draw:auto-grow-height="false"/>
      <style:paragraph-properties style:font-independent-line-spacing="false" style:writing-mode="lr-tb"/>
    </style:style>
    <style:style style:family="presentation" style:name="a9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70%" fo:text-align="left" style:tab-stop-distance="1.1021in" fo:margin-left="0.27552in" fo:margin-right="0in" fo:text-indent="-0.27552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90">
      <style:paragraph-properties fo:line-height="90%" fo:text-align="left" style:tab-stop-distance="1.102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29">
      <style:paragraph-properties fo:line-height="70%" fo:text-align="left" style:tab-stop-distance="1.102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90%" fo:text-align="left" style:tab-stop-distance="1.1021in" fo:margin-left="0.27552in" fo:margin-right="0in" fo:text-indent="-0.27552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90%" fo:text-align="left" style:tab-stop-distance="1.1021in" fo:margin-left="0.27552in" fo:margin-right="0in" fo:text-indent="-0.27552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90%" fo:text-align="left" style:tab-stop-distance="1.1021in" fo:margin-left="0.27552in" fo:margin-right="0in" fo:text-indent="-0.27552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2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a85300" draw:opacity="100%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7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5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a85300" draw:opacity="100%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7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8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666666" draw:opacity="100%" draw:stroke="solid" svg:stroke-width="0in" svg:stroke-color="#ff0000" svg:stroke-opacity="100%" draw:auto-grow-width="false" draw:auto-grow-height="false"/>
      <style:paragraph-properties style:font-independent-line-spacing="false" style:writing-mode="lr-tb"/>
    </style:style>
    <style:style style:family="text" style:name="a7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32">
      <style:paragraph-properties fo:line-height="70%" fo:text-align="left" style:tab-stop-distance="1.102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35">
      <style:paragraph-properties fo:line-height="70%" fo:text-align="left" style:tab-stop-distance="1.102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70%" fo:text-align="left" style:tab-stop-distance="1.1021in" fo:margin-left="0.27552in" fo:margin-right="0in" fo:text-indent="-0.27552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1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a85300" draw:opacity="100%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7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4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a85300" draw:opacity="100%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7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7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a85300" draw:opacity="100%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7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41">
      <style:paragraph-properties fo:line-height="70%" fo:text-align="left" style:tab-stop-distance="1.102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44">
      <style:paragraph-properties fo:line-height="70%" fo:text-align="left" style:tab-stop-distance="1.102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47">
      <style:paragraph-properties fo:line-height="70%" fo:text-align="left" style:tab-stop-distance="1.102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649">
      <text:list-level-style-bullet text:level="1" text:bullet-char="●">
        <style:list-level-properties text:space-before="0in" text:min-label-width="0.27552in"/>
        <style:text-properties fo:font-family="StarSymbol" fo:font-size="45%"/>
      </text:list-level-style-bullet>
      <text:list-level-style-bullet text:level="2" text:bullet-char="●">
        <style:list-level-properties text:space-before="0.55105in" text:min-label-width="0.27552in"/>
        <style:text-properties fo:font-family="StarSymbol" fo:font-size="45%"/>
      </text:list-level-style-bullet>
      <text:list-level-style-bullet text:level="3" text:bullet-char="●">
        <style:list-level-properties text:space-before="1.1021in" text:min-label-width="0.27552in"/>
        <style:text-properties fo:font-family="StarSymbol" fo:font-size="45%"/>
      </text:list-level-style-bullet>
      <text:list-level-style-bullet text:level="4" text:bullet-char="●">
        <style:list-level-properties text:space-before="1.65315in" text:min-label-width="0.27552in"/>
        <style:text-properties fo:font-family="StarSymbol" fo:font-size="45%"/>
      </text:list-level-style-bullet>
      <text:list-level-style-bullet text:level="5" text:bullet-char="●">
        <style:list-level-properties text:space-before="2.2042in" text:min-label-width="0.27552in"/>
        <style:text-properties fo:font-family="StarSymbol" fo:font-size="45%"/>
      </text:list-level-style-bullet>
      <text:list-level-style-bullet text:level="6" text:bullet-char="●">
        <style:list-level-properties text:space-before="2.75525in" text:min-label-width="0.27552in"/>
        <style:text-properties fo:font-family="StarSymbol" fo:font-size="45%"/>
      </text:list-level-style-bullet>
      <text:list-level-style-bullet text:level="7" text:bullet-char="●">
        <style:list-level-properties text:space-before="3.3063in" text:min-label-width="0.27552in"/>
        <style:text-properties fo:font-family="StarSymbol" fo:font-size="45%"/>
      </text:list-level-style-bullet>
      <text:list-level-style-bullet text:level="8" text:bullet-char="●">
        <style:list-level-properties text:space-before="3.85735in" text:min-label-width="0.27552in"/>
        <style:text-properties fo:font-family="StarSymbol" fo:font-size="45%"/>
      </text:list-level-style-bullet>
      <text:list-level-style-bullet text:level="9" text:bullet-char="●">
        <style:list-level-properties text:space-before="4.4084in" text:min-label-width="0.27552in"/>
        <style:text-properties fo:font-family="StarSymbol" fo:font-size="45%"/>
      </text:list-level-style-bullet>
    </text:list-style>
    <text:list-style style:name="a930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5105in"/>
        <style:text-properties fo:font-family="StarSymbol" fo:font-size="75%"/>
      </text:list-level-style-bullet>
      <text:list-level-style-bullet text:level="4" text:bullet-char="–">
        <style:list-level-properties text:space-before="1.1021in"/>
        <style:text-properties fo:font-family="StarSymbol" fo:font-size="75%"/>
      </text:list-level-style-bullet>
      <text:list-level-style-bullet text:level="5" text:bullet-char="–">
        <style:list-level-properties text:space-before="1.65315in"/>
        <style:text-properties fo:font-family="StarSymbol" fo:font-size="75%"/>
      </text:list-level-style-bullet>
      <text:list-level-style-bullet text:level="6" text:bullet-char="–">
        <style:list-level-properties text:space-before="2.2042in"/>
        <style:text-properties fo:font-family="StarSymbol" fo:font-size="75%"/>
      </text:list-level-style-bullet>
      <text:list-level-style-bullet text:level="7" text:bullet-char="–">
        <style:list-level-properties text:space-before="2.75525in"/>
        <style:text-properties fo:font-family="StarSymbol" fo:font-size="75%"/>
      </text:list-level-style-bullet>
      <text:list-level-style-bullet text:level="8" text:bullet-char="–">
        <style:list-level-properties text:space-before="3.3063in"/>
        <style:text-properties fo:font-family="StarSymbol" fo:font-size="75%"/>
      </text:list-level-style-bullet>
      <text:list-level-style-bullet text:level="9" text:bullet-char="–">
        <style:list-level-properties text:space-before="3.85735in"/>
        <style:text-properties fo:font-family="StarSymbol" fo:font-size="75%"/>
      </text:list-level-style-bullet>
    </text:list-style>
    <text:list-style style:name="a933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5105in"/>
        <style:text-properties fo:font-family="StarSymbol" fo:font-size="75%"/>
      </text:list-level-style-bullet>
      <text:list-level-style-bullet text:level="4" text:bullet-char="–">
        <style:list-level-properties text:space-before="1.1021in"/>
        <style:text-properties fo:font-family="StarSymbol" fo:font-size="75%"/>
      </text:list-level-style-bullet>
      <text:list-level-style-bullet text:level="5" text:bullet-char="–">
        <style:list-level-properties text:space-before="1.65315in"/>
        <style:text-properties fo:font-family="StarSymbol" fo:font-size="75%"/>
      </text:list-level-style-bullet>
      <text:list-level-style-bullet text:level="6" text:bullet-char="–">
        <style:list-level-properties text:space-before="2.2042in"/>
        <style:text-properties fo:font-family="StarSymbol" fo:font-size="75%"/>
      </text:list-level-style-bullet>
      <text:list-level-style-bullet text:level="7" text:bullet-char="–">
        <style:list-level-properties text:space-before="2.75525in"/>
        <style:text-properties fo:font-family="StarSymbol" fo:font-size="75%"/>
      </text:list-level-style-bullet>
      <text:list-level-style-bullet text:level="8" text:bullet-char="–">
        <style:list-level-properties text:space-before="3.3063in"/>
        <style:text-properties fo:font-family="StarSymbol" fo:font-size="75%"/>
      </text:list-level-style-bullet>
      <text:list-level-style-bullet text:level="9" text:bullet-char="–">
        <style:list-level-properties text:space-before="3.85735in"/>
        <style:text-properties fo:font-family="StarSymbol" fo:font-size="75%"/>
      </text:list-level-style-bullet>
    </text:list-style>
    <text:list-style style:name="a936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5105in"/>
        <style:text-properties fo:font-family="StarSymbol" fo:font-size="75%"/>
      </text:list-level-style-bullet>
      <text:list-level-style-bullet text:level="4" text:bullet-char="–">
        <style:list-level-properties text:space-before="1.1021in"/>
        <style:text-properties fo:font-family="StarSymbol" fo:font-size="75%"/>
      </text:list-level-style-bullet>
      <text:list-level-style-bullet text:level="5" text:bullet-char="–">
        <style:list-level-properties text:space-before="1.65315in"/>
        <style:text-properties fo:font-family="StarSymbol" fo:font-size="75%"/>
      </text:list-level-style-bullet>
      <text:list-level-style-bullet text:level="6" text:bullet-char="–">
        <style:list-level-properties text:space-before="2.2042in"/>
        <style:text-properties fo:font-family="StarSymbol" fo:font-size="75%"/>
      </text:list-level-style-bullet>
      <text:list-level-style-bullet text:level="7" text:bullet-char="–">
        <style:list-level-properties text:space-before="2.75525in"/>
        <style:text-properties fo:font-family="StarSymbol" fo:font-size="75%"/>
      </text:list-level-style-bullet>
      <text:list-level-style-bullet text:level="8" text:bullet-char="–">
        <style:list-level-properties text:space-before="3.3063in"/>
        <style:text-properties fo:font-family="StarSymbol" fo:font-size="75%"/>
      </text:list-level-style-bullet>
      <text:list-level-style-bullet text:level="9" text:bullet-char="–">
        <style:list-level-properties text:space-before="3.85735in"/>
        <style:text-properties fo:font-family="StarSymbol" fo:font-size="75%"/>
      </text:list-level-style-bullet>
    </text:list-style>
    <text:list-style style:name="a939">
      <text:list-level-style-bullet text:level="1" text:bullet-char="●">
        <style:list-level-properties text:space-before="0in" text:min-label-width="0.27552in"/>
        <style:text-properties fo:font-family="StarSymbol" fo:font-size="45%"/>
      </text:list-level-style-bullet>
      <text:list-level-style-bullet text:level="2" text:bullet-char="●">
        <style:list-level-properties text:space-before="0.55105in" text:min-label-width="0.27552in"/>
        <style:text-properties fo:font-family="StarSymbol" fo:font-size="45%"/>
      </text:list-level-style-bullet>
      <text:list-level-style-bullet text:level="3" text:bullet-char="●">
        <style:list-level-properties text:space-before="1.1021in" text:min-label-width="0.27552in"/>
        <style:text-properties fo:font-family="StarSymbol" fo:font-size="45%"/>
      </text:list-level-style-bullet>
      <text:list-level-style-bullet text:level="4" text:bullet-char="●">
        <style:list-level-properties text:space-before="1.65315in" text:min-label-width="0.27552in"/>
        <style:text-properties fo:font-family="StarSymbol" fo:font-size="45%"/>
      </text:list-level-style-bullet>
      <text:list-level-style-bullet text:level="5" text:bullet-char="●">
        <style:list-level-properties text:space-before="2.2042in" text:min-label-width="0.27552in"/>
        <style:text-properties fo:font-family="StarSymbol" fo:font-size="45%"/>
      </text:list-level-style-bullet>
      <text:list-level-style-bullet text:level="6" text:bullet-char="●">
        <style:list-level-properties text:space-before="2.75525in" text:min-label-width="0.27552in"/>
        <style:text-properties fo:font-family="StarSymbol" fo:font-size="45%"/>
      </text:list-level-style-bullet>
      <text:list-level-style-bullet text:level="7" text:bullet-char="●">
        <style:list-level-properties text:space-before="3.3063in" text:min-label-width="0.27552in"/>
        <style:text-properties fo:font-family="StarSymbol" fo:font-size="45%"/>
      </text:list-level-style-bullet>
      <text:list-level-style-bullet text:level="8" text:bullet-char="●">
        <style:list-level-properties text:space-before="3.85735in" text:min-label-width="0.27552in"/>
        <style:text-properties fo:font-family="StarSymbol" fo:font-size="45%"/>
      </text:list-level-style-bullet>
      <text:list-level-style-bullet text:level="9" text:bullet-char="●">
        <style:list-level-properties text:space-before="4.4084in" text:min-label-width="0.27552in"/>
        <style:text-properties fo:font-family="StarSymbol" fo:font-size="45%"/>
      </text:list-level-style-bullet>
    </text:list-style>
    <text:list-style style:name="a622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5105in"/>
        <style:text-properties fo:font-family="StarSymbol" fo:font-size="75%"/>
      </text:list-level-style-bullet>
      <text:list-level-style-bullet text:level="4" text:bullet-char="–">
        <style:list-level-properties text:space-before="1.1021in"/>
        <style:text-properties fo:font-family="StarSymbol" fo:font-size="75%"/>
      </text:list-level-style-bullet>
      <text:list-level-style-bullet text:level="5" text:bullet-char="–">
        <style:list-level-properties text:space-before="1.65315in"/>
        <style:text-properties fo:font-family="StarSymbol" fo:font-size="75%"/>
      </text:list-level-style-bullet>
      <text:list-level-style-bullet text:level="6" text:bullet-char="–">
        <style:list-level-properties text:space-before="2.2042in"/>
        <style:text-properties fo:font-family="StarSymbol" fo:font-size="75%"/>
      </text:list-level-style-bullet>
      <text:list-level-style-bullet text:level="7" text:bullet-char="–">
        <style:list-level-properties text:space-before="2.75525in"/>
        <style:text-properties fo:font-family="StarSymbol" fo:font-size="75%"/>
      </text:list-level-style-bullet>
      <text:list-level-style-bullet text:level="8" text:bullet-char="–">
        <style:list-level-properties text:space-before="3.3063in"/>
        <style:text-properties fo:font-family="StarSymbol" fo:font-size="75%"/>
      </text:list-level-style-bullet>
      <text:list-level-style-bullet text:level="9" text:bullet-char="–">
        <style:list-level-properties text:space-before="3.85735in"/>
        <style:text-properties fo:font-family="StarSymbol" fo:font-size="75%"/>
      </text:list-level-style-bullet>
    </text:list-style>
    <text:list-style style:name="a894">
      <text:list-level-style-bullet text:level="1" text:bullet-char="●">
        <style:list-level-properties text:space-before="0in" text:min-label-width="0.27552in"/>
        <style:text-properties fo:font-family="StarSymbol" fo:font-size="45%"/>
      </text:list-level-style-bullet>
      <text:list-level-style-bullet text:level="2" text:bullet-char="●">
        <style:list-level-properties text:space-before="0.55105in" text:min-label-width="0.27552in"/>
        <style:text-properties fo:font-family="StarSymbol" fo:font-size="45%"/>
      </text:list-level-style-bullet>
      <text:list-level-style-bullet text:level="3" text:bullet-char="●">
        <style:list-level-properties text:space-before="1.1021in" text:min-label-width="0.27552in"/>
        <style:text-properties fo:font-family="StarSymbol" fo:font-size="45%"/>
      </text:list-level-style-bullet>
      <text:list-level-style-bullet text:level="4" text:bullet-char="●">
        <style:list-level-properties text:space-before="1.65315in" text:min-label-width="0.27552in"/>
        <style:text-properties fo:font-family="StarSymbol" fo:font-size="45%"/>
      </text:list-level-style-bullet>
      <text:list-level-style-bullet text:level="5" text:bullet-char="●">
        <style:list-level-properties text:space-before="2.2042in" text:min-label-width="0.27552in"/>
        <style:text-properties fo:font-family="StarSymbol" fo:font-size="45%"/>
      </text:list-level-style-bullet>
      <text:list-level-style-bullet text:level="6" text:bullet-char="●">
        <style:list-level-properties text:space-before="2.75525in" text:min-label-width="0.27552in"/>
        <style:text-properties fo:font-family="StarSymbol" fo:font-size="45%"/>
      </text:list-level-style-bullet>
      <text:list-level-style-bullet text:level="7" text:bullet-char="●">
        <style:list-level-properties text:space-before="3.3063in" text:min-label-width="0.27552in"/>
        <style:text-properties fo:font-family="StarSymbol" fo:font-size="45%"/>
      </text:list-level-style-bullet>
      <text:list-level-style-bullet text:level="8" text:bullet-char="●">
        <style:list-level-properties text:space-before="3.85735in" text:min-label-width="0.27552in"/>
        <style:text-properties fo:font-family="StarSymbol" fo:font-size="45%"/>
      </text:list-level-style-bullet>
      <text:list-level-style-bullet text:level="9" text:bullet-char="●">
        <style:list-level-properties text:space-before="4.4084in" text:min-label-width="0.27552in"/>
        <style:text-properties fo:font-family="StarSymbol" fo:font-size="45%"/>
      </text:list-level-style-bullet>
    </text:list-style>
    <text:list-style style:name="a626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5105in"/>
        <style:text-properties fo:font-family="StarSymbol" fo:font-size="75%"/>
      </text:list-level-style-bullet>
      <text:list-level-style-bullet text:level="4" text:bullet-char="–">
        <style:list-level-properties text:space-before="1.1021in"/>
        <style:text-properties fo:font-family="StarSymbol" fo:font-size="75%"/>
      </text:list-level-style-bullet>
      <text:list-level-style-bullet text:level="5" text:bullet-char="–">
        <style:list-level-properties text:space-before="1.65315in"/>
        <style:text-properties fo:font-family="StarSymbol" fo:font-size="75%"/>
      </text:list-level-style-bullet>
      <text:list-level-style-bullet text:level="6" text:bullet-char="–">
        <style:list-level-properties text:space-before="2.2042in"/>
        <style:text-properties fo:font-family="StarSymbol" fo:font-size="75%"/>
      </text:list-level-style-bullet>
      <text:list-level-style-bullet text:level="7" text:bullet-char="–">
        <style:list-level-properties text:space-before="2.75525in"/>
        <style:text-properties fo:font-family="StarSymbol" fo:font-size="75%"/>
      </text:list-level-style-bullet>
      <text:list-level-style-bullet text:level="8" text:bullet-char="–">
        <style:list-level-properties text:space-before="3.3063in"/>
        <style:text-properties fo:font-family="StarSymbol" fo:font-size="75%"/>
      </text:list-level-style-bullet>
      <text:list-level-style-bullet text:level="9" text:bullet-char="–">
        <style:list-level-properties text:space-before="3.85735in"/>
        <style:text-properties fo:font-family="StarSymbol" fo:font-size="75%"/>
      </text:list-level-style-bullet>
    </text:list-style>
    <text:list-style style:name="a927">
      <text:list-level-style-bullet text:level="1" text:bullet-char="●">
        <style:list-level-properties text:space-before="0in" text:min-label-width="0.27552in"/>
        <style:text-properties fo:font-family="StarSymbol" fo:font-size="45%"/>
      </text:list-level-style-bullet>
      <text:list-level-style-bullet text:level="2" text:bullet-char="●">
        <style:list-level-properties text:space-before="0.55105in" text:min-label-width="0.27552in"/>
        <style:text-properties fo:font-family="StarSymbol" fo:font-size="45%"/>
      </text:list-level-style-bullet>
      <text:list-level-style-bullet text:level="3" text:bullet-char="●">
        <style:list-level-properties text:space-before="1.1021in" text:min-label-width="0.27552in"/>
        <style:text-properties fo:font-family="StarSymbol" fo:font-size="45%"/>
      </text:list-level-style-bullet>
      <text:list-level-style-bullet text:level="4" text:bullet-char="●">
        <style:list-level-properties text:space-before="1.65315in" text:min-label-width="0.27552in"/>
        <style:text-properties fo:font-family="StarSymbol" fo:font-size="45%"/>
      </text:list-level-style-bullet>
      <text:list-level-style-bullet text:level="5" text:bullet-char="●">
        <style:list-level-properties text:space-before="2.2042in" text:min-label-width="0.27552in"/>
        <style:text-properties fo:font-family="StarSymbol" fo:font-size="45%"/>
      </text:list-level-style-bullet>
      <text:list-level-style-bullet text:level="6" text:bullet-char="●">
        <style:list-level-properties text:space-before="2.75525in" text:min-label-width="0.27552in"/>
        <style:text-properties fo:font-family="StarSymbol" fo:font-size="45%"/>
      </text:list-level-style-bullet>
      <text:list-level-style-bullet text:level="7" text:bullet-char="●">
        <style:list-level-properties text:space-before="3.3063in" text:min-label-width="0.27552in"/>
        <style:text-properties fo:font-family="StarSymbol" fo:font-size="45%"/>
      </text:list-level-style-bullet>
      <text:list-level-style-bullet text:level="8" text:bullet-char="●">
        <style:list-level-properties text:space-before="3.85735in" text:min-label-width="0.27552in"/>
        <style:text-properties fo:font-family="StarSymbol" fo:font-size="45%"/>
      </text:list-level-style-bullet>
      <text:list-level-style-bullet text:level="9" text:bullet-char="●">
        <style:list-level-properties text:space-before="4.4084in" text:min-label-width="0.27552in"/>
        <style:text-properties fo:font-family="StarSymbol" fo:font-size="45%"/>
      </text:list-level-style-bullet>
    </text:list-style>
    <text:list-style style:name="a595">
      <text:list-level-style-bullet text:level="1" text:bullet-char="●">
        <style:list-level-properties text:space-before="0in" text:min-label-width="0.27552in"/>
        <style:text-properties fo:font-family="StarSymbol" fo:font-size="45%"/>
      </text:list-level-style-bullet>
      <text:list-level-style-bullet text:level="2" text:bullet-char="●">
        <style:list-level-properties text:space-before="0.55105in" text:min-label-width="0.27552in"/>
        <style:text-properties fo:font-family="StarSymbol" fo:font-size="45%"/>
      </text:list-level-style-bullet>
      <text:list-level-style-bullet text:level="3" text:bullet-char="●">
        <style:list-level-properties text:space-before="1.1021in" text:min-label-width="0.27552in"/>
        <style:text-properties fo:font-family="StarSymbol" fo:font-size="45%"/>
      </text:list-level-style-bullet>
      <text:list-level-style-bullet text:level="4" text:bullet-char="●">
        <style:list-level-properties text:space-before="1.65315in" text:min-label-width="0.27552in"/>
        <style:text-properties fo:font-family="StarSymbol" fo:font-size="45%"/>
      </text:list-level-style-bullet>
      <text:list-level-style-bullet text:level="5" text:bullet-char="●">
        <style:list-level-properties text:space-before="2.2042in" text:min-label-width="0.27552in"/>
        <style:text-properties fo:font-family="StarSymbol" fo:font-size="45%"/>
      </text:list-level-style-bullet>
      <text:list-level-style-bullet text:level="6" text:bullet-char="●">
        <style:list-level-properties text:space-before="2.75525in" text:min-label-width="0.27552in"/>
        <style:text-properties fo:font-family="StarSymbol" fo:font-size="45%"/>
      </text:list-level-style-bullet>
      <text:list-level-style-bullet text:level="7" text:bullet-char="●">
        <style:list-level-properties text:space-before="3.3063in" text:min-label-width="0.27552in"/>
        <style:text-properties fo:font-family="StarSymbol" fo:font-size="45%"/>
      </text:list-level-style-bullet>
      <text:list-level-style-bullet text:level="8" text:bullet-char="●">
        <style:list-level-properties text:space-before="3.85735in" text:min-label-width="0.27552in"/>
        <style:text-properties fo:font-family="StarSymbol" fo:font-size="45%"/>
      </text:list-level-style-bullet>
      <text:list-level-style-bullet text:level="9" text:bullet-char="●">
        <style:list-level-properties text:space-before="4.4084in" text:min-label-width="0.27552in"/>
        <style:text-properties fo:font-family="StarSymbol" fo:font-size="45%"/>
      </text:list-level-style-bullet>
    </text:list-style>
    <text:list-style style:name="a897">
      <text:list-level-style-bullet text:level="1" text:bullet-char="●">
        <style:list-level-properties text:space-before="0in" text:min-label-width="0.27552in"/>
        <style:text-properties fo:font-family="StarSymbol" fo:font-size="45%"/>
      </text:list-level-style-bullet>
      <text:list-level-style-bullet text:level="2" text:bullet-char="●">
        <style:list-level-properties text:space-before="0.55105in" text:min-label-width="0.27552in"/>
        <style:text-properties fo:font-family="StarSymbol" fo:font-size="45%"/>
      </text:list-level-style-bullet>
      <text:list-level-style-bullet text:level="3" text:bullet-char="●">
        <style:list-level-properties text:space-before="1.1021in" text:min-label-width="0.27552in"/>
        <style:text-properties fo:font-family="StarSymbol" fo:font-size="45%"/>
      </text:list-level-style-bullet>
      <text:list-level-style-bullet text:level="4" text:bullet-char="●">
        <style:list-level-properties text:space-before="1.65315in" text:min-label-width="0.27552in"/>
        <style:text-properties fo:font-family="StarSymbol" fo:font-size="45%"/>
      </text:list-level-style-bullet>
      <text:list-level-style-bullet text:level="5" text:bullet-char="●">
        <style:list-level-properties text:space-before="2.2042in" text:min-label-width="0.27552in"/>
        <style:text-properties fo:font-family="StarSymbol" fo:font-size="45%"/>
      </text:list-level-style-bullet>
      <text:list-level-style-bullet text:level="6" text:bullet-char="●">
        <style:list-level-properties text:space-before="2.75525in" text:min-label-width="0.27552in"/>
        <style:text-properties fo:font-family="StarSymbol" fo:font-size="45%"/>
      </text:list-level-style-bullet>
      <text:list-level-style-bullet text:level="7" text:bullet-char="●">
        <style:list-level-properties text:space-before="3.3063in" text:min-label-width="0.27552in"/>
        <style:text-properties fo:font-family="StarSymbol" fo:font-size="45%"/>
      </text:list-level-style-bullet>
      <text:list-level-style-bullet text:level="8" text:bullet-char="●">
        <style:list-level-properties text:space-before="3.85735in" text:min-label-width="0.27552in"/>
        <style:text-properties fo:font-family="StarSymbol" fo:font-size="45%"/>
      </text:list-level-style-bullet>
      <text:list-level-style-bullet text:level="9" text:bullet-char="●">
        <style:list-level-properties text:space-before="4.4084in" text:min-label-width="0.27552in"/>
        <style:text-properties fo:font-family="StarSymbol" fo:font-size="45%"/>
      </text:list-level-style-bullet>
    </text:list-style>
    <text:list-style style:name="a968">
      <text:list-level-style-bullet text:level="1" text:bullet-char="•">
        <style:list-level-properties text:space-before="0in" text:min-label-width="0.2755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05in" text:min-label-width="0.2755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1in" text:min-label-width="0.2755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15in" text:min-label-width="0.2755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2in" text:min-label-width="0.2755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525in" text:min-label-width="0.2755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3063in" text:min-label-width="0.2755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85735in" text:min-label-width="0.2755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4084in" text:min-label-width="0.27552in"/>
        <style:text-properties fo:font-family="Arial" style:font-family-generic="swiss" style:font-pitch="variable" fo:font-size="100%"/>
      </text:list-level-style-bullet>
    </text:list-style>
    <text:list-style style:name="a612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5105in"/>
        <style:text-properties fo:font-family="StarSymbol" fo:font-size="75%"/>
      </text:list-level-style-bullet>
      <text:list-level-style-bullet text:level="4" text:bullet-char="–">
        <style:list-level-properties text:space-before="1.1021in"/>
        <style:text-properties fo:font-family="StarSymbol" fo:font-size="75%"/>
      </text:list-level-style-bullet>
      <text:list-level-style-bullet text:level="5" text:bullet-char="–">
        <style:list-level-properties text:space-before="1.65315in"/>
        <style:text-properties fo:font-family="StarSymbol" fo:font-size="75%"/>
      </text:list-level-style-bullet>
      <text:list-level-style-bullet text:level="6" text:bullet-char="–">
        <style:list-level-properties text:space-before="2.2042in"/>
        <style:text-properties fo:font-family="StarSymbol" fo:font-size="75%"/>
      </text:list-level-style-bullet>
      <text:list-level-style-bullet text:level="7" text:bullet-char="–">
        <style:list-level-properties text:space-before="2.75525in"/>
        <style:text-properties fo:font-family="StarSymbol" fo:font-size="75%"/>
      </text:list-level-style-bullet>
      <text:list-level-style-bullet text:level="8" text:bullet-char="–">
        <style:list-level-properties text:space-before="3.3063in"/>
        <style:text-properties fo:font-family="StarSymbol" fo:font-size="75%"/>
      </text:list-level-style-bullet>
      <text:list-level-style-bullet text:level="9" text:bullet-char="–">
        <style:list-level-properties text:space-before="3.85735in"/>
        <style:text-properties fo:font-family="StarSymbol" fo:font-size="75%"/>
      </text:list-level-style-bullet>
    </text:list-style>
    <text:list-style style:name="a913">
      <text:list-level-style-bullet text:level="1" text:bullet-char="●">
        <style:list-level-properties text:space-before="0in" text:min-label-width="0.27552in"/>
        <style:text-properties fo:font-family="StarSymbol" fo:font-size="45%"/>
      </text:list-level-style-bullet>
      <text:list-level-style-bullet text:level="2" text:bullet-char="●">
        <style:list-level-properties text:space-before="0.55105in" text:min-label-width="0.27552in"/>
        <style:text-properties fo:font-family="StarSymbol" fo:font-size="45%"/>
      </text:list-level-style-bullet>
      <text:list-level-style-bullet text:level="3" text:bullet-char="●">
        <style:list-level-properties text:space-before="1.1021in" text:min-label-width="0.27552in"/>
        <style:text-properties fo:font-family="StarSymbol" fo:font-size="45%"/>
      </text:list-level-style-bullet>
      <text:list-level-style-bullet text:level="4" text:bullet-char="●">
        <style:list-level-properties text:space-before="1.65315in" text:min-label-width="0.27552in"/>
        <style:text-properties fo:font-family="StarSymbol" fo:font-size="45%"/>
      </text:list-level-style-bullet>
      <text:list-level-style-bullet text:level="5" text:bullet-char="●">
        <style:list-level-properties text:space-before="2.2042in" text:min-label-width="0.27552in"/>
        <style:text-properties fo:font-family="StarSymbol" fo:font-size="45%"/>
      </text:list-level-style-bullet>
      <text:list-level-style-bullet text:level="6" text:bullet-char="●">
        <style:list-level-properties text:space-before="2.75525in" text:min-label-width="0.27552in"/>
        <style:text-properties fo:font-family="StarSymbol" fo:font-size="45%"/>
      </text:list-level-style-bullet>
      <text:list-level-style-bullet text:level="7" text:bullet-char="●">
        <style:list-level-properties text:space-before="3.3063in" text:min-label-width="0.27552in"/>
        <style:text-properties fo:font-family="StarSymbol" fo:font-size="45%"/>
      </text:list-level-style-bullet>
      <text:list-level-style-bullet text:level="8" text:bullet-char="●">
        <style:list-level-properties text:space-before="3.85735in" text:min-label-width="0.27552in"/>
        <style:text-properties fo:font-family="StarSymbol" fo:font-size="45%"/>
      </text:list-level-style-bullet>
      <text:list-level-style-bullet text:level="9" text:bullet-char="●">
        <style:list-level-properties text:space-before="4.4084in" text:min-label-width="0.27552in"/>
        <style:text-properties fo:font-family="StarSymbol" fo:font-size="45%"/>
      </text:list-level-style-bullet>
    </text:list-style>
    <text:list-style style:name="a580">
      <text:list-level-style-bullet text:level="1" text:bullet-char="•">
        <style:list-level-properties text:space-before="0in" text:min-label-width="0.2755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05in" text:min-label-width="0.2755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1in" text:min-label-width="0.2755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15in" text:min-label-width="0.2755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2in" text:min-label-width="0.2755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525in" text:min-label-width="0.2755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3063in" text:min-label-width="0.2755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85735in" text:min-label-width="0.2755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4084in" text:min-label-width="0.27552in"/>
        <style:text-properties fo:font-family="Arial" style:font-family-generic="swiss" style:font-pitch="variable" fo:font-size="100%"/>
      </text:list-level-style-bullet>
    </text:list-style>
    <text:list-style style:name="a951">
      <text:list-level-style-bullet text:level="1" text:bullet-char="●">
        <style:list-level-properties text:space-before="0in" text:min-label-width="0.27552in"/>
        <style:text-properties fo:font-family="StarSymbol" fo:font-size="45%"/>
      </text:list-level-style-bullet>
      <text:list-level-style-bullet text:level="2" text:bullet-char="●">
        <style:list-level-properties text:space-before="0.55105in" text:min-label-width="0.27552in"/>
        <style:text-properties fo:font-family="StarSymbol" fo:font-size="45%"/>
      </text:list-level-style-bullet>
      <text:list-level-style-bullet text:level="3" text:bullet-char="●">
        <style:list-level-properties text:space-before="1.1021in" text:min-label-width="0.27552in"/>
        <style:text-properties fo:font-family="StarSymbol" fo:font-size="45%"/>
      </text:list-level-style-bullet>
      <text:list-level-style-bullet text:level="4" text:bullet-char="●">
        <style:list-level-properties text:space-before="1.65315in" text:min-label-width="0.27552in"/>
        <style:text-properties fo:font-family="StarSymbol" fo:font-size="45%"/>
      </text:list-level-style-bullet>
      <text:list-level-style-bullet text:level="5" text:bullet-char="●">
        <style:list-level-properties text:space-before="2.2042in" text:min-label-width="0.27552in"/>
        <style:text-properties fo:font-family="StarSymbol" fo:font-size="45%"/>
      </text:list-level-style-bullet>
      <text:list-level-style-bullet text:level="6" text:bullet-char="●">
        <style:list-level-properties text:space-before="2.75525in" text:min-label-width="0.27552in"/>
        <style:text-properties fo:font-family="StarSymbol" fo:font-size="45%"/>
      </text:list-level-style-bullet>
      <text:list-level-style-bullet text:level="7" text:bullet-char="●">
        <style:list-level-properties text:space-before="3.3063in" text:min-label-width="0.27552in"/>
        <style:text-properties fo:font-family="StarSymbol" fo:font-size="45%"/>
      </text:list-level-style-bullet>
      <text:list-level-style-bullet text:level="8" text:bullet-char="●">
        <style:list-level-properties text:space-before="3.85735in" text:min-label-width="0.27552in"/>
        <style:text-properties fo:font-family="StarSymbol" fo:font-size="45%"/>
      </text:list-level-style-bullet>
      <text:list-level-style-bullet text:level="9" text:bullet-char="●">
        <style:list-level-properties text:space-before="4.4084in" text:min-label-width="0.27552in"/>
        <style:text-properties fo:font-family="StarSymbol" fo:font-size="45%"/>
      </text:list-level-style-bullet>
    </text:list-style>
    <text:list-style style:name="a615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5105in"/>
        <style:text-properties fo:font-family="StarSymbol" fo:font-size="75%"/>
      </text:list-level-style-bullet>
      <text:list-level-style-bullet text:level="4" text:bullet-char="–">
        <style:list-level-properties text:space-before="1.1021in"/>
        <style:text-properties fo:font-family="StarSymbol" fo:font-size="75%"/>
      </text:list-level-style-bullet>
      <text:list-level-style-bullet text:level="5" text:bullet-char="–">
        <style:list-level-properties text:space-before="1.65315in"/>
        <style:text-properties fo:font-family="StarSymbol" fo:font-size="75%"/>
      </text:list-level-style-bullet>
      <text:list-level-style-bullet text:level="6" text:bullet-char="–">
        <style:list-level-properties text:space-before="2.2042in"/>
        <style:text-properties fo:font-family="StarSymbol" fo:font-size="75%"/>
      </text:list-level-style-bullet>
      <text:list-level-style-bullet text:level="7" text:bullet-char="–">
        <style:list-level-properties text:space-before="2.75525in"/>
        <style:text-properties fo:font-family="StarSymbol" fo:font-size="75%"/>
      </text:list-level-style-bullet>
      <text:list-level-style-bullet text:level="8" text:bullet-char="–">
        <style:list-level-properties text:space-before="3.3063in"/>
        <style:text-properties fo:font-family="StarSymbol" fo:font-size="75%"/>
      </text:list-level-style-bullet>
      <text:list-level-style-bullet text:level="9" text:bullet-char="–">
        <style:list-level-properties text:space-before="3.85735in"/>
        <style:text-properties fo:font-family="StarSymbol" fo:font-size="75%"/>
      </text:list-level-style-bullet>
    </text:list-style>
    <text:list-style style:name="a954">
      <text:list-level-style-bullet text:level="1" text:bullet-char="●">
        <style:list-level-properties text:space-before="0in" text:min-label-width="0.27552in"/>
        <style:text-properties fo:font-family="StarSymbol" fo:font-size="45%"/>
      </text:list-level-style-bullet>
      <text:list-level-style-bullet text:level="2" text:bullet-char="●">
        <style:list-level-properties text:space-before="0.55105in" text:min-label-width="0.27552in"/>
        <style:text-properties fo:font-family="StarSymbol" fo:font-size="45%"/>
      </text:list-level-style-bullet>
      <text:list-level-style-bullet text:level="3" text:bullet-char="●">
        <style:list-level-properties text:space-before="1.1021in" text:min-label-width="0.27552in"/>
        <style:text-properties fo:font-family="StarSymbol" fo:font-size="45%"/>
      </text:list-level-style-bullet>
      <text:list-level-style-bullet text:level="4" text:bullet-char="●">
        <style:list-level-properties text:space-before="1.65315in" text:min-label-width="0.27552in"/>
        <style:text-properties fo:font-family="StarSymbol" fo:font-size="45%"/>
      </text:list-level-style-bullet>
      <text:list-level-style-bullet text:level="5" text:bullet-char="●">
        <style:list-level-properties text:space-before="2.2042in" text:min-label-width="0.27552in"/>
        <style:text-properties fo:font-family="StarSymbol" fo:font-size="45%"/>
      </text:list-level-style-bullet>
      <text:list-level-style-bullet text:level="6" text:bullet-char="●">
        <style:list-level-properties text:space-before="2.75525in" text:min-label-width="0.27552in"/>
        <style:text-properties fo:font-family="StarSymbol" fo:font-size="45%"/>
      </text:list-level-style-bullet>
      <text:list-level-style-bullet text:level="7" text:bullet-char="●">
        <style:list-level-properties text:space-before="3.3063in" text:min-label-width="0.27552in"/>
        <style:text-properties fo:font-family="StarSymbol" fo:font-size="45%"/>
      </text:list-level-style-bullet>
      <text:list-level-style-bullet text:level="8" text:bullet-char="●">
        <style:list-level-properties text:space-before="3.85735in" text:min-label-width="0.27552in"/>
        <style:text-properties fo:font-family="StarSymbol" fo:font-size="45%"/>
      </text:list-level-style-bullet>
      <text:list-level-style-bullet text:level="9" text:bullet-char="●">
        <style:list-level-properties text:space-before="4.4084in" text:min-label-width="0.27552in"/>
        <style:text-properties fo:font-family="StarSymbol" fo:font-size="45%"/>
      </text:list-level-style-bullet>
    </text:list-style>
    <text:list-style style:name="a619">
      <text:list-level-style-bullet text:level="1" text:bullet-char="●">
        <style:list-level-properties text:space-before="0in" text:min-label-width="0.27552in"/>
        <style:text-properties fo:font-family="StarSymbol" fo:font-size="45%"/>
      </text:list-level-style-bullet>
      <text:list-level-style-bullet text:level="2" text:bullet-char="●">
        <style:list-level-properties text:space-before="0.55105in" text:min-label-width="0.27552in"/>
        <style:text-properties fo:font-family="StarSymbol" fo:font-size="45%"/>
      </text:list-level-style-bullet>
      <text:list-level-style-bullet text:level="3" text:bullet-char="●">
        <style:list-level-properties text:space-before="1.1021in" text:min-label-width="0.27552in"/>
        <style:text-properties fo:font-family="StarSymbol" fo:font-size="45%"/>
      </text:list-level-style-bullet>
      <text:list-level-style-bullet text:level="4" text:bullet-char="●">
        <style:list-level-properties text:space-before="1.65315in" text:min-label-width="0.27552in"/>
        <style:text-properties fo:font-family="StarSymbol" fo:font-size="45%"/>
      </text:list-level-style-bullet>
      <text:list-level-style-bullet text:level="5" text:bullet-char="●">
        <style:list-level-properties text:space-before="2.2042in" text:min-label-width="0.27552in"/>
        <style:text-properties fo:font-family="StarSymbol" fo:font-size="45%"/>
      </text:list-level-style-bullet>
      <text:list-level-style-bullet text:level="6" text:bullet-char="●">
        <style:list-level-properties text:space-before="2.75525in" text:min-label-width="0.27552in"/>
        <style:text-properties fo:font-family="StarSymbol" fo:font-size="45%"/>
      </text:list-level-style-bullet>
      <text:list-level-style-bullet text:level="7" text:bullet-char="●">
        <style:list-level-properties text:space-before="3.3063in" text:min-label-width="0.27552in"/>
        <style:text-properties fo:font-family="StarSymbol" fo:font-size="45%"/>
      </text:list-level-style-bullet>
      <text:list-level-style-bullet text:level="8" text:bullet-char="●">
        <style:list-level-properties text:space-before="3.85735in" text:min-label-width="0.27552in"/>
        <style:text-properties fo:font-family="StarSymbol" fo:font-size="45%"/>
      </text:list-level-style-bullet>
      <text:list-level-style-bullet text:level="9" text:bullet-char="●">
        <style:list-level-properties text:space-before="4.4084in" text:min-label-width="0.27552in"/>
        <style:text-properties fo:font-family="StarSymbol" fo:font-size="45%"/>
      </text:list-level-style-bullet>
    </text:list-style>
    <text:list-style style:name="a957">
      <text:list-level-style-bullet text:level="1" text:bullet-char="●">
        <style:list-level-properties text:space-before="0in" text:min-label-width="0.27552in"/>
        <style:text-properties fo:font-family="StarSymbol" fo:font-size="45%"/>
      </text:list-level-style-bullet>
      <text:list-level-style-bullet text:level="2" text:bullet-char="●">
        <style:list-level-properties text:space-before="0.55105in" text:min-label-width="0.27552in"/>
        <style:text-properties fo:font-family="StarSymbol" fo:font-size="45%"/>
      </text:list-level-style-bullet>
      <text:list-level-style-bullet text:level="3" text:bullet-char="●">
        <style:list-level-properties text:space-before="1.1021in" text:min-label-width="0.27552in"/>
        <style:text-properties fo:font-family="StarSymbol" fo:font-size="45%"/>
      </text:list-level-style-bullet>
      <text:list-level-style-bullet text:level="4" text:bullet-char="●">
        <style:list-level-properties text:space-before="1.65315in" text:min-label-width="0.27552in"/>
        <style:text-properties fo:font-family="StarSymbol" fo:font-size="45%"/>
      </text:list-level-style-bullet>
      <text:list-level-style-bullet text:level="5" text:bullet-char="●">
        <style:list-level-properties text:space-before="2.2042in" text:min-label-width="0.27552in"/>
        <style:text-properties fo:font-family="StarSymbol" fo:font-size="45%"/>
      </text:list-level-style-bullet>
      <text:list-level-style-bullet text:level="6" text:bullet-char="●">
        <style:list-level-properties text:space-before="2.75525in" text:min-label-width="0.27552in"/>
        <style:text-properties fo:font-family="StarSymbol" fo:font-size="45%"/>
      </text:list-level-style-bullet>
      <text:list-level-style-bullet text:level="7" text:bullet-char="●">
        <style:list-level-properties text:space-before="3.3063in" text:min-label-width="0.27552in"/>
        <style:text-properties fo:font-family="StarSymbol" fo:font-size="45%"/>
      </text:list-level-style-bullet>
      <text:list-level-style-bullet text:level="8" text:bullet-char="●">
        <style:list-level-properties text:space-before="3.85735in" text:min-label-width="0.27552in"/>
        <style:text-properties fo:font-family="StarSymbol" fo:font-size="45%"/>
      </text:list-level-style-bullet>
      <text:list-level-style-bullet text:level="9" text:bullet-char="●">
        <style:list-level-properties text:space-before="4.4084in" text:min-label-width="0.27552in"/>
        <style:text-properties fo:font-family="StarSymbol" fo:font-size="45%"/>
      </text:list-level-style-bullet>
    </text:list-style>
    <text:list-style style:name="a900">
      <text:list-level-style-bullet text:level="1" text:bullet-char="●">
        <style:list-level-properties text:space-before="0in" text:min-label-width="0.27552in"/>
        <style:text-properties fo:font-family="StarSymbol" fo:font-size="45%"/>
      </text:list-level-style-bullet>
      <text:list-level-style-bullet text:level="2" text:bullet-char="●">
        <style:list-level-properties text:space-before="0.55105in" text:min-label-width="0.27552in"/>
        <style:text-properties fo:font-family="StarSymbol" fo:font-size="45%"/>
      </text:list-level-style-bullet>
      <text:list-level-style-bullet text:level="3" text:bullet-char="●">
        <style:list-level-properties text:space-before="1.1021in" text:min-label-width="0.27552in"/>
        <style:text-properties fo:font-family="StarSymbol" fo:font-size="45%"/>
      </text:list-level-style-bullet>
      <text:list-level-style-bullet text:level="4" text:bullet-char="●">
        <style:list-level-properties text:space-before="1.65315in" text:min-label-width="0.27552in"/>
        <style:text-properties fo:font-family="StarSymbol" fo:font-size="45%"/>
      </text:list-level-style-bullet>
      <text:list-level-style-bullet text:level="5" text:bullet-char="●">
        <style:list-level-properties text:space-before="2.2042in" text:min-label-width="0.27552in"/>
        <style:text-properties fo:font-family="StarSymbol" fo:font-size="45%"/>
      </text:list-level-style-bullet>
      <text:list-level-style-bullet text:level="6" text:bullet-char="●">
        <style:list-level-properties text:space-before="2.75525in" text:min-label-width="0.27552in"/>
        <style:text-properties fo:font-family="StarSymbol" fo:font-size="45%"/>
      </text:list-level-style-bullet>
      <text:list-level-style-bullet text:level="7" text:bullet-char="●">
        <style:list-level-properties text:space-before="3.3063in" text:min-label-width="0.27552in"/>
        <style:text-properties fo:font-family="StarSymbol" fo:font-size="45%"/>
      </text:list-level-style-bullet>
      <text:list-level-style-bullet text:level="8" text:bullet-char="●">
        <style:list-level-properties text:space-before="3.85735in" text:min-label-width="0.27552in"/>
        <style:text-properties fo:font-family="StarSymbol" fo:font-size="45%"/>
      </text:list-level-style-bullet>
      <text:list-level-style-bullet text:level="9" text:bullet-char="●">
        <style:list-level-properties text:space-before="4.4084in" text:min-label-width="0.27552in"/>
        <style:text-properties fo:font-family="StarSymbol" fo:font-size="45%"/>
      </text:list-level-style-bullet>
    </text:list-style>
    <text:list-style style:name="a600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5105in"/>
        <style:text-properties fo:font-family="StarSymbol" fo:font-size="75%"/>
      </text:list-level-style-bullet>
      <text:list-level-style-bullet text:level="4" text:bullet-char="–">
        <style:list-level-properties text:space-before="1.1021in"/>
        <style:text-properties fo:font-family="StarSymbol" fo:font-size="75%"/>
      </text:list-level-style-bullet>
      <text:list-level-style-bullet text:level="5" text:bullet-char="–">
        <style:list-level-properties text:space-before="1.65315in"/>
        <style:text-properties fo:font-family="StarSymbol" fo:font-size="75%"/>
      </text:list-level-style-bullet>
      <text:list-level-style-bullet text:level="6" text:bullet-char="–">
        <style:list-level-properties text:space-before="2.2042in"/>
        <style:text-properties fo:font-family="StarSymbol" fo:font-size="75%"/>
      </text:list-level-style-bullet>
      <text:list-level-style-bullet text:level="7" text:bullet-char="–">
        <style:list-level-properties text:space-before="2.75525in"/>
        <style:text-properties fo:font-family="StarSymbol" fo:font-size="75%"/>
      </text:list-level-style-bullet>
      <text:list-level-style-bullet text:level="8" text:bullet-char="–">
        <style:list-level-properties text:space-before="3.3063in"/>
        <style:text-properties fo:font-family="StarSymbol" fo:font-size="75%"/>
      </text:list-level-style-bullet>
      <text:list-level-style-bullet text:level="9" text:bullet-char="–">
        <style:list-level-properties text:space-before="3.85735in"/>
        <style:text-properties fo:font-family="StarSymbol" fo:font-size="75%"/>
      </text:list-level-style-bullet>
    </text:list-style>
    <text:list-style style:name="a903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5105in"/>
        <style:text-properties fo:font-family="StarSymbol" fo:font-size="75%"/>
      </text:list-level-style-bullet>
      <text:list-level-style-bullet text:level="4" text:bullet-char="–">
        <style:list-level-properties text:space-before="1.1021in"/>
        <style:text-properties fo:font-family="StarSymbol" fo:font-size="75%"/>
      </text:list-level-style-bullet>
      <text:list-level-style-bullet text:level="5" text:bullet-char="–">
        <style:list-level-properties text:space-before="1.65315in"/>
        <style:text-properties fo:font-family="StarSymbol" fo:font-size="75%"/>
      </text:list-level-style-bullet>
      <text:list-level-style-bullet text:level="6" text:bullet-char="–">
        <style:list-level-properties text:space-before="2.2042in"/>
        <style:text-properties fo:font-family="StarSymbol" fo:font-size="75%"/>
      </text:list-level-style-bullet>
      <text:list-level-style-bullet text:level="7" text:bullet-char="–">
        <style:list-level-properties text:space-before="2.75525in"/>
        <style:text-properties fo:font-family="StarSymbol" fo:font-size="75%"/>
      </text:list-level-style-bullet>
      <text:list-level-style-bullet text:level="8" text:bullet-char="–">
        <style:list-level-properties text:space-before="3.3063in"/>
        <style:text-properties fo:font-family="StarSymbol" fo:font-size="75%"/>
      </text:list-level-style-bullet>
      <text:list-level-style-bullet text:level="9" text:bullet-char="–">
        <style:list-level-properties text:space-before="3.85735in"/>
        <style:text-properties fo:font-family="StarSymbol" fo:font-size="75%"/>
      </text:list-level-style-bullet>
    </text:list-style>
    <text:list-style style:name="a640">
      <text:list-level-style-bullet text:level="1" text:bullet-char="●">
        <style:list-level-properties text:space-before="0in" text:min-label-width="0.27552in"/>
        <style:text-properties fo:font-family="StarSymbol" fo:font-size="45%"/>
      </text:list-level-style-bullet>
      <text:list-level-style-bullet text:level="2" text:bullet-char="●">
        <style:list-level-properties text:space-before="0.55105in" text:min-label-width="0.27552in"/>
        <style:text-properties fo:font-family="StarSymbol" fo:font-size="45%"/>
      </text:list-level-style-bullet>
      <text:list-level-style-bullet text:level="3" text:bullet-char="●">
        <style:list-level-properties text:space-before="1.1021in" text:min-label-width="0.27552in"/>
        <style:text-properties fo:font-family="StarSymbol" fo:font-size="45%"/>
      </text:list-level-style-bullet>
      <text:list-level-style-bullet text:level="4" text:bullet-char="●">
        <style:list-level-properties text:space-before="1.65315in" text:min-label-width="0.27552in"/>
        <style:text-properties fo:font-family="StarSymbol" fo:font-size="45%"/>
      </text:list-level-style-bullet>
      <text:list-level-style-bullet text:level="5" text:bullet-char="●">
        <style:list-level-properties text:space-before="2.2042in" text:min-label-width="0.27552in"/>
        <style:text-properties fo:font-family="StarSymbol" fo:font-size="45%"/>
      </text:list-level-style-bullet>
      <text:list-level-style-bullet text:level="6" text:bullet-char="●">
        <style:list-level-properties text:space-before="2.75525in" text:min-label-width="0.27552in"/>
        <style:text-properties fo:font-family="StarSymbol" fo:font-size="45%"/>
      </text:list-level-style-bullet>
      <text:list-level-style-bullet text:level="7" text:bullet-char="●">
        <style:list-level-properties text:space-before="3.3063in" text:min-label-width="0.27552in"/>
        <style:text-properties fo:font-family="StarSymbol" fo:font-size="45%"/>
      </text:list-level-style-bullet>
      <text:list-level-style-bullet text:level="8" text:bullet-char="●">
        <style:list-level-properties text:space-before="3.85735in" text:min-label-width="0.27552in"/>
        <style:text-properties fo:font-family="StarSymbol" fo:font-size="45%"/>
      </text:list-level-style-bullet>
      <text:list-level-style-bullet text:level="9" text:bullet-char="●">
        <style:list-level-properties text:space-before="4.4084in" text:min-label-width="0.27552in"/>
        <style:text-properties fo:font-family="StarSymbol" fo:font-size="45%"/>
      </text:list-level-style-bullet>
    </text:list-style>
    <text:list-style style:name="a942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5105in"/>
        <style:text-properties fo:font-family="StarSymbol" fo:font-size="75%"/>
      </text:list-level-style-bullet>
      <text:list-level-style-bullet text:level="4" text:bullet-char="–">
        <style:list-level-properties text:space-before="1.1021in"/>
        <style:text-properties fo:font-family="StarSymbol" fo:font-size="75%"/>
      </text:list-level-style-bullet>
      <text:list-level-style-bullet text:level="5" text:bullet-char="–">
        <style:list-level-properties text:space-before="1.65315in"/>
        <style:text-properties fo:font-family="StarSymbol" fo:font-size="75%"/>
      </text:list-level-style-bullet>
      <text:list-level-style-bullet text:level="6" text:bullet-char="–">
        <style:list-level-properties text:space-before="2.2042in"/>
        <style:text-properties fo:font-family="StarSymbol" fo:font-size="75%"/>
      </text:list-level-style-bullet>
      <text:list-level-style-bullet text:level="7" text:bullet-char="–">
        <style:list-level-properties text:space-before="2.75525in"/>
        <style:text-properties fo:font-family="StarSymbol" fo:font-size="75%"/>
      </text:list-level-style-bullet>
      <text:list-level-style-bullet text:level="8" text:bullet-char="–">
        <style:list-level-properties text:space-before="3.3063in"/>
        <style:text-properties fo:font-family="StarSymbol" fo:font-size="75%"/>
      </text:list-level-style-bullet>
      <text:list-level-style-bullet text:level="9" text:bullet-char="–">
        <style:list-level-properties text:space-before="3.85735in"/>
        <style:text-properties fo:font-family="StarSymbol" fo:font-size="75%"/>
      </text:list-level-style-bullet>
    </text:list-style>
    <text:list-style style:name="a605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5105in"/>
        <style:text-properties fo:font-family="StarSymbol" fo:font-size="75%"/>
      </text:list-level-style-bullet>
      <text:list-level-style-bullet text:level="4" text:bullet-char="–">
        <style:list-level-properties text:space-before="1.1021in"/>
        <style:text-properties fo:font-family="StarSymbol" fo:font-size="75%"/>
      </text:list-level-style-bullet>
      <text:list-level-style-bullet text:level="5" text:bullet-char="–">
        <style:list-level-properties text:space-before="1.65315in"/>
        <style:text-properties fo:font-family="StarSymbol" fo:font-size="75%"/>
      </text:list-level-style-bullet>
      <text:list-level-style-bullet text:level="6" text:bullet-char="–">
        <style:list-level-properties text:space-before="2.2042in"/>
        <style:text-properties fo:font-family="StarSymbol" fo:font-size="75%"/>
      </text:list-level-style-bullet>
      <text:list-level-style-bullet text:level="7" text:bullet-char="–">
        <style:list-level-properties text:space-before="2.75525in"/>
        <style:text-properties fo:font-family="StarSymbol" fo:font-size="75%"/>
      </text:list-level-style-bullet>
      <text:list-level-style-bullet text:level="8" text:bullet-char="–">
        <style:list-level-properties text:space-before="3.3063in"/>
        <style:text-properties fo:font-family="StarSymbol" fo:font-size="75%"/>
      </text:list-level-style-bullet>
      <text:list-level-style-bullet text:level="9" text:bullet-char="–">
        <style:list-level-properties text:space-before="3.85735in"/>
        <style:text-properties fo:font-family="StarSymbol" fo:font-size="75%"/>
      </text:list-level-style-bullet>
    </text:list-style>
    <text:list-style style:name="a906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5105in"/>
        <style:text-properties fo:font-family="StarSymbol" fo:font-size="75%"/>
      </text:list-level-style-bullet>
      <text:list-level-style-bullet text:level="4" text:bullet-char="–">
        <style:list-level-properties text:space-before="1.1021in"/>
        <style:text-properties fo:font-family="StarSymbol" fo:font-size="75%"/>
      </text:list-level-style-bullet>
      <text:list-level-style-bullet text:level="5" text:bullet-char="–">
        <style:list-level-properties text:space-before="1.65315in"/>
        <style:text-properties fo:font-family="StarSymbol" fo:font-size="75%"/>
      </text:list-level-style-bullet>
      <text:list-level-style-bullet text:level="6" text:bullet-char="–">
        <style:list-level-properties text:space-before="2.2042in"/>
        <style:text-properties fo:font-family="StarSymbol" fo:font-size="75%"/>
      </text:list-level-style-bullet>
      <text:list-level-style-bullet text:level="7" text:bullet-char="–">
        <style:list-level-properties text:space-before="2.75525in"/>
        <style:text-properties fo:font-family="StarSymbol" fo:font-size="75%"/>
      </text:list-level-style-bullet>
      <text:list-level-style-bullet text:level="8" text:bullet-char="–">
        <style:list-level-properties text:space-before="3.3063in"/>
        <style:text-properties fo:font-family="StarSymbol" fo:font-size="75%"/>
      </text:list-level-style-bullet>
      <text:list-level-style-bullet text:level="9" text:bullet-char="–">
        <style:list-level-properties text:space-before="3.85735in"/>
        <style:text-properties fo:font-family="StarSymbol" fo:font-size="75%"/>
      </text:list-level-style-bullet>
    </text:list-style>
    <text:list-style style:name="a643">
      <text:list-level-style-bullet text:level="1" text:bullet-char="●">
        <style:list-level-properties text:space-before="0in" text:min-label-width="0.27552in"/>
        <style:text-properties fo:font-family="StarSymbol" fo:font-size="45%"/>
      </text:list-level-style-bullet>
      <text:list-level-style-bullet text:level="2" text:bullet-char="●">
        <style:list-level-properties text:space-before="0.55105in" text:min-label-width="0.27552in"/>
        <style:text-properties fo:font-family="StarSymbol" fo:font-size="45%"/>
      </text:list-level-style-bullet>
      <text:list-level-style-bullet text:level="3" text:bullet-char="●">
        <style:list-level-properties text:space-before="1.1021in" text:min-label-width="0.27552in"/>
        <style:text-properties fo:font-family="StarSymbol" fo:font-size="45%"/>
      </text:list-level-style-bullet>
      <text:list-level-style-bullet text:level="4" text:bullet-char="●">
        <style:list-level-properties text:space-before="1.65315in" text:min-label-width="0.27552in"/>
        <style:text-properties fo:font-family="StarSymbol" fo:font-size="45%"/>
      </text:list-level-style-bullet>
      <text:list-level-style-bullet text:level="5" text:bullet-char="●">
        <style:list-level-properties text:space-before="2.2042in" text:min-label-width="0.27552in"/>
        <style:text-properties fo:font-family="StarSymbol" fo:font-size="45%"/>
      </text:list-level-style-bullet>
      <text:list-level-style-bullet text:level="6" text:bullet-char="●">
        <style:list-level-properties text:space-before="2.75525in" text:min-label-width="0.27552in"/>
        <style:text-properties fo:font-family="StarSymbol" fo:font-size="45%"/>
      </text:list-level-style-bullet>
      <text:list-level-style-bullet text:level="7" text:bullet-char="●">
        <style:list-level-properties text:space-before="3.3063in" text:min-label-width="0.27552in"/>
        <style:text-properties fo:font-family="StarSymbol" fo:font-size="45%"/>
      </text:list-level-style-bullet>
      <text:list-level-style-bullet text:level="8" text:bullet-char="●">
        <style:list-level-properties text:space-before="3.85735in" text:min-label-width="0.27552in"/>
        <style:text-properties fo:font-family="StarSymbol" fo:font-size="45%"/>
      </text:list-level-style-bullet>
      <text:list-level-style-bullet text:level="9" text:bullet-char="●">
        <style:list-level-properties text:space-before="4.4084in" text:min-label-width="0.27552in"/>
        <style:text-properties fo:font-family="StarSymbol" fo:font-size="45%"/>
      </text:list-level-style-bullet>
    </text:list-style>
    <text:list-style style:name="a945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5105in"/>
        <style:text-properties fo:font-family="StarSymbol" fo:font-size="75%"/>
      </text:list-level-style-bullet>
      <text:list-level-style-bullet text:level="4" text:bullet-char="–">
        <style:list-level-properties text:space-before="1.1021in"/>
        <style:text-properties fo:font-family="StarSymbol" fo:font-size="75%"/>
      </text:list-level-style-bullet>
      <text:list-level-style-bullet text:level="5" text:bullet-char="–">
        <style:list-level-properties text:space-before="1.65315in"/>
        <style:text-properties fo:font-family="StarSymbol" fo:font-size="75%"/>
      </text:list-level-style-bullet>
      <text:list-level-style-bullet text:level="6" text:bullet-char="–">
        <style:list-level-properties text:space-before="2.2042in"/>
        <style:text-properties fo:font-family="StarSymbol" fo:font-size="75%"/>
      </text:list-level-style-bullet>
      <text:list-level-style-bullet text:level="7" text:bullet-char="–">
        <style:list-level-properties text:space-before="2.75525in"/>
        <style:text-properties fo:font-family="StarSymbol" fo:font-size="75%"/>
      </text:list-level-style-bullet>
      <text:list-level-style-bullet text:level="8" text:bullet-char="–">
        <style:list-level-properties text:space-before="3.3063in"/>
        <style:text-properties fo:font-family="StarSymbol" fo:font-size="75%"/>
      </text:list-level-style-bullet>
      <text:list-level-style-bullet text:level="9" text:bullet-char="–">
        <style:list-level-properties text:space-before="3.85735in"/>
        <style:text-properties fo:font-family="StarSymbol" fo:font-size="75%"/>
      </text:list-level-style-bullet>
    </text:list-style>
    <text:list-style style:name="a609">
      <text:list-level-style-bullet text:level="1" text:bullet-char="●">
        <style:list-level-properties text:space-before="0in" text:min-label-width="0.27552in"/>
        <style:text-properties fo:font-family="StarSymbol" fo:font-size="45%"/>
      </text:list-level-style-bullet>
      <text:list-level-style-bullet text:level="2" text:bullet-char="●">
        <style:list-level-properties text:space-before="0.55105in" text:min-label-width="0.27552in"/>
        <style:text-properties fo:font-family="StarSymbol" fo:font-size="45%"/>
      </text:list-level-style-bullet>
      <text:list-level-style-bullet text:level="3" text:bullet-char="●">
        <style:list-level-properties text:space-before="1.1021in" text:min-label-width="0.27552in"/>
        <style:text-properties fo:font-family="StarSymbol" fo:font-size="45%"/>
      </text:list-level-style-bullet>
      <text:list-level-style-bullet text:level="4" text:bullet-char="●">
        <style:list-level-properties text:space-before="1.65315in" text:min-label-width="0.27552in"/>
        <style:text-properties fo:font-family="StarSymbol" fo:font-size="45%"/>
      </text:list-level-style-bullet>
      <text:list-level-style-bullet text:level="5" text:bullet-char="●">
        <style:list-level-properties text:space-before="2.2042in" text:min-label-width="0.27552in"/>
        <style:text-properties fo:font-family="StarSymbol" fo:font-size="45%"/>
      </text:list-level-style-bullet>
      <text:list-level-style-bullet text:level="6" text:bullet-char="●">
        <style:list-level-properties text:space-before="2.75525in" text:min-label-width="0.27552in"/>
        <style:text-properties fo:font-family="StarSymbol" fo:font-size="45%"/>
      </text:list-level-style-bullet>
      <text:list-level-style-bullet text:level="7" text:bullet-char="●">
        <style:list-level-properties text:space-before="3.3063in" text:min-label-width="0.27552in"/>
        <style:text-properties fo:font-family="StarSymbol" fo:font-size="45%"/>
      </text:list-level-style-bullet>
      <text:list-level-style-bullet text:level="8" text:bullet-char="●">
        <style:list-level-properties text:space-before="3.85735in" text:min-label-width="0.27552in"/>
        <style:text-properties fo:font-family="StarSymbol" fo:font-size="45%"/>
      </text:list-level-style-bullet>
      <text:list-level-style-bullet text:level="9" text:bullet-char="●">
        <style:list-level-properties text:space-before="4.4084in" text:min-label-width="0.27552in"/>
        <style:text-properties fo:font-family="StarSymbol" fo:font-size="45%"/>
      </text:list-level-style-bullet>
    </text:list-style>
    <text:list-style style:name="a646">
      <text:list-level-style-bullet text:level="1" text:bullet-char="●">
        <style:list-level-properties text:space-before="0in" text:min-label-width="0.27552in"/>
        <style:text-properties fo:font-family="StarSymbol" fo:font-size="45%"/>
      </text:list-level-style-bullet>
      <text:list-level-style-bullet text:level="2" text:bullet-char="●">
        <style:list-level-properties text:space-before="0.55105in" text:min-label-width="0.27552in"/>
        <style:text-properties fo:font-family="StarSymbol" fo:font-size="45%"/>
      </text:list-level-style-bullet>
      <text:list-level-style-bullet text:level="3" text:bullet-char="●">
        <style:list-level-properties text:space-before="1.1021in" text:min-label-width="0.27552in"/>
        <style:text-properties fo:font-family="StarSymbol" fo:font-size="45%"/>
      </text:list-level-style-bullet>
      <text:list-level-style-bullet text:level="4" text:bullet-char="●">
        <style:list-level-properties text:space-before="1.65315in" text:min-label-width="0.27552in"/>
        <style:text-properties fo:font-family="StarSymbol" fo:font-size="45%"/>
      </text:list-level-style-bullet>
      <text:list-level-style-bullet text:level="5" text:bullet-char="●">
        <style:list-level-properties text:space-before="2.2042in" text:min-label-width="0.27552in"/>
        <style:text-properties fo:font-family="StarSymbol" fo:font-size="45%"/>
      </text:list-level-style-bullet>
      <text:list-level-style-bullet text:level="6" text:bullet-char="●">
        <style:list-level-properties text:space-before="2.75525in" text:min-label-width="0.27552in"/>
        <style:text-properties fo:font-family="StarSymbol" fo:font-size="45%"/>
      </text:list-level-style-bullet>
      <text:list-level-style-bullet text:level="7" text:bullet-char="●">
        <style:list-level-properties text:space-before="3.3063in" text:min-label-width="0.27552in"/>
        <style:text-properties fo:font-family="StarSymbol" fo:font-size="45%"/>
      </text:list-level-style-bullet>
      <text:list-level-style-bullet text:level="8" text:bullet-char="●">
        <style:list-level-properties text:space-before="3.85735in" text:min-label-width="0.27552in"/>
        <style:text-properties fo:font-family="StarSymbol" fo:font-size="45%"/>
      </text:list-level-style-bullet>
      <text:list-level-style-bullet text:level="9" text:bullet-char="●">
        <style:list-level-properties text:space-before="4.4084in" text:min-label-width="0.27552in"/>
        <style:text-properties fo:font-family="StarSymbol" fo:font-size="45%"/>
      </text:list-level-style-bullet>
    </text:list-style>
    <text:list-style style:name="a577">
      <text:list-level-style-bullet text:level="1" text:bullet-char="•">
        <style:list-level-properties text:space-before="0in" text:min-label-width="0.2755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05in" text:min-label-width="0.2755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1in" text:min-label-width="0.2755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15in" text:min-label-width="0.2755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2in" text:min-label-width="0.2755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525in" text:min-label-width="0.2755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3063in" text:min-label-width="0.2755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85735in" text:min-label-width="0.2755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4084in" text:min-label-width="0.27552in"/>
        <style:text-properties fo:font-family="Arial" style:font-family-generic="swiss" style:font-pitch="variable" fo:font-size="100%"/>
      </text:list-level-style-bullet>
    </text:list-style>
    <text:list-style style:name="a948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5105in"/>
        <style:text-properties fo:font-family="StarSymbol" fo:font-size="75%"/>
      </text:list-level-style-bullet>
      <text:list-level-style-bullet text:level="4" text:bullet-char="–">
        <style:list-level-properties text:space-before="1.1021in"/>
        <style:text-properties fo:font-family="StarSymbol" fo:font-size="75%"/>
      </text:list-level-style-bullet>
      <text:list-level-style-bullet text:level="5" text:bullet-char="–">
        <style:list-level-properties text:space-before="1.65315in"/>
        <style:text-properties fo:font-family="StarSymbol" fo:font-size="75%"/>
      </text:list-level-style-bullet>
      <text:list-level-style-bullet text:level="6" text:bullet-char="–">
        <style:list-level-properties text:space-before="2.2042in"/>
        <style:text-properties fo:font-family="StarSymbol" fo:font-size="75%"/>
      </text:list-level-style-bullet>
      <text:list-level-style-bullet text:level="7" text:bullet-char="–">
        <style:list-level-properties text:space-before="2.75525in"/>
        <style:text-properties fo:font-family="StarSymbol" fo:font-size="75%"/>
      </text:list-level-style-bullet>
      <text:list-level-style-bullet text:level="8" text:bullet-char="–">
        <style:list-level-properties text:space-before="3.3063in"/>
        <style:text-properties fo:font-family="StarSymbol" fo:font-size="75%"/>
      </text:list-level-style-bullet>
      <text:list-level-style-bullet text:level="9" text:bullet-char="–">
        <style:list-level-properties text:space-before="3.85735in"/>
        <style:text-properties fo:font-family="StarSymbol" fo:font-size="75%"/>
      </text:list-level-style-bullet>
    </text:list-style>
  </office:automatic-styles>
  <office:body>
    <office:presentation>
      <draw:page draw:name="page1" draw:style-name="a574" draw:master-page-name="Master1-Layout7-blank-Blank" presentation:presentation-page-layout-name="Master1-PPL7" draw:id="Slide-256">
        <draw:frame draw:id="id73" presentation:style-name="a581" draw:name="Subtitle 1" svg:x="0in" svg:y="0.32986in" svg:width="9.9184in" svg:height="6.40104in" presentation:class="subtitle" presentation:placeholder="false">
          <draw:text-box>
            <text:list text:style-name="a577">
              <text:list-item>
                <text:p text:style-name="a576" text:class-names="" text:cond-style-name=""><text:span text:style-name="a575" text:class-names="">How I Think a Hardware<text:line-break/>Simulator Should be Made</text:span></text:p>
              </text:list-item>
            </text:list>
            <text:list text:style-name="a580">
              <text:list-item>
                <text:p text:style-name="a579" text:class-names="" text:cond-style-name=""><text:span text:style-name="a578" text:class-names="">Ian Mallett</text:span></text:p>
              </text:list-item>
            </text:list>
          </draw:text-box>
          <svg:title/>
          <svg:desc/>
        </draw:frame>
        <presentation:notes draw:style-name="a587">
          <draw:frame draw:id="id74" draw:style-name="a584" draw:name="Slide Number Placeholder 6" svg:x="4.81102in" svg:y="10.45in" svg:width="3.68858in" svg:height="0.54961in">
            <draw:text-box>
              <text:p text:style-name="a583" text:class-names="" text:cond-style-name=""><text:span text:style-name="a582" text:class-names=""><text:page-number style:num-format="1" text:fixed="false"/></text:span></text:p>
            </draw:text-box>
            <svg:title/>
            <svg:desc/>
          </draw:frame>
          <draw:page-thumbnail draw:page-number="1" svg:x="1.50174in" svg:y="0.83507in" svg:width="5.49653in" svg:height="4.125in" presentation:class="page" draw:id="id75" presentation:style-name="a585" draw:name="Slide Image Placeholder 1">
            <svg:title/>
            <svg:desc/>
          </draw:page-thumbnail>
          <draw:frame draw:id="id76" presentation:style-name="a586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2" draw:style-name="a588" draw:master-page-name="Master1-Layout7-blank-Blank" presentation:presentation-page-layout-name="Master1-PPL7" draw:id="Slide-257">
        <draw:frame draw:id="id77" presentation:style-name="a591" draw:name="Title 1" svg:x="0in" svg:y="0.60225in" svg:width="9.9184in" svg:height="0.83544in" presentation:class="title" presentation:placeholder="false">
          <draw:text-box>
            <text:p text:style-name="a590" text:class-names="" text:cond-style-name=""><text:span text:style-name="a589" text:class-names="">Goals</text:span></text:p>
          </draw:text-box>
          <svg:title/>
          <svg:desc/>
        </draw:frame>
        <draw:frame draw:id="id78" presentation:style-name="a627" draw:name="Text Placeholder 2" svg:x="0in" svg:y="1.93576in" svg:width="9.9184in" svg:height="4.79514in" presentation:class="outline" presentation:placeholder="false">
          <draw:text-box>
            <text:list text:style-name="a595">
              <text:list-item>
                <text:p text:style-name="a594" text:class-names="" text:cond-style-name=""><text:span text:style-name="a592" text:class-names="">Cleanliness</text:span><text:span text:style-name="a593" text:class-names="">:</text:span></text:p>
              </text:list-item>
            </text:list>
            <text:list text:style-name="a600">
              <text:list-item>
                <text:list text:style-name="a600">
                  <text:list-item>
                    <text:p text:style-name="a599" text:class-names="" text:cond-style-name=""><text:span text:style-name="a596" text:class-names="">V</text:span><text:span text:style-name="a597" text:class-names="">ital</text:span><text:span text:style-name="a598" text:class-names=""><text:s text:c="1"/>for extensibility and robustness!</text:span></text:p>
                  </text:list-item>
                </text:list>
              </text:list-item>
            </text:list>
            <text:list text:style-name="a605">
              <text:list-item>
                <text:list text:style-name="a605">
                  <text:list-item>
                    <text:p text:style-name="a604" text:class-names="" text:cond-style-name=""><text:span text:style-name="a601" text:class-names="">NO HACKS (that’s why we’re having problems with simtrax<text:s text:c="1"/></text:span><text:span text:style-name="a602" text:class-names="">right now!</text:span><text:span text:style-name="a603" text:class-names="">)</text:span></text:p>
                  </text:list-item>
                </text:list>
              </text:list-item>
            </text:list>
            <text:list text:style-name="a609">
              <text:list-item>
                <text:p text:style-name="a608" text:class-names="" text:cond-style-name=""><text:span text:style-name="a606" text:class-names="">Powerful</text:span><text:span text:style-name="a607" text:class-names="">:</text:span></text:p>
              </text:list-item>
            </text:list>
            <text:list text:style-name="a612">
              <text:list-item>
                <text:list text:style-name="a612">
                  <text:list-item>
                    <text:p text:style-name="a611" text:class-names="" text:cond-style-name=""><text:span text:style-name="a610" text:class-names="">Must not impose limitations on hardware design!</text:span></text:p>
                  </text:list-item>
                </text:list>
              </text:list-item>
            </text:list>
            <text:list text:style-name="a615">
              <text:list-item>
                <text:list text:style-name="a615">
                  <text:list-item>
                    <text:p text:style-name="a614" text:class-names="" text:cond-style-name=""><text:span text:style-name="a613" text:class-names="">Zero-/Single-cycle operations are important!</text:span></text:p>
                  </text:list-item>
                </text:list>
              </text:list-item>
            </text:list>
            <text:list text:style-name="a619">
              <text:list-item>
                <text:p text:style-name="a618" text:class-names="" text:cond-style-name=""><text:span text:style-name="a616" text:class-names="">Performance</text:span><text:span text:style-name="a617" text:class-names="">:</text:span></text:p>
              </text:list-item>
            </text:list>
            <text:list text:style-name="a622">
              <text:list-item>
                <text:list text:style-name="a622">
                  <text:list-item>
                    <text:p text:style-name="a621" text:class-names="" text:cond-style-name=""><text:span text:style-name="a620" text:class-names="">Important for our sanity</text:span></text:p>
                  </text:list-item>
                </text:list>
              </text:list-item>
            </text:list>
            <text:list text:style-name="a626">
              <text:list-item>
                <text:list text:style-name="a626">
                  <text:list-item>
                    <text:p text:style-name="a625" text:class-names="" text:cond-style-name=""><text:span text:style-name="a623" text:class-names="">Cannot</text:span><text:span text:style-name="a624" text:class-names=""><text:s text:c="1"/>simulate everything every cycle! (Throws away at least a half order of magnitude of perf straight off!)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633">
          <draw:frame draw:id="id79" draw:style-name="a630" draw:name="Slide Number Placeholder 6" svg:x="4.81102in" svg:y="10.45in" svg:width="3.68858in" svg:height="0.54961in">
            <draw:text-box>
              <text:p text:style-name="a629" text:class-names="" text:cond-style-name=""><text:span text:style-name="a628" text:class-names=""><text:page-number style:num-format="1" text:fixed="false"/></text:span></text:p>
            </draw:text-box>
            <svg:title/>
            <svg:desc/>
          </draw:frame>
          <draw:page-thumbnail draw:page-number="2" svg:x="1.50174in" svg:y="0.83507in" svg:width="5.49653in" svg:height="4.125in" presentation:class="page" draw:id="id80" presentation:style-name="a631" draw:name="Slide Image Placeholder 1">
            <svg:title/>
            <svg:desc/>
          </draw:page-thumbnail>
          <draw:frame draw:id="id81" presentation:style-name="a632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3" draw:style-name="a634" draw:master-page-name="Master1-Layout7-blank-Blank" presentation:presentation-page-layout-name="Master1-PPL7" draw:id="Slide-258">
        <draw:frame draw:id="id82" presentation:style-name="a637" draw:name="Title 1" svg:x="0in" svg:y="0.32986in" svg:width="9.9184in" svg:height="1.38021in" presentation:class="title" presentation:placeholder="false">
          <draw:text-box>
            <text:p text:style-name="a636" text:class-names="" text:cond-style-name=""><text:span text:style-name="a635" text:class-names="">Some Good Ideas</text:span></text:p>
          </draw:text-box>
          <svg:title/>
          <svg:desc/>
        </draw:frame>
        <draw:frame draw:id="id83" presentation:style-name="a650" draw:name="Text Placeholder 2" svg:x="0in" svg:y="1.93576in" svg:width="9.9184in" svg:height="4.79514in" presentation:class="outline" presentation:placeholder="false">
          <draw:text-box>
            <text:list text:style-name="a640">
              <text:list-item>
                <text:p text:style-name="a639" text:class-names="" text:cond-style-name=""><text:span text:style-name="a638" text:class-names="">Modularity</text:span></text:p>
              </text:list-item>
            </text:list>
            <text:list text:style-name="a643">
              <text:list-item>
                <text:p text:style-name="a642" text:class-names="" text:cond-style-name=""><text:span text:style-name="a641" text:class-names="">Graph representation of hardware</text:span></text:p>
              </text:list-item>
            </text:list>
            <text:list text:style-name="a646">
              <text:list-item>
                <text:p text:style-name="a645" text:class-names="" text:cond-style-name=""><text:span text:style-name="a644" text:class-names="">Units as separate primitives that can go almost anywhere</text:span></text:p>
              </text:list-item>
            </text:list>
            <text:list text:style-name="a649">
              <text:list-item>
                <text:p text:style-name="a648" text:class-names="" text:cond-style-name=""><text:span text:style-name="a647" text:class-names="">Ports and modular interface between units</text:span></text:p>
              </text:list-item>
            </text:list>
          </draw:text-box>
          <svg:title/>
          <svg:desc/>
        </draw:frame>
        <presentation:notes draw:style-name="a656">
          <draw:frame draw:id="id84" draw:style-name="a653" draw:name="Slide Number Placeholder 6" svg:x="4.81102in" svg:y="10.45in" svg:width="3.68858in" svg:height="0.54961in">
            <draw:text-box>
              <text:p text:style-name="a652" text:class-names="" text:cond-style-name=""><text:span text:style-name="a651" text:class-names=""><text:page-number style:num-format="1" text:fixed="false"/></text:span></text:p>
            </draw:text-box>
            <svg:title/>
            <svg:desc/>
          </draw:frame>
          <draw:page-thumbnail draw:page-number="3" svg:x="1.50174in" svg:y="0.83507in" svg:width="5.49653in" svg:height="4.125in" presentation:class="page" draw:id="id85" presentation:style-name="a654" draw:name="Slide Image Placeholder 1">
            <svg:title/>
            <svg:desc/>
          </draw:page-thumbnail>
          <draw:frame draw:id="id86" presentation:style-name="a655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4" draw:style-name="a657" draw:master-page-name="Master1-Layout7-blank-Blank" presentation:presentation-page-layout-name="Master1-PPL7" draw:id="Slide-259">
        <draw:custom-shape svg:x="4.1in" svg:y="2.2in" svg:width="0.3in" svg:height="4.6in" draw:id="id88" draw:style-name="a660" draw:name="Freeform: Shape 1">
          <svg:title/>
          <svg:desc/>
          <text:p text:style-name="a659" text:class-names="" text:cond-style-name="" text:id="id87"><text:span text:style-name="a658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89" presentation:style-name="a663" draw:name="Title 2" svg:x="0in" svg:y="0.32986in" svg:width="9.9184in" svg:height="1.38021in" presentation:class="title" presentation:placeholder="false">
          <draw:text-box>
            <text:p text:style-name="a662" text:class-names="" text:cond-style-name=""><text:span text:style-name="a661" text:class-names="">My Overall Architecture</text:span></text:p>
          </draw:text-box>
          <svg:title/>
          <svg:desc/>
        </draw:frame>
        <draw:custom-shape svg:x="2in" svg:y="2.7in" svg:width="0.6in" svg:height="0.6in" draw:id="id90" draw:style-name="a666" draw:name="Freeform: Shape 3">
          <svg:title/>
          <svg:desc/>
          <text:p text:style-name="a665" text:class-names="" text:cond-style-name=""><text:span text:style-name="a664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2in" svg:y="3.6in" svg:width="0.6in" svg:height="0.6in" draw:id="id91" draw:style-name="a669" draw:name="Freeform: Shape 4">
          <svg:title/>
          <svg:desc/>
          <text:p text:style-name="a668" text:class-names="" text:cond-style-name=""><text:span text:style-name="a667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2in" svg:y="4.5in" svg:width="0.6in" svg:height="0.6in" draw:id="id92" draw:style-name="a672" draw:name="Freeform: Shape 5">
          <svg:title/>
          <svg:desc/>
          <text:p text:style-name="a671" text:class-names="" text:cond-style-name=""><text:span text:style-name="a670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93" draw:style-name="a675" draw:name="TextBox 6" svg:x="1.9in" svg:y="2.02441in" svg:width="0.8in" svg:height="0.37559in">
          <draw:text-box>
            <text:p text:style-name="a674" text:class-names="" text:cond-style-name=""><text:span text:style-name="a673" text:class-names="">Units</text:span></text:p>
          </draw:text-box>
          <svg:title/>
          <svg:desc/>
        </draw:frame>
        <draw:frame draw:id="id94" draw:style-name="a678" draw:name="TextBox 7" svg:x="0.8in" svg:y="2.8in" svg:width="0.8in" svg:height="0.37559in">
          <draw:text-box>
            <text:p text:style-name="a677" text:class-names="" text:cond-style-name=""><text:span text:style-name="a676" text:class-names="">TP</text:span></text:p>
          </draw:text-box>
          <svg:title/>
          <svg:desc/>
        </draw:frame>
        <draw:frame draw:id="id95" draw:style-name="a681" draw:name="TextBox 8" svg:x="0.8in" svg:y="3.72441in" svg:width="1in" svg:height="0.37559in">
          <draw:text-box>
            <text:p text:style-name="a680" text:class-names="" text:cond-style-name=""><text:span text:style-name="a679" text:class-names="">Cache</text:span></text:p>
          </draw:text-box>
          <svg:title/>
          <svg:desc/>
        </draw:frame>
        <draw:frame draw:id="id96" draw:style-name="a684" draw:name="TextBox 9" svg:x="0.8in" svg:y="4.6in" svg:width="1in" svg:height="0.37559in">
          <draw:text-box>
            <text:p text:style-name="a683" text:class-names="" text:cond-style-name=""><text:span text:style-name="a682" text:class-names="">DRAM</text:span></text:p>
          </draw:text-box>
          <svg:title/>
          <svg:desc/>
        </draw:frame>
        <draw:custom-shape svg:x="2.1in" svg:y="2.8in" svg:width="0.1in" svg:height="0.4in" draw:id="id98" draw:style-name="a687" draw:name="Freeform: Shape 10">
          <svg:title/>
          <svg:desc/>
          <text:p text:style-name="a686" text:class-names="" text:cond-style-name="" text:id="id97"><text:span text:style-name="a685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2.1in" svg:y="3.7in" svg:width="0.1in" svg:height="0.4in" draw:id="id100" draw:style-name="a690" draw:name="Freeform: Shape 11">
          <svg:title/>
          <svg:desc/>
          <text:p text:style-name="a689" text:class-names="" text:cond-style-name="" text:id="id99"><text:span text:style-name="a688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2.1in" svg:y="4.6in" svg:width="0.1in" svg:height="0.4in" draw:id="id102" draw:style-name="a693" draw:name="Freeform: Shape 12">
          <svg:title/>
          <svg:desc/>
          <text:p text:style-name="a692" text:class-names="" text:cond-style-name="" text:id="id101"><text:span text:style-name="a691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104" draw:style-name="a696" draw:name="TextBox 13" svg:x="1.6in" svg:y="2.44764in" svg:width="1in" svg:height="0.25236in">
          <draw:text-box>
            <text:p text:style-name="a695" text:class-names="" text:cond-style-name="" text:id="id103"><text:span text:style-name="a694" text:class-names="">Input Buffer</text:span></text:p>
          </draw:text-box>
          <svg:title/>
          <svg:desc/>
        </draw:frame>
        <draw:custom-shape svg:x="3in" svg:y="1.7in" svg:width="0in" svg:height="5.09961in" draw:id="id106" draw:style-name="a699" draw:name="Freeform: Shape 14">
          <svg:title/>
          <svg:desc/>
          <text:p text:style-name="a698" text:class-names="" text:cond-style-name="" text:id="id105"><text:span text:style-name="a697" text:class-names=""/></text:p>
          <draw:enhanced-geometry xmlns:dr3d="urn:oasis:names:tc:opendocument:xmlns:dr3d:1.0" draw:type="non-primitive" svg:viewBox="0 0 0 4663080" draw:enhanced-path="F M 0 0 L 0 4663080 N" draw:text-areas="?f10 ?f9 ?f8 ?f12" draw:glue-points="?f8 ?f9 ?f10 ?f11 ?f8 ?f12 ?f8 ?f11" draw:glue-point-leaving-directions="-360, -27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0"/>
            <draw:equation draw:name="f7" draw:formula="?f4 / 4663080"/>
            <draw:equation draw:name="f8" draw:formula="1 / ?f6"/>
            <draw:equation draw:name="f9" draw:formula="0 / ?f7"/>
            <draw:equation draw:name="f10" draw:formula="0 / ?f6"/>
            <draw:equation draw:name="f11" draw:formula="2331540 / ?f7"/>
            <draw:equation draw:name="f12" draw:formula="4663080 / ?f7"/>
          </draw:enhanced-geometry>
        </draw:custom-shape>
        <draw:custom-shape svg:x="4.2in" svg:y="2.3in" svg:width="0.1in" svg:height="1.4in" draw:id="id108" draw:style-name="a702" draw:name="Freeform: Shape 15">
          <svg:title/>
          <svg:desc/>
          <text:p text:style-name="a701" text:class-names="" text:cond-style-name="" text:id="id107"><text:span text:style-name="a700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4.2in" svg:y="3.8in" svg:width="0.1in" svg:height="1.4in" draw:id="id110" draw:style-name="a705" draw:name="Freeform: Shape 16">
          <svg:title/>
          <svg:desc/>
          <text:p text:style-name="a704" text:class-names="" text:cond-style-name="" text:id="id109"><text:span text:style-name="a703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4.2in" svg:y="5.3in" svg:width="0.1in" svg:height="1.4in" draw:id="id112" draw:style-name="a708" draw:name="Freeform: Shape 17">
          <svg:title/>
          <svg:desc/>
          <text:p text:style-name="a707" text:class-names="" text:cond-style-name="" text:id="id111"><text:span text:style-name="a706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114" draw:style-name="a711" draw:name="TextBox 18" svg:x="3.22008in" svg:y="1.5378in" svg:width="7.8in" svg:height="0.37559in">
          <draw:text-box>
            <text:p text:style-name="a710" text:class-names="" text:cond-style-name="" text:id="id113"><text:span text:style-name="a709" text:class-names="">Pass <text:s text:c="3"/>0 <text:s text:c="6"/>1 <text:s text:c="6"/>2 <text:s text:c="5"/>3 <text:s text:c="6"/>4 <text:s text:c="5"/>5 <text:s text:c="6"/>6 <text:s text:c="6"/>7 <text:s text:c="5"/>8 <text:s text:c="6"/>9 <text:s text:c="4"/>10 <text:s text:c="3"/>…</text:span></text:p>
          </draw:text-box>
          <svg:title/>
          <svg:desc/>
        </draw:frame>
        <draw:custom-shape svg:x="4.7in" svg:y="2.2in" svg:width="0.3in" svg:height="4.6in" draw:id="id116" draw:style-name="a714" draw:name="Freeform: Shape 19">
          <svg:title/>
          <svg:desc/>
          <text:p text:style-name="a713" text:class-names="" text:cond-style-name="" text:id="id115"><text:span text:style-name="a712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4.8in" svg:y="2.3in" svg:width="0.1in" svg:height="1.4in" draw:id="id118" draw:style-name="a717" draw:name="Freeform: Shape 20">
          <svg:title/>
          <svg:desc/>
          <text:p text:style-name="a716" text:class-names="" text:cond-style-name="" text:id="id117"><text:span text:style-name="a715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4.8in" svg:y="3.8in" svg:width="0.1in" svg:height="1.4in" draw:id="id120" draw:style-name="a720" draw:name="Freeform: Shape 21">
          <svg:title/>
          <svg:desc/>
          <text:p text:style-name="a719" text:class-names="" text:cond-style-name="" text:id="id119"><text:span text:style-name="a718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4.8in" svg:y="5.3in" svg:width="0.1in" svg:height="1.4in" draw:id="id122" draw:style-name="a723" draw:name="Freeform: Shape 22">
          <svg:title/>
          <svg:desc/>
          <text:p text:style-name="a722" text:class-names="" text:cond-style-name="" text:id="id121"><text:span text:style-name="a721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5.3in" svg:y="2.2in" svg:width="0.3in" svg:height="4.6in" draw:id="id124" draw:style-name="a726" draw:name="Freeform: Shape 23">
          <svg:title/>
          <svg:desc/>
          <text:p text:style-name="a725" text:class-names="" text:cond-style-name="" text:id="id123"><text:span text:style-name="a724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5.4in" svg:y="2.3in" svg:width="0.1in" svg:height="1.4in" draw:id="id126" draw:style-name="a729" draw:name="Freeform: Shape 24">
          <svg:title/>
          <svg:desc/>
          <text:p text:style-name="a728" text:class-names="" text:cond-style-name="" text:id="id125"><text:span text:style-name="a727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5.4in" svg:y="3.8in" svg:width="0.1in" svg:height="1.4in" draw:id="id128" draw:style-name="a732" draw:name="Freeform: Shape 25">
          <svg:title/>
          <svg:desc/>
          <text:p text:style-name="a731" text:class-names="" text:cond-style-name="" text:id="id127"><text:span text:style-name="a730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5.4in" svg:y="5.3in" svg:width="0.1in" svg:height="1.4in" draw:id="id130" draw:style-name="a735" draw:name="Freeform: Shape 26">
          <svg:title/>
          <svg:desc/>
          <text:p text:style-name="a734" text:class-names="" text:cond-style-name="" text:id="id129"><text:span text:style-name="a733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5.9in" svg:y="2.2in" svg:width="0.3in" svg:height="4.6in" draw:id="id132" draw:style-name="a738" draw:name="Freeform: Shape 27">
          <svg:title/>
          <svg:desc/>
          <text:p text:style-name="a737" text:class-names="" text:cond-style-name="" text:id="id131"><text:span text:style-name="a736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6in" svg:y="2.3in" svg:width="0.1in" svg:height="1.4in" draw:id="id134" draw:style-name="a741" draw:name="Freeform: Shape 28">
          <svg:title/>
          <svg:desc/>
          <text:p text:style-name="a740" text:class-names="" text:cond-style-name="" text:id="id133"><text:span text:style-name="a739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6in" svg:y="3.8in" svg:width="0.1in" svg:height="1.4in" draw:id="id136" draw:style-name="a744" draw:name="Freeform: Shape 29">
          <svg:title/>
          <svg:desc/>
          <text:p text:style-name="a743" text:class-names="" text:cond-style-name="" text:id="id135"><text:span text:style-name="a742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6in" svg:y="5.3in" svg:width="0.1in" svg:height="1.4in" draw:id="id138" draw:style-name="a747" draw:name="Freeform: Shape 30">
          <svg:title/>
          <svg:desc/>
          <text:p text:style-name="a746" text:class-names="" text:cond-style-name="" text:id="id137"><text:span text:style-name="a745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6.5in" svg:y="2.2in" svg:width="0.3in" svg:height="4.6in" draw:id="id140" draw:style-name="a750" draw:name="Freeform: Shape 31">
          <svg:title/>
          <svg:desc/>
          <text:p text:style-name="a749" text:class-names="" text:cond-style-name="" text:id="id139"><text:span text:style-name="a748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6.6in" svg:y="2.3in" svg:width="0.1in" svg:height="1.4in" draw:id="id142" draw:style-name="a753" draw:name="Freeform: Shape 32">
          <svg:title/>
          <svg:desc/>
          <text:p text:style-name="a752" text:class-names="" text:cond-style-name="" text:id="id141"><text:span text:style-name="a751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6.6in" svg:y="3.8in" svg:width="0.1in" svg:height="1.4in" draw:id="id144" draw:style-name="a756" draw:name="Freeform: Shape 33">
          <svg:title/>
          <svg:desc/>
          <text:p text:style-name="a755" text:class-names="" text:cond-style-name="" text:id="id143"><text:span text:style-name="a754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6.6in" svg:y="5.3in" svg:width="0.1in" svg:height="1.4in" draw:id="id146" draw:style-name="a759" draw:name="Freeform: Shape 34">
          <svg:title/>
          <svg:desc/>
          <text:p text:style-name="a758" text:class-names="" text:cond-style-name="" text:id="id145"><text:span text:style-name="a757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7.1in" svg:y="2.2in" svg:width="0.3in" svg:height="4.6in" draw:id="id148" draw:style-name="a762" draw:name="Freeform: Shape 35">
          <svg:title/>
          <svg:desc/>
          <text:p text:style-name="a761" text:class-names="" text:cond-style-name="" text:id="id147"><text:span text:style-name="a760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7.2in" svg:y="2.3in" svg:width="0.1in" svg:height="1.4in" draw:id="id150" draw:style-name="a765" draw:name="Freeform: Shape 36">
          <svg:title/>
          <svg:desc/>
          <text:p text:style-name="a764" text:class-names="" text:cond-style-name="" text:id="id149"><text:span text:style-name="a763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7.2in" svg:y="3.8in" svg:width="0.1in" svg:height="1.4in" draw:id="id152" draw:style-name="a768" draw:name="Freeform: Shape 37">
          <svg:title/>
          <svg:desc/>
          <text:p text:style-name="a767" text:class-names="" text:cond-style-name="" text:id="id151"><text:span text:style-name="a766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7.2in" svg:y="5.3in" svg:width="0.1in" svg:height="1.4in" draw:id="id154" draw:style-name="a771" draw:name="Freeform: Shape 38">
          <svg:title/>
          <svg:desc/>
          <text:p text:style-name="a770" text:class-names="" text:cond-style-name="" text:id="id153"><text:span text:style-name="a769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7.7in" svg:y="2.2in" svg:width="0.3in" svg:height="4.6in" draw:id="id156" draw:style-name="a774" draw:name="Freeform: Shape 39">
          <svg:title/>
          <svg:desc/>
          <text:p text:style-name="a773" text:class-names="" text:cond-style-name="" text:id="id155"><text:span text:style-name="a772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7.8in" svg:y="2.3in" svg:width="0.1in" svg:height="1.4in" draw:id="id158" draw:style-name="a777" draw:name="Freeform: Shape 40">
          <svg:title/>
          <svg:desc/>
          <text:p text:style-name="a776" text:class-names="" text:cond-style-name="" text:id="id157"><text:span text:style-name="a775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7.8in" svg:y="3.8in" svg:width="0.1in" svg:height="1.4in" draw:id="id160" draw:style-name="a780" draw:name="Freeform: Shape 41">
          <svg:title/>
          <svg:desc/>
          <text:p text:style-name="a779" text:class-names="" text:cond-style-name="" text:id="id159"><text:span text:style-name="a778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7.8in" svg:y="5.3in" svg:width="0.1in" svg:height="1.4in" draw:id="id162" draw:style-name="a783" draw:name="Freeform: Shape 42">
          <svg:title/>
          <svg:desc/>
          <text:p text:style-name="a782" text:class-names="" text:cond-style-name="" text:id="id161"><text:span text:style-name="a781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8.3in" svg:y="2.2in" svg:width="0.3in" svg:height="4.6in" draw:id="id164" draw:style-name="a786" draw:name="Freeform: Shape 43">
          <svg:title/>
          <svg:desc/>
          <text:p text:style-name="a785" text:class-names="" text:cond-style-name="" text:id="id163"><text:span text:style-name="a784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8.4in" svg:y="2.3in" svg:width="0.1in" svg:height="1.4in" draw:id="id166" draw:style-name="a789" draw:name="Freeform: Shape 44">
          <svg:title/>
          <svg:desc/>
          <text:p text:style-name="a788" text:class-names="" text:cond-style-name="" text:id="id165"><text:span text:style-name="a787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8.4in" svg:y="3.8in" svg:width="0.1in" svg:height="1.4in" draw:id="id168" draw:style-name="a792" draw:name="Freeform: Shape 45">
          <svg:title/>
          <svg:desc/>
          <text:p text:style-name="a791" text:class-names="" text:cond-style-name="" text:id="id167"><text:span text:style-name="a790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8.4in" svg:y="5.3in" svg:width="0.1in" svg:height="1.4in" draw:id="id170" draw:style-name="a795" draw:name="Freeform: Shape 46">
          <svg:title/>
          <svg:desc/>
          <text:p text:style-name="a794" text:class-names="" text:cond-style-name="" text:id="id169"><text:span text:style-name="a793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8.9in" svg:y="2.2in" svg:width="0.3in" svg:height="4.6in" draw:id="id172" draw:style-name="a798" draw:name="Freeform: Shape 47">
          <svg:title/>
          <svg:desc/>
          <text:p text:style-name="a797" text:class-names="" text:cond-style-name="" text:id="id171"><text:span text:style-name="a796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9in" svg:y="2.3in" svg:width="0.1in" svg:height="1.4in" draw:id="id174" draw:style-name="a801" draw:name="Freeform: Shape 48">
          <svg:title/>
          <svg:desc/>
          <text:p text:style-name="a800" text:class-names="" text:cond-style-name="" text:id="id173"><text:span text:style-name="a799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9in" svg:y="3.8in" svg:width="0.1in" svg:height="1.4in" draw:id="id176" draw:style-name="a804" draw:name="Freeform: Shape 49">
          <svg:title/>
          <svg:desc/>
          <text:p text:style-name="a803" text:class-names="" text:cond-style-name="" text:id="id175"><text:span text:style-name="a802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9in" svg:y="5.3in" svg:width="0.1in" svg:height="1.4in" draw:id="id178" draw:style-name="a807" draw:name="Freeform: Shape 50">
          <svg:title/>
          <svg:desc/>
          <text:p text:style-name="a806" text:class-names="" text:cond-style-name="" text:id="id177"><text:span text:style-name="a805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9.5in" svg:y="2.2in" svg:width="0.3in" svg:height="4.6in" draw:id="id180" draw:style-name="a810" draw:name="Freeform: Shape 51">
          <svg:title/>
          <svg:desc/>
          <text:p text:style-name="a809" text:class-names="" text:cond-style-name="" text:id="id179"><text:span text:style-name="a808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9.6in" svg:y="2.3in" svg:width="0.1in" svg:height="1.4in" draw:id="id182" draw:style-name="a813" draw:name="Freeform: Shape 52">
          <svg:title/>
          <svg:desc/>
          <text:p text:style-name="a812" text:class-names="" text:cond-style-name="" text:id="id181"><text:span text:style-name="a811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9.6in" svg:y="3.8in" svg:width="0.1in" svg:height="1.4in" draw:id="id184" draw:style-name="a816" draw:name="Freeform: Shape 53">
          <svg:title/>
          <svg:desc/>
          <text:p text:style-name="a815" text:class-names="" text:cond-style-name="" text:id="id183"><text:span text:style-name="a814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9.6in" svg:y="5.3in" svg:width="0.1in" svg:height="1.4in" draw:id="id186" draw:style-name="a819" draw:name="Freeform: Shape 54">
          <svg:title/>
          <svg:desc/>
          <text:p text:style-name="a818" text:class-names="" text:cond-style-name="" text:id="id185"><text:span text:style-name="a817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10.1in" svg:y="2.2in" svg:width="0.3in" svg:height="4.6in" draw:id="id188" draw:style-name="a822" draw:name="Freeform: Shape 55">
          <svg:title/>
          <svg:desc/>
          <text:p text:style-name="a821" text:class-names="" text:cond-style-name="" text:id="id187"><text:span text:style-name="a820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10.2in" svg:y="2.3in" svg:width="0.1in" svg:height="1.4in" draw:id="id190" draw:style-name="a825" draw:name="Freeform: Shape 56">
          <svg:title/>
          <svg:desc/>
          <text:p text:style-name="a824" text:class-names="" text:cond-style-name="" text:id="id189"><text:span text:style-name="a823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10.2in" svg:y="3.8in" svg:width="0.1in" svg:height="1.4in" draw:id="id192" draw:style-name="a828" draw:name="Freeform: Shape 57">
          <svg:title/>
          <svg:desc/>
          <text:p text:style-name="a827" text:class-names="" text:cond-style-name="" text:id="id191"><text:span text:style-name="a826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10.2in" svg:y="5.3in" svg:width="0.1in" svg:height="1.4in" draw:id="id194" draw:style-name="a831" draw:name="Freeform: Shape 58">
          <svg:title/>
          <svg:desc/>
          <text:p text:style-name="a830" text:class-names="" text:cond-style-name="" text:id="id193"><text:span text:style-name="a829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4.2in" svg:y="2.3in" svg:width="0.1in" svg:height="0.1in" draw:id="id196" draw:style-name="a834" draw:name="Freeform: Shape 59">
          <svg:title/>
          <svg:desc/>
          <text:p text:style-name="a833" text:class-names="" text:cond-style-name="" text:id="id195"><text:span text:style-name="a832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4.8in" svg:y="3.8in" svg:width="0.1in" svg:height="0.1in" draw:id="id198" draw:style-name="a837" draw:name="Freeform: Shape 60">
          <svg:title/>
          <svg:desc/>
          <text:p text:style-name="a836" text:class-names="" text:cond-style-name="" text:id="id197"><text:span text:style-name="a835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6.6in" svg:y="5.3in" svg:width="0.1in" svg:height="0.1in" draw:id="id200" draw:style-name="a840" draw:name="Freeform: Shape 61">
          <svg:title/>
          <svg:desc/>
          <text:p text:style-name="a839" text:class-names="" text:cond-style-name="" text:id="id199"><text:span text:style-name="a838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9.6in" svg:y="3.8in" svg:width="0.1in" svg:height="0.1in" draw:id="id202" draw:style-name="a843" draw:name="Freeform: Shape 62">
          <svg:title/>
          <svg:desc/>
          <text:p text:style-name="a842" text:class-names="" text:cond-style-name="" text:id="id201"><text:span text:style-name="a841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10.2in" svg:y="2.3in" svg:width="0.1in" svg:height="0.1in" draw:id="id204" draw:style-name="a846" draw:name="Freeform: Shape 63">
          <svg:title/>
          <svg:desc/>
          <text:p text:style-name="a845" text:class-names="" text:cond-style-name="" text:id="id203"><text:span text:style-name="a844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onnector draw:type="standard" svg:x1="4.3in" svg:y1="2.35in" draw:start-shape="id196" draw:start-glue-point="1" svg:x2="4.8in" svg:y2="3.85in" draw:end-shape="id198" draw:end-glue-point="3" draw:id="id205" draw:style-name="a848" draw:name="Connector: Elbow 64">
          <svg:title/>
          <svg:desc/>
        </draw:connector>
        <draw:connector draw:type="standard" svg:x1="4.9in" svg:y1="3.85in" draw:start-shape="id198" draw:start-glue-point="1" svg:x2="6.6in" svg:y2="5.35in" draw:end-shape="id200" draw:end-glue-point="3" draw:id="id206" draw:style-name="a850" draw:name="Connector: Elbow 65">
          <svg:title/>
          <svg:desc/>
        </draw:connector>
        <draw:connector draw:type="standard" svg:x1="6.7in" svg:y1="5.35in" draw:start-shape="id200" draw:start-glue-point="1" svg:x2="9.6in" svg:y2="3.85in" draw:end-shape="id202" draw:end-glue-point="3" draw:id="id207" draw:style-name="a852" draw:name="Connector: Elbow 66">
          <svg:title/>
          <svg:desc/>
        </draw:connector>
        <draw:connector draw:type="standard" svg:x1="9.7in" svg:y1="3.85in" draw:start-shape="id202" draw:start-glue-point="1" svg:x2="10.2in" svg:y2="2.35in" draw:end-shape="id204" draw:end-glue-point="3" draw:id="id208" draw:style-name="a854" draw:name="Connector: Elbow 67">
          <svg:title/>
          <svg:desc/>
        </draw:connector>
        <draw:frame draw:id="id211" draw:style-name="a859" draw:name="TextBox 68" svg:x="3.22008in" svg:y="1.82441in" svg:width="7.8in" svg:height="0.37559in">
          <draw:text-box>
            <text:p text:style-name="a856" text:class-names="" text:cond-style-name="" text:id="id209"><text:span text:style-name="a855" text:class-names="">Cycle <text:s text:c="9"/>0 <text:s text:c="23"/>1 <text:s text:c="10"/>2 <text:s text:c="9"/>3 <text:s text:c="9"/>20 <text:s text:c="8"/>22 <text:s text:c="8"/>25 <text:s text:c="8"/>26 <text:s text:c="21"/>27 <text:s text:c="6"/>…</text:span></text:p>
            <text:p text:style-name="a858" text:class-names="" text:cond-style-name="" text:id="id210"><text:span text:style-name="a857" text:class-names="">(Doesn’t have to correspond to pass!)</text:span></text:p>
          </draw:text-box>
          <svg:title/>
          <svg:desc/>
        </draw:frame>
        <draw:custom-shape svg:x="4in" svg:y="2.2in" svg:width="0.5in" svg:height="1.6in" draw:id="id213" draw:style-name="a862" draw:name="Freeform: Shape 69">
          <svg:title/>
          <svg:desc/>
          <text:p text:style-name="a861" text:class-names="" text:cond-style-name="" text:id="id212"><text:span text:style-name="a860" text:class-names=""/></text:p>
  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svg:x="4.6in" svg:y="3.7in" svg:width="0.5in" svg:height="1.6in" draw:id="id215" draw:style-name="a865" draw:name="Freeform: Shape 70">
          <svg:title/>
          <svg:desc/>
          <text:p text:style-name="a864" text:class-names="" text:cond-style-name="" text:id="id214"><text:span text:style-name="a863" text:class-names=""/></text:p>
  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svg:x="6.4in" svg:y="5.2in" svg:width="0.5in" svg:height="1.6in" draw:id="id217" draw:style-name="a868" draw:name="Freeform: Shape 71">
          <svg:title/>
          <svg:desc/>
          <text:p text:style-name="a867" text:class-names="" text:cond-style-name="" text:id="id216"><text:span text:style-name="a866" text:class-names=""/></text:p>
  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svg:x="9.4in" svg:y="3.7in" svg:width="0.5in" svg:height="1.6in" draw:id="id219" draw:style-name="a871" draw:name="Freeform: Shape 72">
          <svg:title/>
          <svg:desc/>
          <text:p text:style-name="a870" text:class-names="" text:cond-style-name="" text:id="id218"><text:span text:style-name="a869" text:class-names=""/></text:p>
  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svg:x="10in" svg:y="2.2in" svg:width="0.5in" svg:height="1.6in" draw:id="id221" draw:style-name="a874" draw:name="Freeform: Shape 73">
          <svg:title/>
          <svg:desc/>
          <text:p text:style-name="a873" text:class-names="" text:cond-style-name="" text:id="id220"><text:span text:style-name="a872" text:class-names=""/></text:p>
  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frame draw:id="id225" draw:style-name="a881" draw:name="TextBox 74" svg:x="3in" svg:y="7in" svg:width="7.82008in" svg:height="1.1752in">
          <draw:text-box>
            <text:p text:style-name="a876" text:class-names="" text:cond-style-name="" text:id="id222"><text:span text:style-name="a875" text:class-names="">Keep track of active input buffers in each pass</text:span></text:p>
            <text:p text:style-name="a878" text:class-names="" text:cond-style-name="" text:id="id223"><text:span text:style-name="a877" text:class-names=""/></text:p>
            <text:p text:style-name="a880" text:class-names="" text:cond-style-name="" text:id="id224"><text:span text:style-name="a879" text:class-names="">Within a pass, thread pool workers operate on only the active input buffers<text:line-break/><text:line-break/>Here, only five unit/thread operations are required for this entire operation!</text:span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98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100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102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104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88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106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108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110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112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16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118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120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122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124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126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128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130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132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134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136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138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140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142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144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146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148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150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152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154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156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158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160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162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164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166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168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170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172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174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176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178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180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182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184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186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188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190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192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194" smil:attributeName="visibility" smil:to="visible" smil:begin="0.0s" smil:dur="0.00100000004749745s" smil:fill="hold"/>
                </anim:par>
                <anim:par presentation:node-type="with-previous" presentation:preset-class="entrance" presentation:group-id="0" smil:begin="0.0s" smil:fill="hold">
                  <anim:set smil:targetElement="id113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96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98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205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00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206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02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207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04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208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presentation:group-id="0" smil:begin="0.0s" smil:fill="hold">
                  <anim:set smil:targetElement="id209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presentation:group-id="0" smil:begin="0.0s" smil:fill="hold">
                  <anim:set smil:targetElement="id210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13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215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217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219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221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225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887">
          <draw:frame draw:id="id226" draw:style-name="a884" draw:name="Slide Number Placeholder 6" svg:x="4.81102in" svg:y="10.45in" svg:width="3.68858in" svg:height="0.54961in">
            <draw:text-box>
              <text:p text:style-name="a883" text:class-names="" text:cond-style-name=""><text:span text:style-name="a882" text:class-names=""><text:page-number style:num-format="1" text:fixed="false"/></text:span></text:p>
            </draw:text-box>
            <svg:title/>
            <svg:desc/>
          </draw:frame>
          <draw:page-thumbnail draw:page-number="4" svg:x="1.50174in" svg:y="0.83507in" svg:width="5.49653in" svg:height="4.125in" presentation:class="page" draw:id="id227" presentation:style-name="a885" draw:name="Slide Image Placeholder 1">
            <svg:title/>
            <svg:desc/>
          </draw:page-thumbnail>
          <draw:frame draw:id="id228" presentation:style-name="a886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5" draw:style-name="a888" draw:master-page-name="Master1-Layout7-blank-Blank" presentation:presentation-page-layout-name="Master1-PPL7" draw:id="Slide-260">
        <draw:frame draw:id="id229" presentation:style-name="a891" draw:name="Title 1" svg:x="0in" svg:y="0.32986in" svg:width="9.9184in" svg:height="1.38021in" presentation:class="title" presentation:placeholder="false">
          <draw:text-box>
            <text:p text:style-name="a890" text:class-names="" text:cond-style-name=""><text:span text:style-name="a889" text:class-names="">A Few Details</text:span></text:p>
          </draw:text-box>
          <svg:title/>
          <svg:desc/>
        </draw:frame>
        <draw:frame draw:id="id230" presentation:style-name="a914" draw:name="Text Placeholder 2" svg:x="0in" svg:y="1.93576in" svg:width="9.9184in" svg:height="4.79514in" presentation:class="outline" presentation:placeholder="false">
          <draw:text-box>
            <text:list text:style-name="a894">
              <text:list-item>
                <text:p text:style-name="a893" text:class-names="" text:cond-style-name=""><text:span text:style-name="a892" text:class-names="">For memory efficiency, previous passes’ memory is recycled by a ring buffer to be subsequent passes memory.</text:span></text:p>
              </text:list-item>
            </text:list>
            <text:list text:style-name="a897">
              <text:list-item>
                <text:p text:style-name="a896" text:class-names="" text:cond-style-name=""><text:span text:style-name="a895" text:class-names="">Buffers are concatenated because would make future GPU implementation easier.</text:span></text:p>
              </text:list-item>
            </text:list>
            <text:list text:style-name="a900">
              <text:list-item>
                <text:p text:style-name="a899" text:class-names="" text:cond-style-name=""><text:span text:style-name="a898" text:class-names="">Input buffers are subdivided into sub-buffers, implemented as ring buffers, for each incoming connection.</text:span></text:p>
              </text:list-item>
            </text:list>
            <text:list text:style-name="a903">
              <text:list-item>
                <text:list text:style-name="a903">
                  <text:list-item>
                    <text:p text:style-name="a902" text:class-names="" text:cond-style-name=""><text:span text:style-name="a901" text:class-names="">Allows for better arbitration</text:span></text:p>
                  </text:list-item>
                </text:list>
              </text:list-item>
            </text:list>
            <text:list text:style-name="a906">
              <text:list-item>
                <text:list text:style-name="a906">
                  <text:list-item>
                    <text:p text:style-name="a905" text:class-names="" text:cond-style-name=""><text:span text:style-name="a904" text:class-names="">Completely removes ALL unit-level synchronization!</text:span></text:p>
                  </text:list-item>
                </text:list>
              </text:list-item>
            </text:list>
            <text:list text:style-name="a913">
              <text:list-item>
                <text:p text:style-name="a912" text:class-names="" text:cond-style-name=""><text:span text:style-name="a907" text:class-names="">Note:<text:s text:c="1"/></text:span><text:span text:style-name="a908" text:class-names="">subcycle</text:span><text:span text:style-name="a909" text:class-names=""><text:s text:c="1"/>passes can be simulated on small sections without simulating entire<text:s text:c="1"/></text:span><text:span text:style-name="a910" text:class-names="">arhcitecture</text:span><text:span text:style-name="a911" text:class-names="">—major advantage!</text:span></text:p>
              </text:list-item>
            </text:list>
          </draw:text-box>
          <svg:title/>
          <svg:desc/>
        </draw:frame>
        <presentation:notes draw:style-name="a920">
          <draw:frame draw:id="id231" draw:style-name="a917" draw:name="Slide Number Placeholder 6" svg:x="4.81102in" svg:y="10.45in" svg:width="3.68858in" svg:height="0.54961in">
            <draw:text-box>
              <text:p text:style-name="a916" text:class-names="" text:cond-style-name=""><text:span text:style-name="a915" text:class-names=""><text:page-number style:num-format="1" text:fixed="false"/></text:span></text:p>
            </draw:text-box>
            <svg:title/>
            <svg:desc/>
          </draw:frame>
          <draw:page-thumbnail draw:page-number="5" svg:x="1.50174in" svg:y="0.83507in" svg:width="5.49653in" svg:height="4.125in" presentation:class="page" draw:id="id232" presentation:style-name="a918" draw:name="Slide Image Placeholder 1">
            <svg:title/>
            <svg:desc/>
          </draw:page-thumbnail>
          <draw:frame draw:id="id233" presentation:style-name="a919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6" draw:style-name="a921" draw:master-page-name="Master1-Layout7-blank-Blank" presentation:presentation-page-layout-name="Master1-PPL7" draw:id="Slide-261">
        <draw:frame draw:id="id234" presentation:style-name="a924" draw:name="Title 1" svg:x="0in" svg:y="0.32986in" svg:width="9.9184in" svg:height="1.38021in" presentation:class="title" presentation:placeholder="false">
          <draw:text-box>
            <text:p text:style-name="a923" text:class-names="" text:cond-style-name=""><text:span text:style-name="a922" text:class-names="">My Prototype</text:span></text:p>
          </draw:text-box>
          <svg:title/>
          <svg:desc/>
        </draw:frame>
        <draw:frame draw:id="id235" presentation:style-name="a958" draw:name="Text Placeholder 2" svg:x="0in" svg:y="1.93576in" svg:width="9.9184in" svg:height="4.79514in" presentation:class="outline" presentation:placeholder="false">
          <draw:text-box>
            <text:list text:style-name="a927">
              <text:list-item>
                <text:p text:style-name="a926" text:class-names="" text:cond-style-name=""><text:span text:style-name="a925" text:class-names="">Implements most of this functionality already</text:span></text:p>
              </text:list-item>
            </text:list>
            <text:list text:style-name="a930">
              <text:list-item>
                <text:list text:style-name="a930">
                  <text:list-item>
                    <text:p text:style-name="a929" text:class-names="" text:cond-style-name=""><text:span text:style-name="a928" text:class-names="">Also implements basic assembler</text:span></text:p>
                  </text:list-item>
                </text:list>
              </text:list-item>
            </text:list>
            <text:list text:style-name="a933">
              <text:list-item>
                <text:list text:style-name="a933">
                  <text:list-item>
                    <text:p text:style-name="a932" text:class-names="" text:cond-style-name=""><text:span text:style-name="a931" text:class-names="">Several buffer arbitration schemes supported</text:span></text:p>
                  </text:list-item>
                </text:list>
              </text:list-item>
            </text:list>
            <text:list text:style-name="a936">
              <text:list-item>
                <text:list text:style-name="a936">
                  <text:list-item>
                    <text:p text:style-name="a935" text:class-names="" text:cond-style-name=""><text:span text:style-name="a934" text:class-names="">Multithreaded</text:span></text:p>
                  </text:list-item>
                </text:list>
              </text:list-item>
            </text:list>
            <text:list text:style-name="a939">
              <text:list-item>
                <text:p text:style-name="a938" text:class-names="" text:cond-style-name=""><text:span text:style-name="a937" text:class-names="">Limitations</text:span></text:p>
              </text:list-item>
            </text:list>
            <text:list text:style-name="a942">
              <text:list-item>
                <text:list text:style-name="a942">
                  <text:list-item>
                    <text:p text:style-name="a941" text:class-names="" text:cond-style-name=""><text:span text:style-name="a940" text:class-names="">Not all functional units (obviously), some placeholders</text:span></text:p>
                  </text:list-item>
                </text:list>
              </text:list-item>
            </text:list>
            <text:list text:style-name="a945">
              <text:list-item>
                <text:list text:style-name="a945">
                  <text:list-item>
                    <text:p text:style-name="a944" text:class-names="" text:cond-style-name=""><text:span text:style-name="a943" text:class-names="">Only one pass into future, tied to cycle</text:span></text:p>
                  </text:list-item>
                </text:list>
              </text:list-item>
            </text:list>
            <text:list text:style-name="a948">
              <text:list-item>
                <text:list text:style-name="a948">
                  <text:list-item>
                    <text:p text:style-name="a947" text:class-names="" text:cond-style-name=""><text:span text:style-name="a946" text:class-names="">No branch delay slot (simplified TP)</text:span></text:p>
                  </text:list-item>
                </text:list>
              </text:list-item>
            </text:list>
            <text:list text:style-name="a951">
              <text:list-item>
                <text:p text:style-name="a950" text:class-names="" text:cond-style-name=""><text:span text:style-name="a949" text:class-names="">Tested works on basic programs (store, checkerboard)</text:span></text:p>
              </text:list-item>
            </text:list>
            <text:list text:style-name="a954">
              <text:list-item>
                <text:p text:style-name="a953" text:class-names="" text:cond-style-name=""><text:span text:style-name="a952" text:class-names="">No dependencies!</text:span></text:p>
              </text:list-item>
            </text:list>
            <text:list text:style-name="a957">
              <text:list-item>
                <text:p text:style-name="a956" text:class-names="" text:cond-style-name=""><text:span text:style-name="a955" text:class-names="">Live demo?</text:span></text:p>
              </text:list-item>
            </text:list>
          </draw:text-box>
          <svg:title/>
          <svg:desc/>
        </draw:frame>
        <presentation:notes draw:style-name="a964">
          <draw:frame draw:id="id236" draw:style-name="a961" draw:name="Slide Number Placeholder 6" svg:x="4.81102in" svg:y="10.45in" svg:width="3.68858in" svg:height="0.54961in">
            <draw:text-box>
              <text:p text:style-name="a960" text:class-names="" text:cond-style-name=""><text:span text:style-name="a959" text:class-names=""><text:page-number style:num-format="1" text:fixed="false"/></text:span></text:p>
            </draw:text-box>
            <svg:title/>
            <svg:desc/>
          </draw:frame>
          <draw:page-thumbnail draw:page-number="6" svg:x="1.50174in" svg:y="0.83507in" svg:width="5.49653in" svg:height="4.125in" presentation:class="page" draw:id="id237" presentation:style-name="a962" draw:name="Slide Image Placeholder 1">
            <svg:title/>
            <svg:desc/>
          </draw:page-thumbnail>
          <draw:frame draw:id="id238" presentation:style-name="a963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7" draw:style-name="a965" draw:master-page-name="Master1-Layout7-blank-Blank" presentation:presentation-page-layout-name="Master1-PPL7" draw:id="Slide-262">
        <draw:frame draw:id="id239" presentation:style-name="a969" draw:name="Subtitle 1" svg:x="0in" svg:y="0.32986in" svg:width="9.9184in" svg:height="6.40104in" presentation:class="subtitle" presentation:placeholder="false">
          <draw:text-box>
            <text:list text:style-name="a968">
              <text:list-item>
                <text:p text:style-name="a967" text:class-names="" text:cond-style-name=""><text:span text:style-name="a966" text:class-names="">Discussion</text:span></text:p>
              </text:list-item>
            </text:list>
          </draw:text-box>
          <svg:title/>
          <svg:desc/>
        </draw:frame>
        <presentation:notes draw:style-name="a975">
          <draw:frame draw:id="id240" draw:style-name="a972" draw:name="Slide Number Placeholder 6" svg:x="4.81102in" svg:y="10.45in" svg:width="3.68858in" svg:height="0.54961in">
            <draw:text-box>
              <text:p text:style-name="a971" text:class-names="" text:cond-style-name=""><text:span text:style-name="a970" text:class-names=""><text:page-number style:num-format="1" text:fixed="false"/></text:span></text:p>
            </draw:text-box>
            <svg:title/>
            <svg:desc/>
          </draw:frame>
          <draw:page-thumbnail draw:page-number="7" svg:x="1.50174in" svg:y="0.83507in" svg:width="5.49653in" svg:height="4.125in" presentation:class="page" draw:id="id241" presentation:style-name="a973" draw:name="Slide Image Placeholder 1">
            <svg:title/>
            <svg:desc/>
          </draw:page-thumbnail>
          <draw:frame draw:id="id242" presentation:style-name="a974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0.82656in" svg:y="1.35358in" svg:width="9.36771in" svg:height="2.87948in"/>
      <presentation:placeholder presentation:object="subtitle" svg:x="1.3776in" svg:y="4.3441in" svg:width="8.26563in" svg:height="1.99687in"/>
      <presentation:placeholder presentation:object="date-time" svg:x="0.75768in" svg:y="7.66584in" svg:width="2.47969in" svg:height="0.44035in"/>
      <presentation:placeholder presentation:object="footer" svg:x="3.65065in" svg:y="7.66584in" svg:width="3.71953in" svg:height="0.44035in"/>
      <presentation:placeholder presentation:object="page-number" svg:x="7.78346in" svg:y="7.66584in" svg:width="2.47969in" svg:height="0.44035in"/>
    </style:presentation-page-layout>
    <style:presentation-page-layout style:name="Master1-PPL2" style:display-name="Title and Content">
      <presentation:placeholder presentation:object="title" svg:x="0.75768in" svg:y="0.44035in" svg:width="9.50547in" svg:height="1.59865in"/>
      <presentation:placeholder presentation:object="object" svg:x="0.75768in" svg:y="2.20173in" svg:width="9.50547in" svg:height="5.24777in"/>
      <presentation:placeholder presentation:object="date-time" svg:x="0.75768in" svg:y="7.66584in" svg:width="2.47969in" svg:height="0.44035in"/>
      <presentation:placeholder presentation:object="footer" svg:x="3.65065in" svg:y="7.66584in" svg:width="3.71953in" svg:height="0.44035in"/>
      <presentation:placeholder presentation:object="page-number" svg:x="7.78346in" svg:y="7.66584in" svg:width="2.47969in" svg:height="0.44035in"/>
    </style:presentation-page-layout>
    <style:presentation-page-layout style:name="Master1-PPL3" style:display-name="Section Header">
      <presentation:placeholder presentation:object="title" svg:x="0.75194in" svg:y="2.06197in" svg:width="9.50547in" svg:height="3.44044in"/>
      <presentation:placeholder presentation:object="outline" svg:x="0.75194in" svg:y="5.53495in" svg:width="9.50547in" svg:height="1.80924in"/>
      <presentation:placeholder presentation:object="date-time" svg:x="0.75768in" svg:y="7.66584in" svg:width="2.47969in" svg:height="0.44035in"/>
      <presentation:placeholder presentation:object="footer" svg:x="3.65065in" svg:y="7.66584in" svg:width="3.71953in" svg:height="0.44035in"/>
      <presentation:placeholder presentation:object="page-number" svg:x="7.78346in" svg:y="7.66584in" svg:width="2.47969in" svg:height="0.44035in"/>
    </style:presentation-page-layout>
    <style:presentation-page-layout style:name="Master1-PPL4" style:display-name="Two Content">
      <presentation:placeholder presentation:object="title" svg:x="0.75768in" svg:y="0.44035in" svg:width="9.50547in" svg:height="1.59865in"/>
      <presentation:placeholder presentation:object="object" svg:x="0.75768in" svg:y="2.20173in" svg:width="4.68385in" svg:height="5.24777in"/>
      <presentation:placeholder presentation:object="object" svg:x="5.5793in" svg:y="2.20173in" svg:width="4.68385in" svg:height="5.24777in"/>
      <presentation:placeholder presentation:object="date-time" svg:x="0.75768in" svg:y="7.66584in" svg:width="2.47969in" svg:height="0.44035in"/>
      <presentation:placeholder presentation:object="footer" svg:x="3.65065in" svg:y="7.66584in" svg:width="3.71953in" svg:height="0.44035in"/>
      <presentation:placeholder presentation:object="page-number" svg:x="7.78346in" svg:y="7.66584in" svg:width="2.47969in" svg:height="0.44035in"/>
    </style:presentation-page-layout>
    <style:presentation-page-layout style:name="Master1-PPL5" style:display-name="Comparison">
      <presentation:placeholder presentation:object="title" svg:x="0.75912in" svg:y="0.44035in" svg:width="9.50547in" svg:height="1.59865in"/>
      <presentation:placeholder presentation:object="outline" svg:x="0.75912in" svg:y="2.0275in" svg:width="4.66233in" svg:height="0.99365in"/>
      <presentation:placeholder presentation:object="object" svg:x="0.75912in" svg:y="3.02115in" svg:width="4.66233in" svg:height="4.44366in"/>
      <presentation:placeholder presentation:object="outline" svg:x="5.5793in" svg:y="2.0275in" svg:width="4.68529in" svg:height="0.99365in"/>
      <presentation:placeholder presentation:object="object" svg:x="5.5793in" svg:y="3.02115in" svg:width="4.68529in" svg:height="4.44366in"/>
      <presentation:placeholder presentation:object="date-time" svg:x="0.75768in" svg:y="7.66584in" svg:width="2.47969in" svg:height="0.44035in"/>
      <presentation:placeholder presentation:object="footer" svg:x="3.65065in" svg:y="7.66584in" svg:width="3.71953in" svg:height="0.44035in"/>
      <presentation:placeholder presentation:object="page-number" svg:x="7.78346in" svg:y="7.66584in" svg:width="2.47969in" svg:height="0.44035in"/>
    </style:presentation-page-layout>
    <style:presentation-page-layout style:name="Master1-PPL6" style:display-name="Title Only">
      <presentation:placeholder presentation:object="title" svg:x="0.75768in" svg:y="0.44035in" svg:width="9.50547in" svg:height="1.59865in"/>
      <presentation:placeholder presentation:object="date-time" svg:x="0.75768in" svg:y="7.66584in" svg:width="2.47969in" svg:height="0.44035in"/>
      <presentation:placeholder presentation:object="footer" svg:x="3.65065in" svg:y="7.66584in" svg:width="3.71953in" svg:height="0.44035in"/>
      <presentation:placeholder presentation:object="page-number" svg:x="7.78346in" svg:y="7.66584in" svg:width="2.47969in" svg:height="0.44035in"/>
    </style:presentation-page-layout>
    <style:presentation-page-layout style:name="Master1-PPL7" style:display-name="Blank">
      <presentation:placeholder presentation:object="date-time" svg:x="0.75768in" svg:y="7.66584in" svg:width="2.47969in" svg:height="0.44035in"/>
      <presentation:placeholder presentation:object="footer" svg:x="3.65065in" svg:y="7.66584in" svg:width="3.71953in" svg:height="0.44035in"/>
      <presentation:placeholder presentation:object="page-number" svg:x="7.78346in" svg:y="7.66584in" svg:width="2.47969in" svg:height="0.44035in"/>
    </style:presentation-page-layout>
    <style:presentation-page-layout style:name="Master1-PPL8" style:display-name="Content with Caption">
      <presentation:placeholder presentation:object="title" svg:x="0.75912in" svg:y="0.55139in" svg:width="3.55451in" svg:height="1.92986in"/>
      <presentation:placeholder presentation:object="object" svg:x="4.68529in" svg:y="1.19085in" svg:width="5.5793in" svg:height="5.87765in"/>
      <presentation:placeholder presentation:object="outline" svg:x="0.75912in" svg:y="2.48125in" svg:width="3.55451in" svg:height="4.59682in"/>
      <presentation:placeholder presentation:object="date-time" svg:x="0.75768in" svg:y="7.66584in" svg:width="2.47969in" svg:height="0.44035in"/>
      <presentation:placeholder presentation:object="footer" svg:x="3.65065in" svg:y="7.66584in" svg:width="3.71953in" svg:height="0.44035in"/>
      <presentation:placeholder presentation:object="page-number" svg:x="7.78346in" svg:y="7.66584in" svg:width="2.47969in" svg:height="0.44035in"/>
    </style:presentation-page-layout>
    <style:presentation-page-layout style:name="Master1-PPL9" style:display-name="Picture with Caption">
      <presentation:placeholder presentation:object="title" svg:x="0.75912in" svg:y="0.55139in" svg:width="3.55451in" svg:height="1.92986in"/>
      <presentation:placeholder presentation:object="graphic" svg:x="4.68529in" svg:y="1.19085in" svg:width="5.5793in" svg:height="5.87765in"/>
      <presentation:placeholder presentation:object="outline" svg:x="0.75912in" svg:y="2.48125in" svg:width="3.55451in" svg:height="4.59682in"/>
      <presentation:placeholder presentation:object="date-time" svg:x="0.75768in" svg:y="7.66584in" svg:width="2.47969in" svg:height="0.44035in"/>
      <presentation:placeholder presentation:object="footer" svg:x="3.65065in" svg:y="7.66584in" svg:width="3.71953in" svg:height="0.44035in"/>
      <presentation:placeholder presentation:object="page-number" svg:x="7.78346in" svg:y="7.66584in" svg:width="2.47969in" svg:height="0.44035in"/>
    </style:presentation-page-layout>
    <style:presentation-page-layout style:name="Master1-PPL10" style:display-name="Title and Vertical Text">
      <presentation:placeholder presentation:object="title" svg:x="0.75768in" svg:y="0.44035in" svg:width="9.50547in" svg:height="1.59865in"/>
      <presentation:placeholder presentation:object="outline" svg:x="0.75768in" svg:y="2.20173in" svg:width="9.50547in" svg:height="5.24777in"/>
      <presentation:placeholder presentation:object="date-time" svg:x="0.75768in" svg:y="7.66584in" svg:width="2.47969in" svg:height="0.44035in"/>
      <presentation:placeholder presentation:object="footer" svg:x="3.65065in" svg:y="7.66584in" svg:width="3.71953in" svg:height="0.44035in"/>
      <presentation:placeholder presentation:object="page-number" svg:x="7.78346in" svg:y="7.66584in" svg:width="2.47969in" svg:height="0.44035in"/>
    </style:presentation-page-layout>
    <style:presentation-page-layout style:name="Master1-PPL11" style:display-name="Vertical Title and Text">
      <presentation:placeholder presentation:object="title" svg:x="7.88678in" svg:y="0.44035in" svg:width="2.37637in" svg:height="7.00915in"/>
      <presentation:placeholder presentation:object="outline" svg:x="0.75768in" svg:y="0.44035in" svg:width="6.99134in" svg:height="7.00915in"/>
      <presentation:placeholder presentation:object="date-time" svg:x="0.75768in" svg:y="7.66584in" svg:width="2.47969in" svg:height="0.44035in"/>
      <presentation:placeholder presentation:object="footer" svg:x="3.65065in" svg:y="7.66584in" svg:width="3.71953in" svg:height="0.44035in"/>
      <presentation:placeholder presentation:object="page-number" svg:x="7.78346in" svg:y="7.66584in" svg:width="2.47969in" svg:height="0.44035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851" svg:viewBox="0 0 20 30" svg:d="m10 0-10 30h20z"/>
    <draw:marker draw:name="a847" svg:viewBox="0 0 20 30" svg:d="m10 0-10 30h20z"/>
    <draw:marker draw:name="a853" svg:viewBox="0 0 20 30" svg:d="m10 0-10 30h20z"/>
    <draw:marker draw:name="a849" svg:viewBox="0 0 20 30" svg:d="m10 0-10 30h20z"/>
  </office:styles>
  <office:automatic-styles>
    <style:page-layout style:name="pageLayout1">
      <style:page-layout-properties fo:page-width="11.02083in" fo:page-height="8.27083in" style:print-orientation="landscape" style:register-truth-ref-style-name=""/>
    </style:page-layout>
    <style:page-layout style:name="pageLayout2">
      <style:page-layout-properties fo:page-width="8.5in" fo:page-height="11in" style:print-orientation="portrait" style:register-truth-ref-style-name=""/>
    </style:page-layout>
    <style:page-layout style:name="pageLayout3">
      <style:page-layout-properties fo:page-width="8.5in" fo:page-height="11in" style:print-orientation="portrait" style:register-truth-ref-style-name=""/>
    </style:page-layout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0%" fo:text-align="left" style:tab-stop-distance="1.1021in" fo:margin-left="0.82657in" fo:margin-right="0in" fo:text-indent="-0.27552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611in" style:font-size-asian="0.30611in" style:font-size-complex="0.30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0%" fo:text-align="left" style:tab-stop-distance="1.1021in" fo:margin-left="1.37762in" fo:margin-right="0in" fo:text-indent="-0.27552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0%" fo:text-align="left" style:tab-stop-distance="1.1021in" fo:margin-left="1.92867in" fo:margin-right="0in" fo:text-indent="-0.27552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.1021in" fo:margin-left="1.92867in" fo:margin-right="0in" fo:text-indent="-0.27552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90%" fo:text-align="left" style:tab-stop-distance="1.1021in" fo:margin-left="2.47973in" fo:margin-right="0in" fo:text-indent="-0.27552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10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7347in" style:font-size-asian="0.67347in" style:font-size-complex="0.6734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7347in" style:font-size-asian="0.67347in" style:font-size-complex="0.6734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.102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23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8986in" style:font-size-asian="0.48986in" style:font-size-complex="0.4898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8986in" style:font-size-asian="0.48986in" style:font-size-complex="0.4898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6">
      <style:paragraph-properties fo:line-height="90%" fo:text-align="left" style:tab-stop-distance="1.102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8986in" style:font-size-asian="0.48986in" style:font-size-complex="0.4898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">
      <style:paragraph-properties fo:line-height="90%" fo:text-align="left" style:tab-stop-distance="1.1021in" fo:margin-left="1.92867in" fo:margin-right="0in" fo:text-indent="-0.27552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1">
      <style:paragraph-properties fo:line-height="90%" fo:text-align="left" style:tab-stop-distance="1.1021in" fo:margin-left="2.47973in" fo:margin-right="0in" fo:text-indent="-0.27552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8986in" style:font-size-asian="0.48986in" style:font-size-complex="0.4898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5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7347in" style:font-size-asian="0.67347in" style:font-size-complex="0.6734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7347in" style:font-size-asian="0.67347in" style:font-size-complex="0.6734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90%" fo:text-align="left" style:tab-stop-distance="1.102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">
      <style:paragraph-properties fo:line-height="90%" fo:text-align="left" style:tab-stop-distance="1.1021in" fo:margin-left="2.47973in" fo:margin-right="0in" fo:text-indent="-0.27552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draw:fill="none" draw:stroke="none"/>
    </style:style>
    <style:style style:family="text" style:name="a3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5">
      <style:graphic-properties draw:fill="none" draw:stroke="non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0">
      <style:paragraph-properties fo:line-height="90%" fo:text-align="left" style:tab-stop-distance="1.1021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4486in" style:font-size-asian="0.24486in" style:font-size-complex="0.2448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90%" fo:text-align="left" style:tab-stop-distance="1.1021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2861in" style:font-size-asian="0.42861in" style:font-size-complex="0.428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90%" fo:text-align="left" style:tab-stop-distance="1.1021in" fo:margin-left="0.27552in" fo:margin-right="0in" fo:text-indent="-0.27552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736in" style:font-size-asian="0.36736in" style:font-size-complex="0.367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90%" fo:text-align="left" style:tab-stop-distance="1.1021in" fo:margin-left="0.82657in" fo:margin-right="0in" fo:text-indent="-0.27552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611in" style:font-size-asian="0.30611in" style:font-size-complex="0.30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90%" fo:text-align="left" style:tab-stop-distance="1.1021in" fo:margin-left="1.37762in" fo:margin-right="0in" fo:text-indent="-0.27552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4">
      <style:graphic-properties draw:fill="none" draw:stroke="none"/>
    </style:style>
    <style:style style:family="text" style:name="a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">
      <style:graphic-properties draw:fill="none" draw:stroke="non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9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0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9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6">
      <style:graphic-properties draw:fill="none" draw:stroke="non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4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36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7347in" style:font-size-asian="0.67347in" style:font-size-complex="0.6734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7347in" style:font-size-asian="0.67347in" style:font-size-complex="0.6734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39">
      <style:paragraph-properties fo:line-height="90%" fo:text-align="left" style:tab-stop-distance="1.102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2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1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3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6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134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91847in" style:font-size-asian="0.91847in" style:font-size-complex="0.9184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91847in" style:font-size-asian="0.91847in" style:font-size-complex="0.9184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37">
      <style:paragraph-properties fo:line-height="90%" fo:text-align="left" style:tab-stop-distance="1.102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9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736in" style:font-size-asian="0.36736in" style:font-size-complex="0.367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736in" style:font-size-asian="0.36736in" style:font-size-complex="0.367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90%" fo:text-align="left" style:tab-stop-distance="1.1021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2861in" style:font-size-asian="0.42861in" style:font-size-complex="0.428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.1021in" fo:margin-left="0.27552in" fo:margin-right="0in" fo:text-indent="-0.27552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736in" style:font-size-asian="0.36736in" style:font-size-complex="0.367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.1021in" fo:margin-left="0.82657in" fo:margin-right="0in" fo:text-indent="-0.27552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3">
      <style:graphic-properties draw:fill="none" draw:stroke="non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5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63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7347in" style:font-size-asian="0.67347in" style:font-size-complex="0.6734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7347in" style:font-size-asian="0.67347in" style:font-size-complex="0.6734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1.102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2861in" style:font-size-asian="0.42861in" style:font-size-complex="0.428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0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40">
      <style:paragraph-properties fo:line-height="90%" fo:text-align="left" style:tab-stop-distance="1.1021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0%" fo:text-align="left" style:tab-stop-distance="1.1021in" fo:margin-left="0.27552in" fo:margin-right="0in" fo:text-indent="-0.27552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2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73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611in" style:font-size-asian="0.30611in" style:font-size-complex="0.30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90%" fo:text-align="left" style:tab-stop-distance="1.1021in" fo:margin-left="1.37762in" fo:margin-right="0in" fo:text-indent="-0.27552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.1021in" fo:margin-left="1.92867in" fo:margin-right="0in" fo:text-indent="-0.27552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.1021in" fo:margin-left="2.47973in" fo:margin-right="0in" fo:text-indent="-0.27552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736in" style:font-size-asian="0.36736in" style:font-size-complex="0.367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90%" fo:text-align="left" style:tab-stop-distance="1.1021in" fo:margin-left="0.82657in" fo:margin-right="0in" fo:text-indent="-0.27552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611in" style:font-size-asian="0.30611in" style:font-size-complex="0.30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90%" fo:text-align="left" style:tab-stop-distance="1.1021in" fo:margin-left="1.37762in" fo:margin-right="0in" fo:text-indent="-0.27552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90%" fo:text-align="left" style:tab-stop-distance="1.1021in" fo:margin-left="1.92867in" fo:margin-right="0in" fo:text-indent="-0.27552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3">
      <style:graphic-properties draw:fill="none" draw:stroke="non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736in" style:font-size-asian="0.36736in" style:font-size-complex="0.367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3">
      <style:paragraph-properties fo:line-height="90%" fo:text-align="left" style:tab-stop-distance="1.1021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2861in" style:font-size-asian="0.42861in" style:font-size-complex="0.428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90%" fo:text-align="left" style:tab-stop-distance="1.1021in" fo:margin-left="0.27552in" fo:margin-right="0in" fo:text-indent="-0.27552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70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8986in" style:font-size-asian="0.48986in" style:font-size-complex="0.4898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736in" style:font-size-asian="0.36736in" style:font-size-complex="0.367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8986in" style:font-size-asian="0.48986in" style:font-size-complex="0.4898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.102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8986in" style:font-size-asian="0.48986in" style:font-size-complex="0.4898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.1021in" fo:margin-left="0.27552in" fo:margin-right="0in" fo:text-indent="-0.27552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2861in" style:font-size-asian="0.42861in" style:font-size-complex="0.428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90%" fo:text-align="left" style:tab-stop-distance="1.1021in" fo:margin-left="0.82657in" fo:margin-right="0in" fo:text-indent="-0.27552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0%" fo:text-align="left" style:tab-stop-distance="1.1021in" fo:margin-left="2.47973in" fo:margin-right="0in" fo:text-indent="-0.27552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90%" fo:text-align="left" style:tab-stop-distance="1.1021in" fo:margin-left="0.82657in" fo:margin-right="0in" fo:text-indent="-0.27552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611in" style:font-size-asian="0.30611in" style:font-size-complex="0.30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.1021in" fo:margin-left="1.37762in" fo:margin-right="0in" fo:text-indent="-0.27552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.1021in" fo:margin-left="1.92867in" fo:margin-right="0in" fo:text-indent="-0.27552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736in" style:font-size-asian="0.36736in" style:font-size-complex="0.367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90%" fo:text-align="left" style:tab-stop-distance="1.1021in" fo:margin-left="1.37762in" fo:margin-right="0in" fo:text-indent="-0.27552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611in" style:font-size-asian="0.30611in" style:font-size-complex="0.30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90%" fo:text-align="left" style:tab-stop-distance="1.1021in" fo:margin-left="1.92867in" fo:margin-right="0in" fo:text-indent="-0.27552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611in" style:font-size-asian="0.30611in" style:font-size-complex="0.30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611in" style:font-size-asian="0.30611in" style:font-size-complex="0.30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9">
      <style:paragraph-properties fo:line-height="90%" fo:text-align="left" style:tab-stop-distance="1.1021in" fo:margin-left="2.47973in" fo:margin-right="0in" fo:text-indent="-0.27552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5">
      <style:graphic-properties draw:fill="none" draw:stroke="non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9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0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7347in" style:font-size-asian="0.67347in" style:font-size-complex="0.6734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7347in" style:font-size-asian="0.67347in" style:font-size-complex="0.6734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90%" fo:text-align="left" style:tab-stop-distance="1.102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2861in" style:font-size-asian="0.42861in" style:font-size-complex="0.428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.1021in" fo:margin-left="0.27552in" fo:margin-right="0in" fo:text-indent="-0.27552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.1021in" fo:margin-left="2.47973in" fo:margin-right="0in" fo:text-indent="-0.27552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736in" style:font-size-asian="0.36736in" style:font-size-complex="0.367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90%" fo:text-align="left" style:tab-stop-distance="1.1021in" fo:margin-left="0.82657in" fo:margin-right="0in" fo:text-indent="-0.27552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4486in" style:font-size-asian="0.24486in" style:font-size-complex="0.2448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90%" fo:text-align="left" style:tab-stop-distance="1.1021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611in" style:font-size-asian="0.30611in" style:font-size-complex="0.30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.1021in" fo:margin-left="1.37762in" fo:margin-right="0in" fo:text-indent="-0.27552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1.1021in" fo:margin-left="1.92867in" fo:margin-right="0in" fo:text-indent="-0.27552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90%" fo:text-align="left" style:tab-stop-distance="1.1021in" fo:margin-left="2.47973in" fo:margin-right="0in" fo:text-indent="-0.27552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3">
      <style:graphic-properties draw:fill="none" draw:stroke="non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9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2861in" style:font-size-asian="0.42861in" style:font-size-complex="0.428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90%" fo:text-align="left" style:tab-stop-distance="1.1021in" fo:margin-left="0.27552in" fo:margin-right="0in" fo:text-indent="-0.27552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736in" style:font-size-asian="0.36736in" style:font-size-complex="0.367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90%" fo:text-align="left" style:tab-stop-distance="1.1021in" fo:margin-left="0.82657in" fo:margin-right="0in" fo:text-indent="-0.27552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611in" style:font-size-asian="0.30611in" style:font-size-complex="0.30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0%" fo:text-align="left" style:tab-stop-distance="1.1021in" fo:margin-left="1.37762in" fo:margin-right="0in" fo:text-indent="-0.27552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611in" style:font-size-asian="0.30611in" style:font-size-complex="0.30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.1021in" fo:margin-left="1.37762in" fo:margin-right="0in" fo:text-indent="-0.27552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.1021in" fo:margin-left="1.92867in" fo:margin-right="0in" fo:text-indent="-0.27552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.1021in" fo:margin-left="2.47973in" fo:margin-right="0in" fo:text-indent="-0.27552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">
      <style:graphic-properties draw:fill="none" draw:stroke="non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9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000000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7347in" style:font-size-asian="0.67347in" style:font-size-complex="0.6734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7347in" style:font-size-asian="0.67347in" style:font-size-complex="0.6734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.102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2861in" style:font-size-asian="0.42861in" style:font-size-complex="0.428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.1021in" fo:margin-left="0.27552in" fo:margin-right="0in" fo:text-indent="-0.27552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736in" style:font-size-asian="0.36736in" style:font-size-complex="0.367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.1021in" fo:margin-left="0.82657in" fo:margin-right="0in" fo:text-indent="-0.27552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91847in" style:font-size-asian="0.91847in" style:font-size-complex="0.9184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91847in" style:font-size-asian="0.91847in" style:font-size-complex="0.9184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90%" fo:text-align="center" style:tab-stop-distance="1.102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736in" style:font-size-asian="0.36736in" style:font-size-complex="0.367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736in" style:font-size-asian="0.36736in" style:font-size-complex="0.367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">
      <style:paragraph-properties fo:line-height="90%" fo:text-align="center" style:tab-stop-distance="1.1021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3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6">
      <style:graphic-properties draw:fill="none" draw:stroke="none"/>
    </style:style>
    <style:style style:family="presentation" style:name="a6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2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7347in" style:font-size-asian="0.67347in" style:font-size-complex="0.6734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">
      <style:graphic-properties draw:fill="none" draw:stroke="none"/>
    </style:style>
    <style:style style:family="text" style:name="a5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7347in" style:font-size-asian="0.67347in" style:font-size-complex="0.6734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5">
      <style:paragraph-properties fo:line-height="90%" fo:text-align="left" style:tab-stop-distance="1.102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2861in" style:font-size-asian="0.42861in" style:font-size-complex="0.428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.1021in" fo:margin-left="0.27552in" fo:margin-right="0in" fo:text-indent="-0.27552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0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11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736in" style:font-size-asian="0.36736in" style:font-size-complex="0.367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207">
      <text:list-level-style-bullet text:level="1" text:bullet-char="•">
        <style:list-level-properties text:space-before="0in" text:min-label-width="0.2755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05in" text:min-label-width="0.2755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1in" text:min-label-width="0.2755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15in" text:min-label-width="0.2755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2in" text:min-label-width="0.2755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525in" text:min-label-width="0.2755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3063in" text:min-label-width="0.2755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85735in" text:min-label-width="0.2755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4084in" text:min-label-width="0.27552in"/>
        <style:text-properties fo:font-family="Arial" style:font-family-generic="swiss" style:font-pitch="variable" fo:font-size="100%"/>
      </text:list-level-style-bullet>
    </text:list-style>
    <text:list-style style:name="a383">
      <text:list-level-style-bullet text:level="1" text:bullet-char="•">
        <style:list-level-properties text:space-before="0in" text:min-label-width="0.2755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05in" text:min-label-width="0.2755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1in" text:min-label-width="0.2755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15in" text:min-label-width="0.2755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2in" text:min-label-width="0.2755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525in" text:min-label-width="0.2755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3063in" text:min-label-width="0.2755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85735in" text:min-label-width="0.2755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4084in" text:min-label-width="0.27552in"/>
        <style:text-properties fo:font-family="Arial" style:font-family-generic="swiss" style:font-pitch="variable" fo:font-size="100%"/>
      </text:list-level-style-bullet>
    </text:list-style>
    <text:list-style style:name="a95">
      <text:list-level-style-bullet text:level="1" text:bullet-char="•">
        <style:list-level-properties text:space-before="0in" text:min-label-width="0.2755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05in" text:min-label-width="0.2755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1in" text:min-label-width="0.2755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15in" text:min-label-width="0.2755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2in" text:min-label-width="0.2755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525in" text:min-label-width="0.2755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3063in" text:min-label-width="0.2755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85735in" text:min-label-width="0.2755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4084in" text:min-label-width="0.27552in"/>
        <style:text-properties fo:font-family="Arial" style:font-family-generic="swiss" style:font-pitch="variable" fo:font-size="100%"/>
      </text:list-level-style-bullet>
    </text:list-style>
    <text:list-style style:name="a4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5105in"/>
      </text:list-level-style-number>
      <text:list-level-style-number text:level="3" style:num-format="">
        <style:list-level-properties text:space-before="1.1021in"/>
      </text:list-level-style-number>
      <text:list-level-style-number text:level="4" style:num-format="">
        <style:list-level-properties text:space-before="1.65315in"/>
      </text:list-level-style-number>
      <text:list-level-style-number text:level="5" style:num-format="">
        <style:list-level-properties text:space-before="2.2042in"/>
      </text:list-level-style-number>
      <text:list-level-style-number text:level="6" style:num-format="">
        <style:list-level-properties text:space-before="2.75525in"/>
      </text:list-level-style-number>
      <text:list-level-style-number text:level="7" style:num-format="">
        <style:list-level-properties text:space-before="3.3063in"/>
      </text:list-level-style-number>
      <text:list-level-style-number text:level="8" style:num-format="">
        <style:list-level-properties text:space-before="3.85735in"/>
      </text:list-level-style-number>
      <text:list-level-style-number text:level="9" style:num-format="">
        <style:list-level-properties text:space-before="4.4084in"/>
      </text:list-level-style-number>
    </text:list-style>
    <text:list-style style:name="a386">
      <text:list-level-style-bullet text:level="1" text:bullet-char="•">
        <style:list-level-properties text:space-before="0in" text:min-label-width="0.2755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05in" text:min-label-width="0.2755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1in" text:min-label-width="0.2755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15in" text:min-label-width="0.2755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2in" text:min-label-width="0.2755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525in" text:min-label-width="0.2755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3063in" text:min-label-width="0.2755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85735in" text:min-label-width="0.2755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4084in" text:min-label-width="0.27552in"/>
        <style:text-properties fo:font-family="Arial" style:font-family-generic="swiss" style:font-pitch="variable" fo:font-size="100%"/>
      </text:list-level-style-bullet>
    </text:list-style>
    <text:list-style style:name="a98">
      <text:list-level-style-bullet text:level="1" text:bullet-char="•">
        <style:list-level-properties text:space-before="0in" text:min-label-width="0.2755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05in" text:min-label-width="0.2755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1in" text:min-label-width="0.2755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15in" text:min-label-width="0.2755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2in" text:min-label-width="0.2755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525in" text:min-label-width="0.2755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3063in" text:min-label-width="0.2755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85735in" text:min-label-width="0.2755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4084in" text:min-label-width="0.27552in"/>
        <style:text-properties fo:font-family="Arial" style:font-family-generic="swiss" style:font-pitch="variable" fo:font-size="100%"/>
      </text:list-level-style-bullet>
    </text:list-style>
    <text:list-style style:name="a271">
      <text:list-level-style-bullet text:level="1" text:bullet-char="•">
        <style:list-level-properties text:space-before="0in" text:min-label-width="0.2755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05in" text:min-label-width="0.2755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1in" text:min-label-width="0.2755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15in" text:min-label-width="0.2755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2in" text:min-label-width="0.2755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525in" text:min-label-width="0.2755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3063in" text:min-label-width="0.2755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85735in" text:min-label-width="0.2755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4084in" text:min-label-width="0.27552in"/>
        <style:text-properties fo:font-family="Arial" style:font-family-generic="swiss" style:font-pitch="variable" fo:font-size="100%"/>
      </text:list-level-style-bullet>
    </text:list-style>
    <text:list-style style:name="a274">
      <text:list-level-style-bullet text:level="1" text:bullet-char="•">
        <style:list-level-properties text:space-before="0in" text:min-label-width="0.2755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05in" text:min-label-width="0.2755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1in" text:min-label-width="0.2755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15in" text:min-label-width="0.2755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2in" text:min-label-width="0.2755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525in" text:min-label-width="0.2755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3063in" text:min-label-width="0.2755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85735in" text:min-label-width="0.2755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4084in" text:min-label-width="0.27552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755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05in" text:min-label-width="0.2755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1in" text:min-label-width="0.2755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15in" text:min-label-width="0.2755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2in" text:min-label-width="0.2755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525in" text:min-label-width="0.2755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3063in" text:min-label-width="0.2755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85735in" text:min-label-width="0.2755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4084in" text:min-label-width="0.27552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755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05in" text:min-label-width="0.2755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1in" text:min-label-width="0.2755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15in" text:min-label-width="0.2755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2in" text:min-label-width="0.2755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525in" text:min-label-width="0.2755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3063in" text:min-label-width="0.2755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85735in" text:min-label-width="0.2755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4084in" text:min-label-width="0.27552in"/>
        <style:text-properties fo:font-family="Arial" style:font-family-generic="swiss" style:font-pitch="variable" fo:font-size="100%"/>
      </text:list-level-style-bullet>
    </text:list-style>
    <text:list-style style:name="a277">
      <text:list-level-style-bullet text:level="1" text:bullet-char="•">
        <style:list-level-properties text:space-before="0in" text:min-label-width="0.2755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05in" text:min-label-width="0.2755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1in" text:min-label-width="0.2755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15in" text:min-label-width="0.2755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2in" text:min-label-width="0.2755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525in" text:min-label-width="0.2755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3063in" text:min-label-width="0.2755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85735in" text:min-label-width="0.2755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4084in" text:min-label-width="0.27552in"/>
        <style:text-properties fo:font-family="Arial" style:font-family-generic="swiss" style:font-pitch="variable" fo:font-size="100%"/>
      </text:list-level-style-bullet>
    </text:list-style>
    <text:list-style style:name="a253">
      <text:list-level-style-bullet text:level="1" text:bullet-char="•">
        <style:list-level-properties text:space-before="0in" text:min-label-width="0.2755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05in" text:min-label-width="0.2755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1in" text:min-label-width="0.2755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15in" text:min-label-width="0.2755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2in" text:min-label-width="0.2755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525in" text:min-label-width="0.2755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3063in" text:min-label-width="0.2755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85735in" text:min-label-width="0.2755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4084in" text:min-label-width="0.27552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755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05in" text:min-label-width="0.2755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1in" text:min-label-width="0.2755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15in" text:min-label-width="0.2755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2in" text:min-label-width="0.2755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525in" text:min-label-width="0.2755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3063in" text:min-label-width="0.2755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85735in" text:min-label-width="0.2755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4084in" text:min-label-width="0.27552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755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05in" text:min-label-width="0.2755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1in" text:min-label-width="0.2755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15in" text:min-label-width="0.2755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2in" text:min-label-width="0.2755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525in" text:min-label-width="0.2755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3063in" text:min-label-width="0.2755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85735in" text:min-label-width="0.2755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4084in" text:min-label-width="0.27552in"/>
        <style:text-properties fo:font-family="Arial" style:font-family-generic="swiss" style:font-pitch="variable" fo:font-size="100%"/>
      </text:list-level-style-bullet>
    </text:list-style>
    <text:list-style style:name="a256">
      <text:list-level-style-bullet text:level="1" text:bullet-char="•">
        <style:list-level-properties text:space-before="0in" text:min-label-width="0.2755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05in" text:min-label-width="0.2755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1in" text:min-label-width="0.2755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15in" text:min-label-width="0.2755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2in" text:min-label-width="0.2755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525in" text:min-label-width="0.2755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3063in" text:min-label-width="0.2755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85735in" text:min-label-width="0.2755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4084in" text:min-label-width="0.27552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755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05in" text:min-label-width="0.2755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1in" text:min-label-width="0.2755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15in" text:min-label-width="0.2755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2in" text:min-label-width="0.2755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525in" text:min-label-width="0.2755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3063in" text:min-label-width="0.2755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85735in" text:min-label-width="0.2755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4084in" text:min-label-width="0.27552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755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05in" text:min-label-width="0.2755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1in" text:min-label-width="0.2755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15in" text:min-label-width="0.2755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2in" text:min-label-width="0.2755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525in" text:min-label-width="0.2755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3063in" text:min-label-width="0.2755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85735in" text:min-label-width="0.2755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4084in" text:min-label-width="0.27552in"/>
        <style:text-properties fo:font-family="Arial" style:font-family-generic="swiss" style:font-pitch="variable" fo:font-size="100%"/>
      </text:list-level-style-bullet>
    </text:list-style>
    <text:list-style style:name="a483">
      <text:list-level-style-bullet text:level="1" text:bullet-char="•">
        <style:list-level-properties text:space-before="0in" text:min-label-width="0.2755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05in" text:min-label-width="0.2755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1in" text:min-label-width="0.2755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15in" text:min-label-width="0.2755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2in" text:min-label-width="0.2755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525in" text:min-label-width="0.2755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3063in" text:min-label-width="0.2755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85735in" text:min-label-width="0.2755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4084in" text:min-label-width="0.27552in"/>
        <style:text-properties fo:font-family="Arial" style:font-family-generic="swiss" style:font-pitch="variable" fo:font-size="100%"/>
      </text:list-level-style-bullet>
    </text:list-style>
    <text:list-style style:name="a532">
      <text:list-level-style-bullet text:level="1" text:bullet-char="•">
        <style:list-level-properties text:space-before="0in" text:min-label-width="0.2755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05in" text:min-label-width="0.2755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1in" text:min-label-width="0.2755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15in" text:min-label-width="0.2755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2in" text:min-label-width="0.2755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525in" text:min-label-width="0.2755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3063in" text:min-label-width="0.2755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85735in" text:min-label-width="0.2755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4084in" text:min-label-width="0.27552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755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05in" text:min-label-width="0.2755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1in" text:min-label-width="0.2755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15in" text:min-label-width="0.2755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2in" text:min-label-width="0.2755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525in" text:min-label-width="0.2755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3063in" text:min-label-width="0.2755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85735in" text:min-label-width="0.2755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4084in" text:min-label-width="0.27552in"/>
        <style:text-properties fo:font-family="Arial" style:font-family-generic="swiss" style:font-pitch="variable" fo:font-size="100%"/>
      </text:list-level-style-bullet>
    </text:list-style>
    <text:list-style style:name="a390">
      <text:list-level-style-bullet text:level="1" text:bullet-char="•">
        <style:list-level-properties text:space-before="0in" text:min-label-width="0.2755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05in" text:min-label-width="0.2755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1in" text:min-label-width="0.2755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15in" text:min-label-width="0.2755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2in" text:min-label-width="0.2755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525in" text:min-label-width="0.2755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3063in" text:min-label-width="0.2755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85735in" text:min-label-width="0.2755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4084in" text:min-label-width="0.27552in"/>
        <style:text-properties fo:font-family="Arial" style:font-family-generic="swiss" style:font-pitch="variable" fo:font-size="100%"/>
      </text:list-level-style-bullet>
    </text:list-style>
    <text:list-style style:name="a1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5105in"/>
      </text:list-level-style-number>
      <text:list-level-style-number text:level="3" style:num-format="">
        <style:list-level-properties text:space-before="1.1021in"/>
      </text:list-level-style-number>
      <text:list-level-style-number text:level="4" style:num-format="">
        <style:list-level-properties text:space-before="1.65315in"/>
      </text:list-level-style-number>
      <text:list-level-style-number text:level="5" style:num-format="">
        <style:list-level-properties text:space-before="2.2042in"/>
      </text:list-level-style-number>
      <text:list-level-style-number text:level="6" style:num-format="">
        <style:list-level-properties text:space-before="2.75525in"/>
      </text:list-level-style-number>
      <text:list-level-style-number text:level="7" style:num-format="">
        <style:list-level-properties text:space-before="3.3063in"/>
      </text:list-level-style-number>
      <text:list-level-style-number text:level="8" style:num-format="">
        <style:list-level-properties text:space-before="3.85735in"/>
      </text:list-level-style-number>
      <text:list-level-style-number text:level="9" style:num-format="">
        <style:list-level-properties text:space-before="4.4084in"/>
      </text:list-level-style-number>
    </text:list-style>
    <text:list-style style:name="a3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5105in"/>
      </text:list-level-style-number>
      <text:list-level-style-number text:level="3" style:num-format="">
        <style:list-level-properties text:space-before="1.1021in"/>
      </text:list-level-style-number>
      <text:list-level-style-number text:level="4" style:num-format="">
        <style:list-level-properties text:space-before="1.65315in"/>
      </text:list-level-style-number>
      <text:list-level-style-number text:level="5" style:num-format="">
        <style:list-level-properties text:space-before="2.2042in"/>
      </text:list-level-style-number>
      <text:list-level-style-number text:level="6" style:num-format="">
        <style:list-level-properties text:space-before="2.75525in"/>
      </text:list-level-style-number>
      <text:list-level-style-number text:level="7" style:num-format="">
        <style:list-level-properties text:space-before="3.3063in"/>
      </text:list-level-style-number>
      <text:list-level-style-number text:level="8" style:num-format="">
        <style:list-level-properties text:space-before="3.85735in"/>
      </text:list-level-style-number>
      <text:list-level-style-number text:level="9" style:num-format="">
        <style:list-level-properties text:space-before="4.4084in"/>
      </text:list-level-style-number>
    </text:list-style>
    <text:list-style style:name="a519">
      <text:list-level-style-bullet text:level="1" text:bullet-char="•">
        <style:list-level-properties text:space-before="0in" text:min-label-width="0.2755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05in" text:min-label-width="0.2755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1in" text:min-label-width="0.2755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15in" text:min-label-width="0.2755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2in" text:min-label-width="0.2755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525in" text:min-label-width="0.2755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3063in" text:min-label-width="0.2755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85735in" text:min-label-width="0.2755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4084in" text:min-label-width="0.27552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755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05in" text:min-label-width="0.2755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1in" text:min-label-width="0.2755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15in" text:min-label-width="0.2755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2in" text:min-label-width="0.2755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525in" text:min-label-width="0.2755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3063in" text:min-label-width="0.2755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85735in" text:min-label-width="0.2755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4084in" text:min-label-width="0.27552in"/>
        <style:text-properties fo:font-family="Arial" style:font-family-generic="swiss" style:font-pitch="variable" fo:font-size="100%"/>
      </text:list-level-style-bullet>
    </text:list-style>
    <text:list-style style:name="a377">
      <text:list-level-style-bullet text:level="1" text:bullet-char="•">
        <style:list-level-properties text:space-before="0in" text:min-label-width="0.2755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05in" text:min-label-width="0.2755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1in" text:min-label-width="0.2755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15in" text:min-label-width="0.2755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2in" text:min-label-width="0.2755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525in" text:min-label-width="0.2755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3063in" text:min-label-width="0.2755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85735in" text:min-label-width="0.2755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4084in" text:min-label-width="0.27552in"/>
        <style:text-properties fo:font-family="Arial" style:font-family-generic="swiss" style:font-pitch="variable" fo:font-size="100%"/>
      </text:list-level-style-bullet>
    </text:list-style>
    <text:list-style style:name="a105">
      <text:list-level-style-bullet text:level="1" text:bullet-char="•">
        <style:list-level-properties text:space-before="0in" text:min-label-width="0.2755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05in" text:min-label-width="0.2755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1in" text:min-label-width="0.2755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15in" text:min-label-width="0.2755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2in" text:min-label-width="0.2755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525in" text:min-label-width="0.2755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3063in" text:min-label-width="0.2755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85735in" text:min-label-width="0.2755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4084in" text:min-label-width="0.27552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755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05in" text:min-label-width="0.2755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1in" text:min-label-width="0.2755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15in" text:min-label-width="0.2755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2in" text:min-label-width="0.2755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525in" text:min-label-width="0.2755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3063in" text:min-label-width="0.2755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85735in" text:min-label-width="0.2755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4084in" text:min-label-width="0.27552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755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05in" text:min-label-width="0.2755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1in" text:min-label-width="0.2755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15in" text:min-label-width="0.2755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2in" text:min-label-width="0.2755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525in" text:min-label-width="0.2755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3063in" text:min-label-width="0.2755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85735in" text:min-label-width="0.2755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4084in" text:min-label-width="0.27552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755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05in" text:min-label-width="0.2755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1in" text:min-label-width="0.2755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15in" text:min-label-width="0.2755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2in" text:min-label-width="0.2755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525in" text:min-label-width="0.2755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3063in" text:min-label-width="0.2755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85735in" text:min-label-width="0.2755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4084in" text:min-label-width="0.27552in"/>
        <style:text-properties fo:font-family="Arial" style:font-family-generic="swiss" style:font-pitch="variable" fo:font-size="100%"/>
      </text:list-level-style-bullet>
    </text:list-style>
    <text:list-style style:name="a190">
      <text:list-level-style-bullet text:level="1" text:bullet-char="•">
        <style:list-level-properties text:space-before="0in" text:min-label-width="0.2755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05in" text:min-label-width="0.2755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1in" text:min-label-width="0.2755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15in" text:min-label-width="0.2755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2in" text:min-label-width="0.2755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525in" text:min-label-width="0.2755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3063in" text:min-label-width="0.2755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85735in" text:min-label-width="0.2755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4084in" text:min-label-width="0.27552in"/>
        <style:text-properties fo:font-family="Arial" style:font-family-generic="swiss" style:font-pitch="variable" fo:font-size="100%"/>
      </text:list-level-style-bullet>
    </text:list-style>
    <text:list-style style:name="a2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5105in"/>
      </text:list-level-style-number>
      <text:list-level-style-number text:level="3" style:num-format="">
        <style:list-level-properties text:space-before="1.1021in"/>
      </text:list-level-style-number>
      <text:list-level-style-number text:level="4" style:num-format="">
        <style:list-level-properties text:space-before="1.65315in"/>
      </text:list-level-style-number>
      <text:list-level-style-number text:level="5" style:num-format="">
        <style:list-level-properties text:space-before="2.2042in"/>
      </text:list-level-style-number>
      <text:list-level-style-number text:level="6" style:num-format="">
        <style:list-level-properties text:space-before="2.75525in"/>
      </text:list-level-style-number>
      <text:list-level-style-number text:level="7" style:num-format="">
        <style:list-level-properties text:space-before="3.3063in"/>
      </text:list-level-style-number>
      <text:list-level-style-number text:level="8" style:num-format="">
        <style:list-level-properties text:space-before="3.85735in"/>
      </text:list-level-style-number>
      <text:list-level-style-number text:level="9" style:num-format="">
        <style:list-level-properties text:space-before="4.4084in"/>
      </text:list-level-style-number>
    </text:list-style>
    <text:list-style style:name="a194">
      <text:list-level-style-bullet text:level="1" text:bullet-char="•">
        <style:list-level-properties text:space-before="0in" text:min-label-width="0.2755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05in" text:min-label-width="0.2755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1in" text:min-label-width="0.2755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15in" text:min-label-width="0.2755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2in" text:min-label-width="0.2755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525in" text:min-label-width="0.2755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3063in" text:min-label-width="0.2755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85735in" text:min-label-width="0.2755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4084in" text:min-label-width="0.27552in"/>
        <style:text-properties fo:font-family="Arial" style:font-family-generic="swiss" style:font-pitch="variable" fo:font-size="100%"/>
      </text:list-level-style-bullet>
    </text:list-style>
    <text:list-style style:name="a2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5105in"/>
      </text:list-level-style-number>
      <text:list-level-style-number text:level="3" style:num-format="">
        <style:list-level-properties text:space-before="1.1021in"/>
      </text:list-level-style-number>
      <text:list-level-style-number text:level="4" style:num-format="">
        <style:list-level-properties text:space-before="1.65315in"/>
      </text:list-level-style-number>
      <text:list-level-style-number text:level="5" style:num-format="">
        <style:list-level-properties text:space-before="2.2042in"/>
      </text:list-level-style-number>
      <text:list-level-style-number text:level="6" style:num-format="">
        <style:list-level-properties text:space-before="2.75525in"/>
      </text:list-level-style-number>
      <text:list-level-style-number text:level="7" style:num-format="">
        <style:list-level-properties text:space-before="3.3063in"/>
      </text:list-level-style-number>
      <text:list-level-style-number text:level="8" style:num-format="">
        <style:list-level-properties text:space-before="3.85735in"/>
      </text:list-level-style-number>
      <text:list-level-style-number text:level="9" style:num-format="">
        <style:list-level-properties text:space-before="4.4084in"/>
      </text:list-level-style-number>
    </text:list-style>
    <text:list-style style:name="a268">
      <text:list-level-style-bullet text:level="1" text:bullet-char="•">
        <style:list-level-properties text:space-before="0in" text:min-label-width="0.2755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05in" text:min-label-width="0.2755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1in" text:min-label-width="0.2755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15in" text:min-label-width="0.2755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2in" text:min-label-width="0.2755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525in" text:min-label-width="0.2755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3063in" text:min-label-width="0.2755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85735in" text:min-label-width="0.2755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4084in" text:min-label-width="0.27552in"/>
        <style:text-properties fo:font-family="Arial" style:font-family-generic="swiss" style:font-pitch="variable" fo:font-size="100%"/>
      </text:list-level-style-bullet>
    </text:list-style>
    <text:list-style style:name="a470">
      <text:list-level-style-bullet text:level="1" text:bullet-char="•">
        <style:list-level-properties text:space-before="0in" text:min-label-width="0.2755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05in" text:min-label-width="0.2755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1in" text:min-label-width="0.2755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15in" text:min-label-width="0.2755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2in" text:min-label-width="0.2755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525in" text:min-label-width="0.2755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3063in" text:min-label-width="0.2755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85735in" text:min-label-width="0.2755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4084in" text:min-label-width="0.27552in"/>
        <style:text-properties fo:font-family="Arial" style:font-family-generic="swiss" style:font-pitch="variable" fo:font-size="100%"/>
      </text:list-level-style-bullet>
    </text:list-style>
    <text:list-style style:name="a197">
      <text:list-level-style-bullet text:level="1" text:bullet-char="•">
        <style:list-level-properties text:space-before="0in" text:min-label-width="0.2755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05in" text:min-label-width="0.2755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1in" text:min-label-width="0.2755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15in" text:min-label-width="0.2755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2in" text:min-label-width="0.2755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525in" text:min-label-width="0.2755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3063in" text:min-label-width="0.2755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85735in" text:min-label-width="0.2755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4084in" text:min-label-width="0.27552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755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05in" text:min-label-width="0.2755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1in" text:min-label-width="0.2755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15in" text:min-label-width="0.2755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2in" text:min-label-width="0.2755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525in" text:min-label-width="0.2755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3063in" text:min-label-width="0.2755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85735in" text:min-label-width="0.2755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4084in" text:min-label-width="0.27552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755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05in" text:min-label-width="0.2755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1in" text:min-label-width="0.2755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15in" text:min-label-width="0.2755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2in" text:min-label-width="0.2755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525in" text:min-label-width="0.2755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3063in" text:min-label-width="0.2755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85735in" text:min-label-width="0.2755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4084in" text:min-label-width="0.27552in"/>
        <style:text-properties fo:font-family="Arial" style:font-family-generic="swiss" style:font-pitch="variable" fo:font-size="100%"/>
      </text:list-level-style-bullet>
    </text:list-style>
    <text:list-style style:name="a473">
      <text:list-level-style-bullet text:level="1" text:bullet-char="•">
        <style:list-level-properties text:space-before="0in" text:min-label-width="0.2755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05in" text:min-label-width="0.2755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1in" text:min-label-width="0.2755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15in" text:min-label-width="0.2755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2in" text:min-label-width="0.2755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525in" text:min-label-width="0.2755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3063in" text:min-label-width="0.2755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85735in" text:min-label-width="0.2755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4084in" text:min-label-width="0.27552in"/>
        <style:text-properties fo:font-family="Arial" style:font-family-generic="swiss" style:font-pitch="variable" fo:font-size="100%"/>
      </text:list-level-style-bullet>
    </text:list-style>
    <text:list-style style:name="a522">
      <text:list-level-style-bullet text:level="1" text:bullet-char="•">
        <style:list-level-properties text:space-before="0in" text:min-label-width="0.2755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05in" text:min-label-width="0.2755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1in" text:min-label-width="0.2755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15in" text:min-label-width="0.2755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2in" text:min-label-width="0.2755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525in" text:min-label-width="0.2755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3063in" text:min-label-width="0.2755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85735in" text:min-label-width="0.2755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4084in" text:min-label-width="0.27552in"/>
        <style:text-properties fo:font-family="Arial" style:font-family-generic="swiss" style:font-pitch="variable" fo:font-size="100%"/>
      </text:list-level-style-bullet>
    </text:list-style>
    <text:list-style style:name="a200">
      <text:list-level-style-bullet text:level="1" text:bullet-char="•">
        <style:list-level-properties text:space-before="0in" text:min-label-width="0.2755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05in" text:min-label-width="0.2755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1in" text:min-label-width="0.2755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15in" text:min-label-width="0.2755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2in" text:min-label-width="0.2755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525in" text:min-label-width="0.2755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3063in" text:min-label-width="0.2755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85735in" text:min-label-width="0.2755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4084in" text:min-label-width="0.27552in"/>
        <style:text-properties fo:font-family="Arial" style:font-family-generic="swiss" style:font-pitch="variable" fo:font-size="100%"/>
      </text:list-level-style-bullet>
    </text:list-style>
    <text:list-style style:name="a476">
      <text:list-level-style-bullet text:level="1" text:bullet-char="•">
        <style:list-level-properties text:space-before="0in" text:min-label-width="0.2755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05in" text:min-label-width="0.2755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1in" text:min-label-width="0.2755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15in" text:min-label-width="0.2755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2in" text:min-label-width="0.2755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525in" text:min-label-width="0.2755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3063in" text:min-label-width="0.2755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85735in" text:min-label-width="0.2755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4084in" text:min-label-width="0.27552in"/>
        <style:text-properties fo:font-family="Arial" style:font-family-generic="swiss" style:font-pitch="variable" fo:font-size="100%"/>
      </text:list-level-style-bullet>
    </text:list-style>
    <text:list-style style:name="a525">
      <text:list-level-style-bullet text:level="1" text:bullet-char="•">
        <style:list-level-properties text:space-before="0in" text:min-label-width="0.2755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05in" text:min-label-width="0.2755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1in" text:min-label-width="0.2755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15in" text:min-label-width="0.2755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2in" text:min-label-width="0.2755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525in" text:min-label-width="0.2755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3063in" text:min-label-width="0.2755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85735in" text:min-label-width="0.2755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4084in" text:min-label-width="0.27552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755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05in" text:min-label-width="0.2755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1in" text:min-label-width="0.2755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15in" text:min-label-width="0.2755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2in" text:min-label-width="0.2755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525in" text:min-label-width="0.2755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3063in" text:min-label-width="0.2755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85735in" text:min-label-width="0.2755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4084in" text:min-label-width="0.27552in"/>
        <style:text-properties fo:font-family="Arial" style:font-family-generic="swiss" style:font-pitch="variable" fo:font-size="100%"/>
      </text:list-level-style-bullet>
    </text:list-style>
    <text:list-style style:name="a203">
      <text:list-level-style-bullet text:level="1" text:bullet-char="•">
        <style:list-level-properties text:space-before="0in" text:min-label-width="0.2755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05in" text:min-label-width="0.2755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1in" text:min-label-width="0.2755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15in" text:min-label-width="0.2755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2in" text:min-label-width="0.2755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525in" text:min-label-width="0.2755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3063in" text:min-label-width="0.2755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85735in" text:min-label-width="0.2755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4084in" text:min-label-width="0.27552in"/>
        <style:text-properties fo:font-family="Arial" style:font-family-generic="swiss" style:font-pitch="variable" fo:font-size="100%"/>
      </text:list-level-style-bullet>
    </text:list-style>
    <text:list-style style:name="a479">
      <text:list-level-style-bullet text:level="1" text:bullet-char="•">
        <style:list-level-properties text:space-before="0in" text:min-label-width="0.2755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05in" text:min-label-width="0.2755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1in" text:min-label-width="0.2755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15in" text:min-label-width="0.2755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2in" text:min-label-width="0.2755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525in" text:min-label-width="0.2755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3063in" text:min-label-width="0.2755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85735in" text:min-label-width="0.2755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4084in" text:min-label-width="0.27552in"/>
        <style:text-properties fo:font-family="Arial" style:font-family-generic="swiss" style:font-pitch="variable" fo:font-size="100%"/>
      </text:list-level-style-bullet>
    </text:list-style>
    <text:list-style style:name="a528">
      <text:list-level-style-bullet text:level="1" text:bullet-char="•">
        <style:list-level-properties text:space-before="0in" text:min-label-width="0.2755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05in" text:min-label-width="0.2755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1in" text:min-label-width="0.2755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15in" text:min-label-width="0.2755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2in" text:min-label-width="0.2755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525in" text:min-label-width="0.2755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3063in" text:min-label-width="0.2755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85735in" text:min-label-width="0.2755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4084in" text:min-label-width="0.27552in"/>
        <style:text-properties fo:font-family="Arial" style:font-family-generic="swiss" style:font-pitch="variable" fo:font-size="100%"/>
      </text:list-level-style-bullet>
    </text:list-style>
    <text:list-style style:name="a380">
      <text:list-level-style-bullet text:level="1" text:bullet-char="•">
        <style:list-level-properties text:space-before="0in" text:min-label-width="0.2755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05in" text:min-label-width="0.2755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1in" text:min-label-width="0.2755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15in" text:min-label-width="0.2755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2in" text:min-label-width="0.2755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525in" text:min-label-width="0.2755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3063in" text:min-label-width="0.2755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85735in" text:min-label-width="0.2755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4084in" text:min-label-width="0.27552in"/>
        <style:text-properties fo:font-family="Arial" style:font-family-generic="swiss" style:font-pitch="variable" fo:font-size="100%"/>
      </text:list-level-style-bullet>
    </text:list-style>
    <text:list-style style:name="a92">
      <text:list-level-style-bullet text:level="1" text:bullet-char="•">
        <style:list-level-properties text:space-before="0in" text:min-label-width="0.2755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05in" text:min-label-width="0.2755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1in" text:min-label-width="0.2755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15in" text:min-label-width="0.2755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2in" text:min-label-width="0.2755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525in" text:min-label-width="0.2755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3063in" text:min-label-width="0.2755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85735in" text:min-label-width="0.2755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4084in" text:min-label-width="0.27552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75768in" svg:y="0.44035in" svg:width="9.50547in" svg:height="1.598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75768in" svg:y="2.20173in" svg:width="9.50547in" svg:height="5.24777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Date Placeholder 3" svg:x="0.75768in" svg:y="7.66584in" svg:width="2.47969in" svg:height="0.44035in" presentation:class="date-time" presentation:placeholder="false">
        <draw:text-box>
          <text:p text:style-name="a23" text:class-names="" text:cond-style-name=""><text:span text:style-name="a22" text:class-names=""/></text:p>
        </draw:text-box>
        <svg:title/>
        <svg:desc/>
      </draw:frame>
      <draw:frame draw:id="id3" presentation:style-name="a27" draw:name="Footer Placeholder 4" svg:x="3.65065in" svg:y="7.66584in" svg:width="3.71953in" svg:height="0.44035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1" draw:name="Slide Number Placeholder 5" svg:x="7.78346in" svg:y="7.66584in" svg:width="2.47969in" svg:height="0.44035in" presentation:class="page-number" presentation:placeholder="false">
        <draw:text-box>
          <text:p text:style-name="a30" text:class-names="" text:cond-style-name=""><text:span text:style-name="a28" text:class-names=""><text:page-number style:num-format="1" text:fixed="false"/></text:span><text:span text:style-name="a29" text:class-names=""/></text:p>
        </draw:text-box>
        <svg:title/>
        <svg:desc/>
      </draw:frame>
      <presentation:notes style:page-layout-name="pageLayout2" draw:style-name="a48">
        <draw:page-thumbnail svg:x="1.5in" svg:y="0.83583in" svg:width="5.49921in" svg:height="4.12441in" presentation:class="page" draw:id="id5" presentation:style-name="a32" draw:name="Slide Image Placeholder 1">
          <svg:title/>
          <svg:desc/>
        </draw:page-thumbnail>
        <draw:frame draw:id="id6" presentation:style-name="a35" draw:name="Notes Placeholder 2" svg:x="0.85in" svg:y="5.2248in" svg:width="6.79961in" svg:height="4.94961in" presentation:class="notes" presentation:placeholder="false">
          <draw:text-box>
            <text:p text:style-name="a34" text:class-names="" text:cond-style-name=""><text:span text:style-name="a33" text:class-names=""/></text:p>
          </draw:text-box>
          <svg:title/>
          <svg:desc/>
        </draw:frame>
        <draw:frame draw:id="id7" presentation:style-name="a38" draw:name="Header Placeholder 3" svg:x="0in" svg:y="0in" svg:width="3.68858in" svg:height="0.54961in" presentation:class="header" presentation:placeholder="false">
          <draw:text-box>
            <text:p text:style-name="a37" text:class-names="" text:cond-style-name=""><text:span text:style-name="a36" text:class-names=""/></text:p>
          </draw:text-box>
          <svg:title/>
          <svg:desc/>
        </draw:frame>
        <draw:frame draw:id="id8" presentation:style-name="a41" draw:name="Date Placeholder 4" svg:x="4.81102in" svg:y="0in" svg:width="3.68858in" svg:height="0.54961in" presentation:class="date-time" presentation:placeholder="false">
          <draw:text-box>
            <text:p text:style-name="a40" text:class-names="" text:cond-style-name=""><text:span text:style-name="a39" text:class-names=""/></text:p>
          </draw:text-box>
          <svg:title/>
          <svg:desc/>
        </draw:frame>
        <draw:frame draw:id="id9" presentation:style-name="a44" draw:name="Footer Placeholder 5" svg:x="0in" svg:y="10.45in" svg:width="3.68858in" svg:height="0.54961in" presentation:class="footer" presentation:placeholder="false">
          <draw:text-box>
            <text:p text:style-name="a43" text:class-names="" text:cond-style-name=""><text:span text:style-name="a42" text:class-names=""/></text:p>
          </draw:text-box>
          <svg:title/>
          <svg:desc/>
        </draw:frame>
        <draw:frame draw:id="id10" presentation:style-name="a47" draw:name="Slide Number Placeholder 6" svg:x="4.81102in" svg:y="10.45in" svg:width="3.68858in" svg:height="0.54961in" presentation:class="page-number" presentation:placeholder="false">
          <draw:text-box>
            <text:p text:style-name="a46" text:class-names="" text:cond-style-name=""><text:span text:style-name="a4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49">
      <draw:frame draw:id="id11" presentation:style-name="a53" draw:name="Title 1" svg:x="0.82656in" svg:y="1.35358in" svg:width="9.36771in" svg:height="2.87948in" presentation:class="title" presentation:placeholder="false">
        <draw:text-box>
          <text:p text:style-name="a52" text:class-names="" text:cond-style-name=""><text:span text:style-name="a50" text:class-names="">Click to edit Master title style</text:span><text:span text:style-name="a51" text:class-names=""/></text:p>
        </draw:text-box>
        <svg:title/>
        <svg:desc/>
      </draw:frame>
      <draw:frame draw:id="id12" presentation:style-name="a57" draw:name="Subtitle 2" svg:x="1.3776in" svg:y="4.3441in" svg:width="8.26563in" svg:height="1.99687in" presentation:class="subtitle" presentation:placeholder="false">
        <draw:text-box>
          <text:p text:style-name="a56" text:class-names="" text:cond-style-name=""><text:span text:style-name="a54" text:class-names="">Click to edit Master subtitle style</text:span><text:span text:style-name="a55" text:class-names=""/></text:p>
        </draw:text-box>
        <svg:title/>
        <svg:desc/>
      </draw:frame>
      <draw:frame draw:id="id13" presentation:style-name="a60" draw:name="Date Placeholder 3" svg:x="0.75768in" svg:y="7.66584in" svg:width="2.47969in" svg:height="0.44035in" presentation:class="date-time" presentation:placeholder="false">
        <draw:text-box>
          <text:p text:style-name="a59" text:class-names="" text:cond-style-name=""><text:span text:style-name="a58" text:class-names=""/></text:p>
        </draw:text-box>
        <svg:title/>
        <svg:desc/>
      </draw:frame>
      <draw:frame draw:id="id14" presentation:style-name="a63" draw:name="Footer Placeholder 4" svg:x="3.65065in" svg:y="7.66584in" svg:width="3.71953in" svg:height="0.44035in" presentation:class="footer" presentation:placeholder="false">
        <draw:text-box>
          <text:p text:style-name="a62" text:class-names="" text:cond-style-name=""><text:span text:style-name="a61" text:class-names=""/></text:p>
        </draw:text-box>
        <svg:title/>
        <svg:desc/>
      </draw:frame>
      <draw:frame draw:id="id15" presentation:style-name="a67" draw:name="Slide Number Placeholder 5" svg:x="7.78346in" svg:y="7.66584in" svg:width="2.47969in" svg:height="0.44035in" presentation:class="page-number" presentation:placeholder="false">
        <draw:text-box>
          <text:p text:style-name="a66" text:class-names="" text:cond-style-name=""><text:span text:style-name="a64" text:class-names=""><text:page-number style:num-format="1" text:fixed="false"/></text:span><text:span text:style-name="a65" text:class-names=""/></text:p>
        </draw:text-box>
        <svg:title/>
        <svg:desc/>
      </draw:frame>
      <presentation:notes style:page-layout-name="pageLayout2" draw:style-name="a84">
        <draw:page-thumbnail svg:x="1.5in" svg:y="0.83583in" svg:width="5.49921in" svg:height="4.12441in" presentation:class="page" draw:id="id5" presentation:style-name="a68" draw:name="Slide Image Placeholder 1">
          <svg:title/>
          <svg:desc/>
        </draw:page-thumbnail>
        <draw:frame draw:id="id6" presentation:style-name="a71" draw:name="Notes Placeholder 2" svg:x="0.85in" svg:y="5.2248in" svg:width="6.79961in" svg:height="4.94961in" presentation:class="notes" presentation:placeholder="false">
          <draw:text-box>
            <text:p text:style-name="a70" text:class-names="" text:cond-style-name=""><text:span text:style-name="a69" text:class-names=""/></text:p>
          </draw:text-box>
          <svg:title/>
          <svg:desc/>
        </draw:frame>
        <draw:frame draw:id="id7" presentation:style-name="a74" draw:name="Header Placeholder 3" svg:x="0in" svg:y="0in" svg:width="3.68858in" svg:height="0.54961in" presentation:class="header" presentation:placeholder="false">
          <draw:text-box>
            <text:p text:style-name="a73" text:class-names="" text:cond-style-name=""><text:span text:style-name="a72" text:class-names=""/></text:p>
          </draw:text-box>
          <svg:title/>
          <svg:desc/>
        </draw:frame>
        <draw:frame draw:id="id8" presentation:style-name="a77" draw:name="Date Placeholder 4" svg:x="4.81102in" svg:y="0in" svg:width="3.68858in" svg:height="0.54961in" presentation:class="date-time" presentation:placeholder="false">
          <draw:text-box>
            <text:p text:style-name="a76" text:class-names="" text:cond-style-name=""><text:span text:style-name="a75" text:class-names=""/></text:p>
          </draw:text-box>
          <svg:title/>
          <svg:desc/>
        </draw:frame>
        <draw:frame draw:id="id9" presentation:style-name="a80" draw:name="Footer Placeholder 5" svg:x="0in" svg:y="10.45in" svg:width="3.68858in" svg:height="0.54961in" presentation:class="footer" presentation:placeholder="false">
          <draw:text-box>
            <text:p text:style-name="a79" text:class-names="" text:cond-style-name=""><text:span text:style-name="a78" text:class-names=""/></text:p>
          </draw:text-box>
          <svg:title/>
          <svg:desc/>
        </draw:frame>
        <draw:frame draw:id="id10" presentation:style-name="a83" draw:name="Slide Number Placeholder 6" svg:x="4.81102in" svg:y="10.45in" svg:width="3.68858in" svg:height="0.54961in" presentation:class="page-number" presentation:placeholder="false">
          <draw:text-box>
            <text:p text:style-name="a82" text:class-names="" text:cond-style-name=""><text:span text:style-name="a8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85">
      <draw:frame draw:id="id16" presentation:style-name="a89" draw:name="Title 1" svg:x="0.75768in" svg:y="0.44035in" svg:width="9.50547in" svg:height="1.59865in" presentation:class="title" presentation:placeholder="false">
        <draw:text-box>
          <text:p text:style-name="a88" text:class-names="" text:cond-style-name=""><text:span text:style-name="a86" text:class-names="">Click to edit Master title style</text:span><text:span text:style-name="a87" text:class-names=""/></text:p>
        </draw:text-box>
        <svg:title/>
        <svg:desc/>
      </draw:frame>
      <draw:frame draw:id="id17" presentation:style-name="a106" draw:name="Content Placeholder 2" svg:x="0.75768in" svg:y="2.20173in" svg:width="9.50547in" svg:height="5.24777in" presentation:class="object" presentation:placeholder="false">
        <draw:text-box>
          <text:list text:style-name="a92">
            <text:list-item>
              <text:p text:style-name="a91" text:class-names="" text:cond-style-name=""><text:span text:style-name="a90" text:class-names="">Click to edit Master text styles</text:span></text:p>
            </text:list-item>
          </text:list>
          <text:list text:style-name="a95">
            <text:list-item>
              <text:list text:style-name="a95">
                <text:list-item>
                  <text:p text:style-name="a94" text:class-names="" text:cond-style-name=""><text:span text:style-name="a93" text:class-names="">Second level</text:span></text:p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p text:style-name="a97" text:class-names="" text:cond-style-name=""><text:span text:style-name="a96" text:class-names="">Third level</text:span></text:p>
                    </text:list-item>
                  </text:list>
                </text:list-item>
              </text:list>
            </text:list-item>
          </text:list>
          <text:list text:style-name="a101">
            <text:list-item>
              <text:list text:style-name="a101">
                <text:list-item>
                  <text:list text:style-name="a101">
                    <text:list-item>
                      <text:list text:style-name="a101">
                        <text:list-item>
                          <text:p text:style-name="a100" text:class-names="" text:cond-style-name=""><text:span text:style-name="a9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5">
            <text:list-item>
              <text:list text:style-name="a105">
                <text:list-item>
                  <text:list text:style-name="a105">
                    <text:list-item>
                      <text:list text:style-name="a105">
                        <text:list-item>
                          <text:list text:style-name="a105">
                            <text:list-item>
                              <text:p text:style-name="a104" text:class-names="" text:cond-style-name=""><text:span text:style-name="a102" text:class-names="">Fifth level</text:span><text:span text:style-name="a10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9" draw:name="Date Placeholder 3" svg:x="0.75768in" svg:y="7.66584in" svg:width="2.47969in" svg:height="0.44035in" presentation:class="date-time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19" presentation:style-name="a112" draw:name="Footer Placeholder 4" svg:x="3.65065in" svg:y="7.66584in" svg:width="3.71953in" svg:height="0.44035in" presentation:class="footer" presentation:placeholder="false">
        <draw:text-box>
          <text:p text:style-name="a111" text:class-names="" text:cond-style-name=""><text:span text:style-name="a110" text:class-names=""/></text:p>
        </draw:text-box>
        <svg:title/>
        <svg:desc/>
      </draw:frame>
      <draw:frame draw:id="id20" presentation:style-name="a116" draw:name="Slide Number Placeholder 5" svg:x="7.78346in" svg:y="7.66584in" svg:width="2.47969in" svg:height="0.44035in" presentation:class="page-number" presentation:placeholder="false">
        <draw:text-box>
          <text:p text:style-name="a115" text:class-names="" text:cond-style-name=""><text:span text:style-name="a113" text:class-names=""><text:page-number style:num-format="1" text:fixed="false"/></text:span><text:span text:style-name="a114" text:class-names=""/></text:p>
        </draw:text-box>
        <svg:title/>
        <svg:desc/>
      </draw:frame>
      <presentation:notes style:page-layout-name="pageLayout2" draw:style-name="a133">
        <draw:page-thumbnail svg:x="1.5in" svg:y="0.83583in" svg:width="5.49921in" svg:height="4.12441in" presentation:class="page" draw:id="id5" presentation:style-name="a117" draw:name="Slide Image Placeholder 1">
          <svg:title/>
          <svg:desc/>
        </draw:page-thumbnail>
        <draw:frame draw:id="id6" presentation:style-name="a120" draw:name="Notes Placeholder 2" svg:x="0.85in" svg:y="5.2248in" svg:width="6.79961in" svg:height="4.94961in" presentation:class="notes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7" presentation:style-name="a123" draw:name="Header Placeholder 3" svg:x="0in" svg:y="0in" svg:width="3.68858in" svg:height="0.54961in" presentation:class="header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8" presentation:style-name="a126" draw:name="Date Placeholder 4" svg:x="4.81102in" svg:y="0in" svg:width="3.68858in" svg:height="0.54961in" presentation:class="date-time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9" presentation:style-name="a129" draw:name="Footer Placeholder 5" svg:x="0in" svg:y="10.45in" svg:width="3.68858in" svg:height="0.54961in" presentation:class="footer" presentation:placeholder="false">
          <draw:text-box>
            <text:p text:style-name="a128" text:class-names="" text:cond-style-name=""><text:span text:style-name="a127" text:class-names=""/></text:p>
          </draw:text-box>
          <svg:title/>
          <svg:desc/>
        </draw:frame>
        <draw:frame draw:id="id10" presentation:style-name="a132" draw:name="Slide Number Placeholder 6" svg:x="4.81102in" svg:y="10.45in" svg:width="3.68858in" svg:height="0.54961in" presentation:class="page-number" presentation:placeholder="false">
          <draw:text-box>
            <text:p text:style-name="a131" text:class-names="" text:cond-style-name=""><text:span text:style-name="a13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34">
      <draw:frame draw:id="id21" presentation:style-name="a138" draw:name="Title 1" svg:x="0.75194in" svg:y="2.06197in" svg:width="9.50547in" svg:height="3.44044in" presentation:class="title" presentation:placeholder="false">
        <draw:text-box>
          <text:p text:style-name="a137" text:class-names="" text:cond-style-name=""><text:span text:style-name="a135" text:class-names="">Click to edit Master title style</text:span><text:span text:style-name="a136" text:class-names=""/></text:p>
        </draw:text-box>
        <svg:title/>
        <svg:desc/>
      </draw:frame>
      <draw:frame draw:id="id22" presentation:style-name="a142" draw:name="Text Placeholder 2" svg:x="0.75194in" svg:y="5.53495in" svg:width="9.50547in" svg:height="1.80924in" presentation:class="outline" presentation:placeholder="false">
        <draw:text-box>
          <text:list text:style-name="a141">
            <text:list-item>
              <text:p text:style-name="a140" text:class-names="" text:cond-style-name=""><text:span text:style-name="a139" text:class-names="">Click to edit Master text styles</text:span></text:p>
            </text:list-item>
          </text:list>
        </draw:text-box>
        <svg:title/>
        <svg:desc/>
      </draw:frame>
      <draw:frame draw:id="id23" presentation:style-name="a145" draw:name="Date Placeholder 3" svg:x="0.75768in" svg:y="7.66584in" svg:width="2.47969in" svg:height="0.44035in" presentation:class="date-time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24" presentation:style-name="a148" draw:name="Footer Placeholder 4" svg:x="3.65065in" svg:y="7.66584in" svg:width="3.71953in" svg:height="0.44035in" presentation:class="footer" presentation:placeholder="false">
        <draw:text-box>
          <text:p text:style-name="a147" text:class-names="" text:cond-style-name=""><text:span text:style-name="a146" text:class-names=""/></text:p>
        </draw:text-box>
        <svg:title/>
        <svg:desc/>
      </draw:frame>
      <draw:frame draw:id="id25" presentation:style-name="a152" draw:name="Slide Number Placeholder 5" svg:x="7.78346in" svg:y="7.66584in" svg:width="2.47969in" svg:height="0.44035in" presentation:class="page-number" presentation:placeholder="false">
        <draw:text-box>
          <text:p text:style-name="a151" text:class-names="" text:cond-style-name=""><text:span text:style-name="a149" text:class-names=""><text:page-number style:num-format="1" text:fixed="false"/></text:span><text:span text:style-name="a150" text:class-names=""/></text:p>
        </draw:text-box>
        <svg:title/>
        <svg:desc/>
      </draw:frame>
      <presentation:notes style:page-layout-name="pageLayout2" draw:style-name="a169">
        <draw:page-thumbnail svg:x="1.5in" svg:y="0.83583in" svg:width="5.49921in" svg:height="4.12441in" presentation:class="page" draw:id="id5" presentation:style-name="a153" draw:name="Slide Image Placeholder 1">
          <svg:title/>
          <svg:desc/>
        </draw:page-thumbnail>
        <draw:frame draw:id="id6" presentation:style-name="a156" draw:name="Notes Placeholder 2" svg:x="0.85in" svg:y="5.2248in" svg:width="6.79961in" svg:height="4.94961in" presentation:class="notes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7" presentation:style-name="a159" draw:name="Header Placeholder 3" svg:x="0in" svg:y="0in" svg:width="3.68858in" svg:height="0.54961in" presentation:class="header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8" presentation:style-name="a162" draw:name="Date Placeholder 4" svg:x="4.81102in" svg:y="0in" svg:width="3.68858in" svg:height="0.54961in" presentation:class="date-time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9" presentation:style-name="a165" draw:name="Footer Placeholder 5" svg:x="0in" svg:y="10.45in" svg:width="3.68858in" svg:height="0.54961in" presentation:class="footer" presentation:placeholder="false">
          <draw:text-box>
            <text:p text:style-name="a164" text:class-names="" text:cond-style-name=""><text:span text:style-name="a163" text:class-names=""/></text:p>
          </draw:text-box>
          <svg:title/>
          <svg:desc/>
        </draw:frame>
        <draw:frame draw:id="id10" presentation:style-name="a168" draw:name="Slide Number Placeholder 6" svg:x="4.81102in" svg:y="10.45in" svg:width="3.68858in" svg:height="0.54961in" presentation:class="page-number" presentation:placeholder="false">
          <draw:text-box>
            <text:p text:style-name="a167" text:class-names="" text:cond-style-name=""><text:span text:style-name="a16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70">
      <draw:frame draw:id="id26" presentation:style-name="a174" draw:name="Title 1" svg:x="0.75768in" svg:y="0.44035in" svg:width="9.50547in" svg:height="1.59865in" presentation:class="title" presentation:placeholder="false">
        <draw:text-box>
          <text:p text:style-name="a173" text:class-names="" text:cond-style-name=""><text:span text:style-name="a171" text:class-names="">Click to edit Master title style</text:span><text:span text:style-name="a172" text:class-names=""/></text:p>
        </draw:text-box>
        <svg:title/>
        <svg:desc/>
      </draw:frame>
      <draw:frame draw:id="id27" presentation:style-name="a191" draw:name="Content Placeholder 2" svg:x="0.75768in" svg:y="2.20173in" svg:width="4.68385in" svg:height="5.24777in" presentation:class="object" presentation:placeholder="false">
        <draw:text-box>
          <text:list text:style-name="a177">
            <text:list-item>
              <text:p text:style-name="a176" text:class-names="" text:cond-style-name=""><text:span text:style-name="a175" text:class-names="">Click to edit Master text styles</text:span></text:p>
            </text:list-item>
          </text:list>
          <text:list text:style-name="a180">
            <text:list-item>
              <text:list text:style-name="a180">
                <text:list-item>
                  <text:p text:style-name="a179" text:class-names="" text:cond-style-name=""><text:span text:style-name="a178" text:class-names="">Second level</text:span></text:p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p text:style-name="a182" text:class-names="" text:cond-style-name=""><text:span text:style-name="a181" text:class-names="">Third level</text:span></text:p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p text:style-name="a185" text:class-names="" text:cond-style-name=""><text:span text:style-name="a18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0">
            <text:list-item>
              <text:list text:style-name="a190">
                <text:list-item>
                  <text:list text:style-name="a190">
                    <text:list-item>
                      <text:list text:style-name="a190">
                        <text:list-item>
                          <text:list text:style-name="a190">
                            <text:list-item>
                              <text:p text:style-name="a189" text:class-names="" text:cond-style-name=""><text:span text:style-name="a187" text:class-names="">Fifth level</text:span><text:span text:style-name="a18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8" draw:name="Content Placeholder 3" svg:x="5.5793in" svg:y="2.20173in" svg:width="4.68385in" svg:height="5.24777in" presentation:class="object" presentation:placeholder="false">
        <draw:text-box>
          <text:list text:style-name="a194">
            <text:list-item>
              <text:p text:style-name="a193" text:class-names="" text:cond-style-name=""><text:span text:style-name="a192" text:class-names="">Click to edit Master text styles</text:span></text:p>
            </text:list-item>
          </text:list>
          <text:list text:style-name="a197">
            <text:list-item>
              <text:list text:style-name="a197">
                <text:list-item>
                  <text:p text:style-name="a196" text:class-names="" text:cond-style-name=""><text:span text:style-name="a195" text:class-names="">Second level</text:span></text:p>
                </text:list-item>
              </text:list>
            </text:list-item>
          </text:list>
          <text:list text:style-name="a200">
            <text:list-item>
              <text:list text:style-name="a200">
                <text:list-item>
                  <text:list text:style-name="a200">
                    <text:list-item>
                      <text:p text:style-name="a199" text:class-names="" text:cond-style-name=""><text:span text:style-name="a198" text:class-names="">Third level</text:span></text:p>
                    </text:list-item>
                  </text:list>
                </text:list-item>
              </text:list>
            </text:list-item>
          </text:list>
          <text:list text:style-name="a203">
            <text:list-item>
              <text:list text:style-name="a203">
                <text:list-item>
                  <text:list text:style-name="a203">
                    <text:list-item>
                      <text:list text:style-name="a203">
                        <text:list-item>
                          <text:p text:style-name="a202" text:class-names="" text:cond-style-name=""><text:span text:style-name="a20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7">
            <text:list-item>
              <text:list text:style-name="a207">
                <text:list-item>
                  <text:list text:style-name="a207">
                    <text:list-item>
                      <text:list text:style-name="a207">
                        <text:list-item>
                          <text:list text:style-name="a207">
                            <text:list-item>
                              <text:p text:style-name="a206" text:class-names="" text:cond-style-name=""><text:span text:style-name="a204" text:class-names="">Fifth level</text:span><text:span text:style-name="a20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11" draw:name="Date Placeholder 4" svg:x="0.75768in" svg:y="7.66584in" svg:width="2.47969in" svg:height="0.44035in" presentation:class="date-time" presentation:placeholder="false">
        <draw:text-box>
          <text:p text:style-name="a210" text:class-names="" text:cond-style-name=""><text:span text:style-name="a209" text:class-names=""/></text:p>
        </draw:text-box>
        <svg:title/>
        <svg:desc/>
      </draw:frame>
      <draw:frame draw:id="id30" presentation:style-name="a214" draw:name="Footer Placeholder 5" svg:x="3.65065in" svg:y="7.66584in" svg:width="3.71953in" svg:height="0.44035in" presentation:class="footer" presentation:placeholder="false">
        <draw:text-box>
          <text:p text:style-name="a213" text:class-names="" text:cond-style-name=""><text:span text:style-name="a212" text:class-names=""/></text:p>
        </draw:text-box>
        <svg:title/>
        <svg:desc/>
      </draw:frame>
      <draw:frame draw:id="id31" presentation:style-name="a218" draw:name="Slide Number Placeholder 6" svg:x="7.78346in" svg:y="7.66584in" svg:width="2.47969in" svg:height="0.44035in" presentation:class="page-number" presentation:placeholder="false">
        <draw:text-box>
          <text:p text:style-name="a217" text:class-names="" text:cond-style-name=""><text:span text:style-name="a215" text:class-names=""><text:page-number style:num-format="1" text:fixed="false"/></text:span><text:span text:style-name="a216" text:class-names=""/></text:p>
        </draw:text-box>
        <svg:title/>
        <svg:desc/>
      </draw:frame>
      <presentation:notes style:page-layout-name="pageLayout2" draw:style-name="a235">
        <draw:page-thumbnail svg:x="1.5in" svg:y="0.83583in" svg:width="5.49921in" svg:height="4.12441in" presentation:class="page" draw:id="id5" presentation:style-name="a219" draw:name="Slide Image Placeholder 1">
          <svg:title/>
          <svg:desc/>
        </draw:page-thumbnail>
        <draw:frame draw:id="id6" presentation:style-name="a222" draw:name="Notes Placeholder 2" svg:x="0.85in" svg:y="5.2248in" svg:width="6.79961in" svg:height="4.94961in" presentation:class="notes" presentation:placeholder="false">
          <draw:text-box>
            <text:p text:style-name="a221" text:class-names="" text:cond-style-name=""><text:span text:style-name="a220" text:class-names=""/></text:p>
          </draw:text-box>
          <svg:title/>
          <svg:desc/>
        </draw:frame>
        <draw:frame draw:id="id7" presentation:style-name="a225" draw:name="Header Placeholder 3" svg:x="0in" svg:y="0in" svg:width="3.68858in" svg:height="0.54961in" presentation:class="header" presentation:placeholder="false">
          <draw:text-box>
            <text:p text:style-name="a224" text:class-names="" text:cond-style-name=""><text:span text:style-name="a223" text:class-names=""/></text:p>
          </draw:text-box>
          <svg:title/>
          <svg:desc/>
        </draw:frame>
        <draw:frame draw:id="id8" presentation:style-name="a228" draw:name="Date Placeholder 4" svg:x="4.81102in" svg:y="0in" svg:width="3.68858in" svg:height="0.54961in" presentation:class="date-time" presentation:placeholder="false">
          <draw:text-box>
            <text:p text:style-name="a227" text:class-names="" text:cond-style-name=""><text:span text:style-name="a226" text:class-names=""/></text:p>
          </draw:text-box>
          <svg:title/>
          <svg:desc/>
        </draw:frame>
        <draw:frame draw:id="id9" presentation:style-name="a231" draw:name="Footer Placeholder 5" svg:x="0in" svg:y="10.45in" svg:width="3.68858in" svg:height="0.54961in" presentation:class="footer" presentation:placeholder="false">
          <draw:text-box>
            <text:p text:style-name="a230" text:class-names="" text:cond-style-name=""><text:span text:style-name="a229" text:class-names=""/></text:p>
          </draw:text-box>
          <svg:title/>
          <svg:desc/>
        </draw:frame>
        <draw:frame draw:id="id10" presentation:style-name="a234" draw:name="Slide Number Placeholder 6" svg:x="4.81102in" svg:y="10.45in" svg:width="3.68858in" svg:height="0.54961in" presentation:class="page-number" presentation:placeholder="false">
          <draw:text-box>
            <text:p text:style-name="a233" text:class-names="" text:cond-style-name=""><text:span text:style-name="a23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36">
      <draw:frame draw:id="id32" presentation:style-name="a240" draw:name="Title 1" svg:x="0.75912in" svg:y="0.44035in" svg:width="9.50547in" svg:height="1.59865in" presentation:class="title" presentation:placeholder="false">
        <draw:text-box>
          <text:p text:style-name="a239" text:class-names="" text:cond-style-name=""><text:span text:style-name="a237" text:class-names="">Click to edit Master title style</text:span><text:span text:style-name="a238" text:class-names=""/></text:p>
        </draw:text-box>
        <svg:title/>
        <svg:desc/>
      </draw:frame>
      <draw:frame draw:id="id33" presentation:style-name="a244" draw:name="Text Placeholder 2" svg:x="0.75912in" svg:y="2.0275in" svg:width="4.66233in" svg:height="0.99365in" presentation:class="outline" presentation:placeholder="false">
        <draw:text-box>
          <text:list text:style-name="a243">
            <text:list-item>
              <text:p text:style-name="a242" text:class-names="" text:cond-style-name=""><text:span text:style-name="a241" text:class-names="">Click to edit Master text styles</text:span></text:p>
            </text:list-item>
          </text:list>
        </draw:text-box>
        <svg:title/>
        <svg:desc/>
      </draw:frame>
      <draw:frame draw:id="id34" presentation:style-name="a261" draw:name="Content Placeholder 3" svg:x="0.75912in" svg:y="3.02115in" svg:width="4.66233in" svg:height="4.44366in" presentation:class="object" presentation:placeholder="false">
        <draw:text-box>
          <text:list text:style-name="a247">
            <text:list-item>
              <text:p text:style-name="a246" text:class-names="" text:cond-style-name=""><text:span text:style-name="a245" text:class-names="">Click to edit Master text styles</text:span></text:p>
            </text:list-item>
          </text:list>
          <text:list text:style-name="a250">
            <text:list-item>
              <text:list text:style-name="a250">
                <text:list-item>
                  <text:p text:style-name="a249" text:class-names="" text:cond-style-name=""><text:span text:style-name="a248" text:class-names="">Second level</text:span></text:p>
                </text:list-item>
              </text:list>
            </text:list-item>
          </text:list>
          <text:list text:style-name="a253">
            <text:list-item>
              <text:list text:style-name="a253">
                <text:list-item>
                  <text:list text:style-name="a253">
                    <text:list-item>
                      <text:p text:style-name="a252" text:class-names="" text:cond-style-name=""><text:span text:style-name="a251" text:class-names="">Third level</text:span></text:p>
                    </text:list-item>
                  </text:list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list text:style-name="a256">
                        <text:list-item>
                          <text:p text:style-name="a255" text:class-names="" text:cond-style-name=""><text:span text:style-name="a25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0">
            <text:list-item>
              <text:list text:style-name="a260">
                <text:list-item>
                  <text:list text:style-name="a260">
                    <text:list-item>
                      <text:list text:style-name="a260">
                        <text:list-item>
                          <text:list text:style-name="a260">
                            <text:list-item>
                              <text:p text:style-name="a259" text:class-names="" text:cond-style-name=""><text:span text:style-name="a257" text:class-names="">Fifth level</text:span><text:span text:style-name="a25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65" draw:name="Text Placeholder 4" svg:x="5.5793in" svg:y="2.0275in" svg:width="4.68529in" svg:height="0.99365in" presentation:class="outline" presentation:placeholder="false">
        <draw:text-box>
          <text:list text:style-name="a264">
            <text:list-item>
              <text:p text:style-name="a263" text:class-names="" text:cond-style-name=""><text:span text:style-name="a262" text:class-names="">Click to edit Master text styles</text:span></text:p>
            </text:list-item>
          </text:list>
        </draw:text-box>
        <svg:title/>
        <svg:desc/>
      </draw:frame>
      <draw:frame draw:id="id36" presentation:style-name="a282" draw:name="Content Placeholder 5" svg:x="5.5793in" svg:y="3.02115in" svg:width="4.68529in" svg:height="4.44366in" presentation:class="object" presentation:placeholder="false">
        <draw:text-box>
          <text:list text:style-name="a268">
            <text:list-item>
              <text:p text:style-name="a267" text:class-names="" text:cond-style-name=""><text:span text:style-name="a266" text:class-names="">Click to edit Master text styles</text:span></text:p>
            </text:list-item>
          </text:list>
          <text:list text:style-name="a271">
            <text:list-item>
              <text:list text:style-name="a271">
                <text:list-item>
                  <text:p text:style-name="a270" text:class-names="" text:cond-style-name=""><text:span text:style-name="a269" text:class-names="">Second level</text:span></text:p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p text:style-name="a273" text:class-names="" text:cond-style-name=""><text:span text:style-name="a272" text:class-names="">Third level</text:span></text:p>
                    </text:list-item>
                  </text:list>
                </text:list-item>
              </text:list>
            </text:list-item>
          </text:list>
          <text:list text:style-name="a277">
            <text:list-item>
              <text:list text:style-name="a277">
                <text:list-item>
                  <text:list text:style-name="a277">
                    <text:list-item>
                      <text:list text:style-name="a277">
                        <text:list-item>
                          <text:p text:style-name="a276" text:class-names="" text:cond-style-name=""><text:span text:style-name="a2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1">
            <text:list-item>
              <text:list text:style-name="a281">
                <text:list-item>
                  <text:list text:style-name="a281">
                    <text:list-item>
                      <text:list text:style-name="a281">
                        <text:list-item>
                          <text:list text:style-name="a281">
                            <text:list-item>
                              <text:p text:style-name="a280" text:class-names="" text:cond-style-name=""><text:span text:style-name="a278" text:class-names="">Fifth level</text:span><text:span text:style-name="a2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85" draw:name="Date Placeholder 6" svg:x="0.75768in" svg:y="7.66584in" svg:width="2.47969in" svg:height="0.44035in" presentation:class="date-time" presentation:placeholder="false">
        <draw:text-box>
          <text:p text:style-name="a284" text:class-names="" text:cond-style-name=""><text:span text:style-name="a283" text:class-names=""/></text:p>
        </draw:text-box>
        <svg:title/>
        <svg:desc/>
      </draw:frame>
      <draw:frame draw:id="id38" presentation:style-name="a288" draw:name="Footer Placeholder 7" svg:x="3.65065in" svg:y="7.66584in" svg:width="3.71953in" svg:height="0.44035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39" presentation:style-name="a292" draw:name="Slide Number Placeholder 8" svg:x="7.78346in" svg:y="7.66584in" svg:width="2.47969in" svg:height="0.44035in" presentation:class="page-number" presentation:placeholder="false">
        <draw:text-box>
          <text:p text:style-name="a291" text:class-names="" text:cond-style-name=""><text:span text:style-name="a289" text:class-names=""><text:page-number style:num-format="1" text:fixed="false"/></text:span><text:span text:style-name="a290" text:class-names=""/></text:p>
        </draw:text-box>
        <svg:title/>
        <svg:desc/>
      </draw:frame>
      <presentation:notes style:page-layout-name="pageLayout2" draw:style-name="a309">
        <draw:page-thumbnail svg:x="1.5in" svg:y="0.83583in" svg:width="5.49921in" svg:height="4.12441in" presentation:class="page" draw:id="id5" presentation:style-name="a293" draw:name="Slide Image Placeholder 1">
          <svg:title/>
          <svg:desc/>
        </draw:page-thumbnail>
        <draw:frame draw:id="id6" presentation:style-name="a296" draw:name="Notes Placeholder 2" svg:x="0.85in" svg:y="5.2248in" svg:width="6.79961in" svg:height="4.94961in" presentation:class="notes" presentation:placeholder="false">
          <draw:text-box>
            <text:p text:style-name="a295" text:class-names="" text:cond-style-name=""><text:span text:style-name="a294" text:class-names=""/></text:p>
          </draw:text-box>
          <svg:title/>
          <svg:desc/>
        </draw:frame>
        <draw:frame draw:id="id7" presentation:style-name="a299" draw:name="Header Placeholder 3" svg:x="0in" svg:y="0in" svg:width="3.68858in" svg:height="0.54961in" presentation:class="header" presentation:placeholder="false">
          <draw:text-box>
            <text:p text:style-name="a298" text:class-names="" text:cond-style-name=""><text:span text:style-name="a297" text:class-names=""/></text:p>
          </draw:text-box>
          <svg:title/>
          <svg:desc/>
        </draw:frame>
        <draw:frame draw:id="id8" presentation:style-name="a302" draw:name="Date Placeholder 4" svg:x="4.81102in" svg:y="0in" svg:width="3.68858in" svg:height="0.54961in" presentation:class="date-time" presentation:placeholder="false">
          <draw:text-box>
            <text:p text:style-name="a301" text:class-names="" text:cond-style-name=""><text:span text:style-name="a300" text:class-names=""/></text:p>
          </draw:text-box>
          <svg:title/>
          <svg:desc/>
        </draw:frame>
        <draw:frame draw:id="id9" presentation:style-name="a305" draw:name="Footer Placeholder 5" svg:x="0in" svg:y="10.45in" svg:width="3.68858in" svg:height="0.54961in" presentation:class="footer" presentation:placeholder="false">
          <draw:text-box>
            <text:p text:style-name="a304" text:class-names="" text:cond-style-name=""><text:span text:style-name="a303" text:class-names=""/></text:p>
          </draw:text-box>
          <svg:title/>
          <svg:desc/>
        </draw:frame>
        <draw:frame draw:id="id10" presentation:style-name="a308" draw:name="Slide Number Placeholder 6" svg:x="4.81102in" svg:y="10.45in" svg:width="3.68858in" svg:height="0.54961in" presentation:class="page-number" presentation:placeholder="false">
          <draw:text-box>
            <text:p text:style-name="a307" text:class-names="" text:cond-style-name=""><text:span text:style-name="a30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10">
      <draw:frame draw:id="id40" presentation:style-name="a314" draw:name="Title 1" svg:x="0.75768in" svg:y="0.44035in" svg:width="9.50547in" svg:height="1.59865in" presentation:class="title" presentation:placeholder="false">
        <draw:text-box>
          <text:p text:style-name="a313" text:class-names="" text:cond-style-name=""><text:span text:style-name="a311" text:class-names="">Click to edit Master title style</text:span><text:span text:style-name="a312" text:class-names=""/></text:p>
        </draw:text-box>
        <svg:title/>
        <svg:desc/>
      </draw:frame>
      <draw:frame draw:id="id41" presentation:style-name="a317" draw:name="Date Placeholder 2" svg:x="0.75768in" svg:y="7.66584in" svg:width="2.47969in" svg:height="0.44035in" presentation:class="date-time" presentation:placeholder="false">
        <draw:text-box>
          <text:p text:style-name="a316" text:class-names="" text:cond-style-name=""><text:span text:style-name="a315" text:class-names=""/></text:p>
        </draw:text-box>
        <svg:title/>
        <svg:desc/>
      </draw:frame>
      <draw:frame draw:id="id42" presentation:style-name="a320" draw:name="Footer Placeholder 3" svg:x="3.65065in" svg:y="7.66584in" svg:width="3.71953in" svg:height="0.44035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43" presentation:style-name="a324" draw:name="Slide Number Placeholder 4" svg:x="7.78346in" svg:y="7.66584in" svg:width="2.47969in" svg:height="0.44035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  <presentation:notes style:page-layout-name="pageLayout2" draw:style-name="a341">
        <draw:page-thumbnail svg:x="1.5in" svg:y="0.83583in" svg:width="5.49921in" svg:height="4.12441in" presentation:class="page" draw:id="id5" presentation:style-name="a325" draw:name="Slide Image Placeholder 1">
          <svg:title/>
          <svg:desc/>
        </draw:page-thumbnail>
        <draw:frame draw:id="id6" presentation:style-name="a328" draw:name="Notes Placeholder 2" svg:x="0.85in" svg:y="5.2248in" svg:width="6.79961in" svg:height="4.94961in" presentation:class="notes" presentation:placeholder="false">
          <draw:text-box>
            <text:p text:style-name="a327" text:class-names="" text:cond-style-name=""><text:span text:style-name="a326" text:class-names=""/></text:p>
          </draw:text-box>
          <svg:title/>
          <svg:desc/>
        </draw:frame>
        <draw:frame draw:id="id7" presentation:style-name="a331" draw:name="Header Placeholder 3" svg:x="0in" svg:y="0in" svg:width="3.68858in" svg:height="0.54961in" presentation:class="header" presentation:placeholder="false">
          <draw:text-box>
            <text:p text:style-name="a330" text:class-names="" text:cond-style-name=""><text:span text:style-name="a329" text:class-names=""/></text:p>
          </draw:text-box>
          <svg:title/>
          <svg:desc/>
        </draw:frame>
        <draw:frame draw:id="id8" presentation:style-name="a334" draw:name="Date Placeholder 4" svg:x="4.81102in" svg:y="0in" svg:width="3.68858in" svg:height="0.54961in" presentation:class="date-time" presentation:placeholder="false">
          <draw:text-box>
            <text:p text:style-name="a333" text:class-names="" text:cond-style-name=""><text:span text:style-name="a332" text:class-names=""/></text:p>
          </draw:text-box>
          <svg:title/>
          <svg:desc/>
        </draw:frame>
        <draw:frame draw:id="id9" presentation:style-name="a337" draw:name="Footer Placeholder 5" svg:x="0in" svg:y="10.45in" svg:width="3.68858in" svg:height="0.54961in" presentation:class="footer" presentation:placeholder="false">
          <draw:text-box>
            <text:p text:style-name="a336" text:class-names="" text:cond-style-name=""><text:span text:style-name="a335" text:class-names=""/></text:p>
          </draw:text-box>
          <svg:title/>
          <svg:desc/>
        </draw:frame>
        <draw:frame draw:id="id10" presentation:style-name="a340" draw:name="Slide Number Placeholder 6" svg:x="4.81102in" svg:y="10.45in" svg:width="3.68858in" svg:height="0.54961in" presentation:class="page-number" presentation:placeholder="false">
          <draw:text-box>
            <text:p text:style-name="a339" text:class-names="" text:cond-style-name=""><text:span text:style-name="a33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42">
      <draw:frame draw:id="id44" presentation:style-name="a345" draw:name="Date Placeholder 1" svg:x="0.75768in" svg:y="7.66584in" svg:width="2.47969in" svg:height="0.44035in" presentation:class="date-time" presentation:placeholder="false">
        <draw:text-box>
          <text:p text:style-name="a344" text:class-names="" text:cond-style-name=""><text:span text:style-name="a343" text:class-names=""/></text:p>
        </draw:text-box>
        <svg:title/>
        <svg:desc/>
      </draw:frame>
      <draw:frame draw:id="id45" presentation:style-name="a348" draw:name="Footer Placeholder 2" svg:x="3.65065in" svg:y="7.66584in" svg:width="3.71953in" svg:height="0.44035in" presentation:class="footer" presentation:placeholder="false">
        <draw:text-box>
          <text:p text:style-name="a347" text:class-names="" text:cond-style-name=""><text:span text:style-name="a346" text:class-names=""/></text:p>
        </draw:text-box>
        <svg:title/>
        <svg:desc/>
      </draw:frame>
      <draw:frame draw:id="id46" presentation:style-name="a352" draw:name="Slide Number Placeholder 3" svg:x="7.78346in" svg:y="7.66584in" svg:width="2.47969in" svg:height="0.44035in" presentation:class="page-number" presentation:placeholder="false">
        <draw:text-box>
          <text:p text:style-name="a351" text:class-names="" text:cond-style-name=""><text:span text:style-name="a349" text:class-names=""><text:page-number style:num-format="1" text:fixed="false"/></text:span><text:span text:style-name="a350" text:class-names=""/></text:p>
        </draw:text-box>
        <svg:title/>
        <svg:desc/>
      </draw:frame>
      <presentation:notes style:page-layout-name="pageLayout2" draw:style-name="a369">
        <draw:page-thumbnail svg:x="1.5in" svg:y="0.83583in" svg:width="5.49921in" svg:height="4.12441in" presentation:class="page" draw:id="id5" presentation:style-name="a353" draw:name="Slide Image Placeholder 1">
          <svg:title/>
          <svg:desc/>
        </draw:page-thumbnail>
        <draw:frame draw:id="id6" presentation:style-name="a356" draw:name="Notes Placeholder 2" svg:x="0.85in" svg:y="5.2248in" svg:width="6.79961in" svg:height="4.94961in" presentation:class="notes" presentation:placeholder="false">
          <draw:text-box>
            <text:p text:style-name="a355" text:class-names="" text:cond-style-name=""><text:span text:style-name="a354" text:class-names=""/></text:p>
          </draw:text-box>
          <svg:title/>
          <svg:desc/>
        </draw:frame>
        <draw:frame draw:id="id7" presentation:style-name="a359" draw:name="Header Placeholder 3" svg:x="0in" svg:y="0in" svg:width="3.68858in" svg:height="0.54961in" presentation:class="header" presentation:placeholder="false">
          <draw:text-box>
            <text:p text:style-name="a358" text:class-names="" text:cond-style-name=""><text:span text:style-name="a357" text:class-names=""/></text:p>
          </draw:text-box>
          <svg:title/>
          <svg:desc/>
        </draw:frame>
        <draw:frame draw:id="id8" presentation:style-name="a362" draw:name="Date Placeholder 4" svg:x="4.81102in" svg:y="0in" svg:width="3.68858in" svg:height="0.54961in" presentation:class="date-time" presentation:placeholder="false">
          <draw:text-box>
            <text:p text:style-name="a361" text:class-names="" text:cond-style-name=""><text:span text:style-name="a360" text:class-names=""/></text:p>
          </draw:text-box>
          <svg:title/>
          <svg:desc/>
        </draw:frame>
        <draw:frame draw:id="id9" presentation:style-name="a365" draw:name="Footer Placeholder 5" svg:x="0in" svg:y="10.45in" svg:width="3.68858in" svg:height="0.54961in" presentation:class="footer" presentation:placeholder="false">
          <draw:text-box>
            <text:p text:style-name="a364" text:class-names="" text:cond-style-name=""><text:span text:style-name="a363" text:class-names=""/></text:p>
          </draw:text-box>
          <svg:title/>
          <svg:desc/>
        </draw:frame>
        <draw:frame draw:id="id10" presentation:style-name="a368" draw:name="Slide Number Placeholder 6" svg:x="4.81102in" svg:y="10.45in" svg:width="3.68858in" svg:height="0.54961in" presentation:class="page-number" presentation:placeholder="false">
          <draw:text-box>
            <text:p text:style-name="a367" text:class-names="" text:cond-style-name=""><text:span text:style-name="a36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70">
      <draw:frame draw:id="id47" presentation:style-name="a374" draw:name="Title 1" svg:x="0.75912in" svg:y="0.55139in" svg:width="3.55451in" svg:height="1.92986in" presentation:class="title" presentation:placeholder="false">
        <draw:text-box>
          <text:p text:style-name="a373" text:class-names="" text:cond-style-name=""><text:span text:style-name="a371" text:class-names="">Click to edit Master title style</text:span><text:span text:style-name="a372" text:class-names=""/></text:p>
        </draw:text-box>
        <svg:title/>
        <svg:desc/>
      </draw:frame>
      <draw:frame draw:id="id48" presentation:style-name="a391" draw:name="Content Placeholder 2" svg:x="4.68529in" svg:y="1.19085in" svg:width="5.5793in" svg:height="5.87765in" presentation:class="object" presentation:placeholder="false">
        <draw:text-box>
          <text:list text:style-name="a377">
            <text:list-item>
              <text:p text:style-name="a376" text:class-names="" text:cond-style-name=""><text:span text:style-name="a375" text:class-names="">Click to edit Master text styles</text:span></text:p>
            </text:list-item>
          </text:list>
          <text:list text:style-name="a380">
            <text:list-item>
              <text:list text:style-name="a380">
                <text:list-item>
                  <text:p text:style-name="a379" text:class-names="" text:cond-style-name=""><text:span text:style-name="a378" text:class-names="">Second level</text:span></text:p>
                </text:list-item>
              </text:list>
            </text:list-item>
          </text:list>
          <text:list text:style-name="a383">
            <text:list-item>
              <text:list text:style-name="a383">
                <text:list-item>
                  <text:list text:style-name="a383">
                    <text:list-item>
                      <text:p text:style-name="a382" text:class-names="" text:cond-style-name=""><text:span text:style-name="a381" text:class-names="">Third level</text:span></text:p>
                    </text:list-item>
                  </text:list>
                </text:list-item>
              </text:list>
            </text:list-item>
          </text:list>
          <text:list text:style-name="a386">
            <text:list-item>
              <text:list text:style-name="a386">
                <text:list-item>
                  <text:list text:style-name="a386">
                    <text:list-item>
                      <text:list text:style-name="a386">
                        <text:list-item>
                          <text:p text:style-name="a385" text:class-names="" text:cond-style-name=""><text:span text:style-name="a38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0">
            <text:list-item>
              <text:list text:style-name="a390">
                <text:list-item>
                  <text:list text:style-name="a390">
                    <text:list-item>
                      <text:list text:style-name="a390">
                        <text:list-item>
                          <text:list text:style-name="a390">
                            <text:list-item>
                              <text:p text:style-name="a389" text:class-names="" text:cond-style-name=""><text:span text:style-name="a387" text:class-names="">Fifth level</text:span><text:span text:style-name="a38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95" draw:name="Text Placeholder 3" svg:x="0.75912in" svg:y="2.48125in" svg:width="3.55451in" svg:height="4.59682in" presentation:class="outline" presentation:placeholder="false">
        <draw:text-box>
          <text:list text:style-name="a394">
            <text:list-item>
              <text:p text:style-name="a393" text:class-names="" text:cond-style-name=""><text:span text:style-name="a392" text:class-names="">Click to edit Master text styles</text:span></text:p>
            </text:list-item>
          </text:list>
        </draw:text-box>
        <svg:title/>
        <svg:desc/>
      </draw:frame>
      <draw:frame draw:id="id50" presentation:style-name="a398" draw:name="Date Placeholder 4" svg:x="0.75768in" svg:y="7.66584in" svg:width="2.47969in" svg:height="0.44035in" presentation:class="date-time" presentation:placeholder="false">
        <draw:text-box>
          <text:p text:style-name="a397" text:class-names="" text:cond-style-name=""><text:span text:style-name="a396" text:class-names=""/></text:p>
        </draw:text-box>
        <svg:title/>
        <svg:desc/>
      </draw:frame>
      <draw:frame draw:id="id51" presentation:style-name="a401" draw:name="Footer Placeholder 5" svg:x="3.65065in" svg:y="7.66584in" svg:width="3.71953in" svg:height="0.44035in" presentation:class="footer" presentation:placeholder="false">
        <draw:text-box>
          <text:p text:style-name="a400" text:class-names="" text:cond-style-name=""><text:span text:style-name="a399" text:class-names=""/></text:p>
        </draw:text-box>
        <svg:title/>
        <svg:desc/>
      </draw:frame>
      <draw:frame draw:id="id52" presentation:style-name="a405" draw:name="Slide Number Placeholder 6" svg:x="7.78346in" svg:y="7.66584in" svg:width="2.47969in" svg:height="0.44035in" presentation:class="page-number" presentation:placeholder="false">
        <draw:text-box>
          <text:p text:style-name="a404" text:class-names="" text:cond-style-name=""><text:span text:style-name="a402" text:class-names=""><text:page-number style:num-format="1" text:fixed="false"/></text:span><text:span text:style-name="a403" text:class-names=""/></text:p>
        </draw:text-box>
        <svg:title/>
        <svg:desc/>
      </draw:frame>
      <presentation:notes style:page-layout-name="pageLayout2" draw:style-name="a422">
        <draw:page-thumbnail svg:x="1.5in" svg:y="0.83583in" svg:width="5.49921in" svg:height="4.12441in" presentation:class="page" draw:id="id5" presentation:style-name="a406" draw:name="Slide Image Placeholder 1">
          <svg:title/>
          <svg:desc/>
        </draw:page-thumbnail>
        <draw:frame draw:id="id6" presentation:style-name="a409" draw:name="Notes Placeholder 2" svg:x="0.85in" svg:y="5.2248in" svg:width="6.79961in" svg:height="4.94961in" presentation:class="notes" presentation:placeholder="false">
          <draw:text-box>
            <text:p text:style-name="a408" text:class-names="" text:cond-style-name=""><text:span text:style-name="a407" text:class-names=""/></text:p>
          </draw:text-box>
          <svg:title/>
          <svg:desc/>
        </draw:frame>
        <draw:frame draw:id="id7" presentation:style-name="a412" draw:name="Header Placeholder 3" svg:x="0in" svg:y="0in" svg:width="3.68858in" svg:height="0.54961in" presentation:class="header" presentation:placeholder="false">
          <draw:text-box>
            <text:p text:style-name="a411" text:class-names="" text:cond-style-name=""><text:span text:style-name="a410" text:class-names=""/></text:p>
          </draw:text-box>
          <svg:title/>
          <svg:desc/>
        </draw:frame>
        <draw:frame draw:id="id8" presentation:style-name="a415" draw:name="Date Placeholder 4" svg:x="4.81102in" svg:y="0in" svg:width="3.68858in" svg:height="0.54961in" presentation:class="date-time" presentation:placeholder="false">
          <draw:text-box>
            <text:p text:style-name="a414" text:class-names="" text:cond-style-name=""><text:span text:style-name="a413" text:class-names=""/></text:p>
          </draw:text-box>
          <svg:title/>
          <svg:desc/>
        </draw:frame>
        <draw:frame draw:id="id9" presentation:style-name="a418" draw:name="Footer Placeholder 5" svg:x="0in" svg:y="10.45in" svg:width="3.68858in" svg:height="0.54961in" presentation:class="footer" presentation:placeholder="false">
          <draw:text-box>
            <text:p text:style-name="a417" text:class-names="" text:cond-style-name=""><text:span text:style-name="a416" text:class-names=""/></text:p>
          </draw:text-box>
          <svg:title/>
          <svg:desc/>
        </draw:frame>
        <draw:frame draw:id="id10" presentation:style-name="a421" draw:name="Slide Number Placeholder 6" svg:x="4.81102in" svg:y="10.45in" svg:width="3.68858in" svg:height="0.54961in" presentation:class="page-number" presentation:placeholder="false">
          <draw:text-box>
            <text:p text:style-name="a420" text:class-names="" text:cond-style-name=""><text:span text:style-name="a41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423">
      <draw:frame draw:id="id53" presentation:style-name="a427" draw:name="Title 1" svg:x="0.75912in" svg:y="0.55139in" svg:width="3.55451in" svg:height="1.92986in" presentation:class="title" presentation:placeholder="false">
        <draw:text-box>
          <text:p text:style-name="a426" text:class-names="" text:cond-style-name=""><text:span text:style-name="a424" text:class-names="">Click to edit Master title style</text:span><text:span text:style-name="a425" text:class-names=""/></text:p>
        </draw:text-box>
        <svg:title/>
        <svg:desc/>
      </draw:frame>
      <draw:frame draw:id="id54" presentation:style-name="a431" draw:name="Picture Placeholder 2" svg:x="4.68529in" svg:y="1.19085in" svg:width="5.5793in" svg:height="5.87765in" presentation:class="graphic" presentation:placeholder="false">
        <draw:text-box>
          <text:p text:style-name="a430" text:class-names="" text:cond-style-name=""><text:span text:style-name="a428" text:class-names="">Click icon to add picture</text:span><text:span text:style-name="a429" text:class-names=""/></text:p>
        </draw:text-box>
        <svg:title/>
        <svg:desc/>
      </draw:frame>
      <draw:frame draw:id="id55" presentation:style-name="a435" draw:name="Text Placeholder 3" svg:x="0.75912in" svg:y="2.48125in" svg:width="3.55451in" svg:height="4.59682in" presentation:class="outline" presentation:placeholder="false">
        <draw:text-box>
          <text:list text:style-name="a434">
            <text:list-item>
              <text:p text:style-name="a433" text:class-names="" text:cond-style-name=""><text:span text:style-name="a432" text:class-names="">Click to edit Master text styles</text:span></text:p>
            </text:list-item>
          </text:list>
        </draw:text-box>
        <svg:title/>
        <svg:desc/>
      </draw:frame>
      <draw:frame draw:id="id56" presentation:style-name="a438" draw:name="Date Placeholder 4" svg:x="0.75768in" svg:y="7.66584in" svg:width="2.47969in" svg:height="0.44035in" presentation:class="date-time" presentation:placeholder="false">
        <draw:text-box>
          <text:p text:style-name="a437" text:class-names="" text:cond-style-name=""><text:span text:style-name="a436" text:class-names=""/></text:p>
        </draw:text-box>
        <svg:title/>
        <svg:desc/>
      </draw:frame>
      <draw:frame draw:id="id57" presentation:style-name="a441" draw:name="Footer Placeholder 5" svg:x="3.65065in" svg:y="7.66584in" svg:width="3.71953in" svg:height="0.44035in" presentation:class="footer" presentation:placeholder="false">
        <draw:text-box>
          <text:p text:style-name="a440" text:class-names="" text:cond-style-name=""><text:span text:style-name="a439" text:class-names=""/></text:p>
        </draw:text-box>
        <svg:title/>
        <svg:desc/>
      </draw:frame>
      <draw:frame draw:id="id58" presentation:style-name="a445" draw:name="Slide Number Placeholder 6" svg:x="7.78346in" svg:y="7.66584in" svg:width="2.47969in" svg:height="0.44035in" presentation:class="page-number" presentation:placeholder="false">
        <draw:text-box>
          <text:p text:style-name="a444" text:class-names="" text:cond-style-name=""><text:span text:style-name="a442" text:class-names=""><text:page-number style:num-format="1" text:fixed="false"/></text:span><text:span text:style-name="a443" text:class-names=""/></text:p>
        </draw:text-box>
        <svg:title/>
        <svg:desc/>
      </draw:frame>
      <presentation:notes style:page-layout-name="pageLayout2" draw:style-name="a462">
        <draw:page-thumbnail svg:x="1.5in" svg:y="0.83583in" svg:width="5.49921in" svg:height="4.12441in" presentation:class="page" draw:id="id5" presentation:style-name="a446" draw:name="Slide Image Placeholder 1">
          <svg:title/>
          <svg:desc/>
        </draw:page-thumbnail>
        <draw:frame draw:id="id6" presentation:style-name="a449" draw:name="Notes Placeholder 2" svg:x="0.85in" svg:y="5.2248in" svg:width="6.79961in" svg:height="4.94961in" presentation:class="notes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7" presentation:style-name="a452" draw:name="Header Placeholder 3" svg:x="0in" svg:y="0in" svg:width="3.68858in" svg:height="0.54961in" presentation:class="header" presentation:placeholder="false">
          <draw:text-box>
            <text:p text:style-name="a451" text:class-names="" text:cond-style-name=""><text:span text:style-name="a450" text:class-names=""/></text:p>
          </draw:text-box>
          <svg:title/>
          <svg:desc/>
        </draw:frame>
        <draw:frame draw:id="id8" presentation:style-name="a455" draw:name="Date Placeholder 4" svg:x="4.81102in" svg:y="0in" svg:width="3.68858in" svg:height="0.54961in" presentation:class="date-time" presentation:placeholder="false">
          <draw:text-box>
            <text:p text:style-name="a454" text:class-names="" text:cond-style-name=""><text:span text:style-name="a453" text:class-names=""/></text:p>
          </draw:text-box>
          <svg:title/>
          <svg:desc/>
        </draw:frame>
        <draw:frame draw:id="id9" presentation:style-name="a458" draw:name="Footer Placeholder 5" svg:x="0in" svg:y="10.45in" svg:width="3.68858in" svg:height="0.54961in" presentation:class="footer" presentation:placeholder="false">
          <draw:text-box>
            <text:p text:style-name="a457" text:class-names="" text:cond-style-name=""><text:span text:style-name="a456" text:class-names=""/></text:p>
          </draw:text-box>
          <svg:title/>
          <svg:desc/>
        </draw:frame>
        <draw:frame draw:id="id10" presentation:style-name="a461" draw:name="Slide Number Placeholder 6" svg:x="4.81102in" svg:y="10.45in" svg:width="3.68858in" svg:height="0.54961in" presentation:class="page-number" presentation:placeholder="false">
          <draw:text-box>
            <text:p text:style-name="a460" text:class-names="" text:cond-style-name=""><text:span text:style-name="a4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463">
      <draw:frame draw:id="id59" presentation:style-name="a467" draw:name="Title 1" svg:x="0.75768in" svg:y="0.44035in" svg:width="9.50547in" svg:height="1.59865in" presentation:class="title" presentation:placeholder="false">
        <draw:text-box>
          <text:p text:style-name="a466" text:class-names="" text:cond-style-name=""><text:span text:style-name="a464" text:class-names="">Click to edit Master title style</text:span><text:span text:style-name="a465" text:class-names=""/></text:p>
        </draw:text-box>
        <svg:title/>
        <svg:desc/>
      </draw:frame>
      <draw:frame draw:id="id60" presentation:style-name="a484" draw:name="Vertical Text Placeholder 2" svg:x="0.75768in" svg:y="2.20173in" svg:width="9.50547in" svg:height="5.24777in" presentation:class="outline" presentation:placeholder="false">
        <draw:text-box>
          <text:list text:style-name="a470">
            <text:list-item>
              <text:p text:style-name="a469" text:class-names="" text:cond-style-name=""><text:span text:style-name="a468" text:class-names="">Click to edit Master text styles</text:span></text:p>
            </text:list-item>
          </text:list>
          <text:list text:style-name="a473">
            <text:list-item>
              <text:list text:style-name="a473">
                <text:list-item>
                  <text:p text:style-name="a472" text:class-names="" text:cond-style-name=""><text:span text:style-name="a471" text:class-names="">Second level</text:span></text:p>
                </text:list-item>
              </text:list>
            </text:list-item>
          </text:list>
          <text:list text:style-name="a476">
            <text:list-item>
              <text:list text:style-name="a476">
                <text:list-item>
                  <text:list text:style-name="a476">
                    <text:list-item>
                      <text:p text:style-name="a475" text:class-names="" text:cond-style-name=""><text:span text:style-name="a474" text:class-names="">Third level</text:span></text:p>
                    </text:list-item>
                  </text:list>
                </text:list-item>
              </text:list>
            </text:list-item>
          </text:list>
          <text:list text:style-name="a479">
            <text:list-item>
              <text:list text:style-name="a479">
                <text:list-item>
                  <text:list text:style-name="a479">
                    <text:list-item>
                      <text:list text:style-name="a479">
                        <text:list-item>
                          <text:p text:style-name="a478" text:class-names="" text:cond-style-name=""><text:span text:style-name="a47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83">
            <text:list-item>
              <text:list text:style-name="a483">
                <text:list-item>
                  <text:list text:style-name="a483">
                    <text:list-item>
                      <text:list text:style-name="a483">
                        <text:list-item>
                          <text:list text:style-name="a483">
                            <text:list-item>
                              <text:p text:style-name="a482" text:class-names="" text:cond-style-name=""><text:span text:style-name="a480" text:class-names="">Fifth level</text:span><text:span text:style-name="a48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87" draw:name="Date Placeholder 3" svg:x="0.75768in" svg:y="7.66584in" svg:width="2.47969in" svg:height="0.44035in" presentation:class="date-time" presentation:placeholder="false">
        <draw:text-box>
          <text:p text:style-name="a486" text:class-names="" text:cond-style-name=""><text:span text:style-name="a485" text:class-names=""/></text:p>
        </draw:text-box>
        <svg:title/>
        <svg:desc/>
      </draw:frame>
      <draw:frame draw:id="id62" presentation:style-name="a490" draw:name="Footer Placeholder 4" svg:x="3.65065in" svg:y="7.66584in" svg:width="3.71953in" svg:height="0.44035in" presentation:class="footer" presentation:placeholder="false">
        <draw:text-box>
          <text:p text:style-name="a489" text:class-names="" text:cond-style-name=""><text:span text:style-name="a488" text:class-names=""/></text:p>
        </draw:text-box>
        <svg:title/>
        <svg:desc/>
      </draw:frame>
      <draw:frame draw:id="id63" presentation:style-name="a494" draw:name="Slide Number Placeholder 5" svg:x="7.78346in" svg:y="7.66584in" svg:width="2.47969in" svg:height="0.44035in" presentation:class="page-number" presentation:placeholder="false">
        <draw:text-box>
          <text:p text:style-name="a493" text:class-names="" text:cond-style-name=""><text:span text:style-name="a491" text:class-names=""><text:page-number style:num-format="1" text:fixed="false"/></text:span><text:span text:style-name="a492" text:class-names=""/></text:p>
        </draw:text-box>
        <svg:title/>
        <svg:desc/>
      </draw:frame>
      <presentation:notes style:page-layout-name="pageLayout2" draw:style-name="a511">
        <draw:page-thumbnail svg:x="1.5in" svg:y="0.83583in" svg:width="5.49921in" svg:height="4.12441in" presentation:class="page" draw:id="id5" presentation:style-name="a495" draw:name="Slide Image Placeholder 1">
          <svg:title/>
          <svg:desc/>
        </draw:page-thumbnail>
        <draw:frame draw:id="id6" presentation:style-name="a498" draw:name="Notes Placeholder 2" svg:x="0.85in" svg:y="5.2248in" svg:width="6.79961in" svg:height="4.94961in" presentation:class="notes" presentation:placeholder="false">
          <draw:text-box>
            <text:p text:style-name="a497" text:class-names="" text:cond-style-name=""><text:span text:style-name="a496" text:class-names=""/></text:p>
          </draw:text-box>
          <svg:title/>
          <svg:desc/>
        </draw:frame>
        <draw:frame draw:id="id7" presentation:style-name="a501" draw:name="Header Placeholder 3" svg:x="0in" svg:y="0in" svg:width="3.68858in" svg:height="0.54961in" presentation:class="header" presentation:placeholder="false">
          <draw:text-box>
            <text:p text:style-name="a500" text:class-names="" text:cond-style-name=""><text:span text:style-name="a499" text:class-names=""/></text:p>
          </draw:text-box>
          <svg:title/>
          <svg:desc/>
        </draw:frame>
        <draw:frame draw:id="id8" presentation:style-name="a504" draw:name="Date Placeholder 4" svg:x="4.81102in" svg:y="0in" svg:width="3.68858in" svg:height="0.54961in" presentation:class="date-time" presentation:placeholder="false">
          <draw:text-box>
            <text:p text:style-name="a503" text:class-names="" text:cond-style-name=""><text:span text:style-name="a502" text:class-names=""/></text:p>
          </draw:text-box>
          <svg:title/>
          <svg:desc/>
        </draw:frame>
        <draw:frame draw:id="id9" presentation:style-name="a507" draw:name="Footer Placeholder 5" svg:x="0in" svg:y="10.45in" svg:width="3.68858in" svg:height="0.54961in" presentation:class="footer" presentation:placeholder="false">
          <draw:text-box>
            <text:p text:style-name="a506" text:class-names="" text:cond-style-name=""><text:span text:style-name="a505" text:class-names=""/></text:p>
          </draw:text-box>
          <svg:title/>
          <svg:desc/>
        </draw:frame>
        <draw:frame draw:id="id10" presentation:style-name="a510" draw:name="Slide Number Placeholder 6" svg:x="4.81102in" svg:y="10.45in" svg:width="3.68858in" svg:height="0.54961in" presentation:class="page-number" presentation:placeholder="false">
          <draw:text-box>
            <text:p text:style-name="a509" text:class-names="" text:cond-style-name=""><text:span text:style-name="a50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512">
      <draw:frame draw:id="id64" presentation:style-name="a516" draw:name="Vertical Title 1" svg:x="7.88678in" svg:y="0.44035in" svg:width="2.37637in" svg:height="7.00915in" presentation:class="title" presentation:placeholder="false">
        <draw:text-box>
          <text:p text:style-name="a515" text:class-names="" text:cond-style-name=""><text:span text:style-name="a513" text:class-names="">Click to edit Master title style</text:span><text:span text:style-name="a514" text:class-names=""/></text:p>
        </draw:text-box>
        <svg:title/>
        <svg:desc/>
      </draw:frame>
      <draw:frame draw:id="id65" presentation:style-name="a533" draw:name="Vertical Text Placeholder 2" svg:x="0.75768in" svg:y="0.44035in" svg:width="6.99134in" svg:height="7.00915in" presentation:class="outline" presentation:placeholder="false">
        <draw:text-box>
          <text:list text:style-name="a519">
            <text:list-item>
              <text:p text:style-name="a518" text:class-names="" text:cond-style-name=""><text:span text:style-name="a517" text:class-names="">Click to edit Master text styles</text:span></text:p>
            </text:list-item>
          </text:list>
          <text:list text:style-name="a522">
            <text:list-item>
              <text:list text:style-name="a522">
                <text:list-item>
                  <text:p text:style-name="a521" text:class-names="" text:cond-style-name=""><text:span text:style-name="a520" text:class-names="">Second level</text:span></text:p>
                </text:list-item>
              </text:list>
            </text:list-item>
          </text:list>
          <text:list text:style-name="a525">
            <text:list-item>
              <text:list text:style-name="a525">
                <text:list-item>
                  <text:list text:style-name="a525">
                    <text:list-item>
                      <text:p text:style-name="a524" text:class-names="" text:cond-style-name=""><text:span text:style-name="a523" text:class-names="">Third level</text:span></text:p>
                    </text:list-item>
                  </text:list>
                </text:list-item>
              </text:list>
            </text:list-item>
          </text:list>
          <text:list text:style-name="a528">
            <text:list-item>
              <text:list text:style-name="a528">
                <text:list-item>
                  <text:list text:style-name="a528">
                    <text:list-item>
                      <text:list text:style-name="a528">
                        <text:list-item>
                          <text:p text:style-name="a527" text:class-names="" text:cond-style-name=""><text:span text:style-name="a5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32">
            <text:list-item>
              <text:list text:style-name="a532">
                <text:list-item>
                  <text:list text:style-name="a532">
                    <text:list-item>
                      <text:list text:style-name="a532">
                        <text:list-item>
                          <text:list text:style-name="a532">
                            <text:list-item>
                              <text:p text:style-name="a531" text:class-names="" text:cond-style-name=""><text:span text:style-name="a529" text:class-names="">Fifth level</text:span><text:span text:style-name="a5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36" draw:name="Date Placeholder 3" svg:x="0.75768in" svg:y="7.66584in" svg:width="2.47969in" svg:height="0.44035in" presentation:class="date-time" presentation:placeholder="false">
        <draw:text-box>
          <text:p text:style-name="a535" text:class-names="" text:cond-style-name=""><text:span text:style-name="a534" text:class-names=""/></text:p>
        </draw:text-box>
        <svg:title/>
        <svg:desc/>
      </draw:frame>
      <draw:frame draw:id="id67" presentation:style-name="a539" draw:name="Footer Placeholder 4" svg:x="3.65065in" svg:y="7.66584in" svg:width="3.71953in" svg:height="0.44035in" presentation:class="footer" presentation:placeholder="false">
        <draw:text-box>
          <text:p text:style-name="a538" text:class-names="" text:cond-style-name=""><text:span text:style-name="a537" text:class-names=""/></text:p>
        </draw:text-box>
        <svg:title/>
        <svg:desc/>
      </draw:frame>
      <draw:frame draw:id="id68" presentation:style-name="a543" draw:name="Slide Number Placeholder 5" svg:x="7.78346in" svg:y="7.66584in" svg:width="2.47969in" svg:height="0.44035in" presentation:class="page-number" presentation:placeholder="false">
        <draw:text-box>
          <text:p text:style-name="a542" text:class-names="" text:cond-style-name=""><text:span text:style-name="a540" text:class-names=""><text:page-number style:num-format="1" text:fixed="false"/></text:span><text:span text:style-name="a541" text:class-names=""/></text:p>
        </draw:text-box>
        <svg:title/>
        <svg:desc/>
      </draw:frame>
      <presentation:notes style:page-layout-name="pageLayout2" draw:style-name="a560">
        <draw:page-thumbnail svg:x="1.5in" svg:y="0.83583in" svg:width="5.49921in" svg:height="4.12441in" presentation:class="page" draw:id="id5" presentation:style-name="a544" draw:name="Slide Image Placeholder 1">
          <svg:title/>
          <svg:desc/>
        </draw:page-thumbnail>
        <draw:frame draw:id="id6" presentation:style-name="a547" draw:name="Notes Placeholder 2" svg:x="0.85in" svg:y="5.2248in" svg:width="6.79961in" svg:height="4.94961in" presentation:class="notes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7" presentation:style-name="a550" draw:name="Header Placeholder 3" svg:x="0in" svg:y="0in" svg:width="3.68858in" svg:height="0.54961in" presentation:class="header" presentation:placeholder="false">
          <draw:text-box>
            <text:p text:style-name="a549" text:class-names="" text:cond-style-name=""><text:span text:style-name="a548" text:class-names=""/></text:p>
          </draw:text-box>
          <svg:title/>
          <svg:desc/>
        </draw:frame>
        <draw:frame draw:id="id8" presentation:style-name="a553" draw:name="Date Placeholder 4" svg:x="4.81102in" svg:y="0in" svg:width="3.68858in" svg:height="0.54961in" presentation:class="date-time" presentation:placeholder="false">
          <draw:text-box>
            <text:p text:style-name="a552" text:class-names="" text:cond-style-name=""><text:span text:style-name="a551" text:class-names=""/></text:p>
          </draw:text-box>
          <svg:title/>
          <svg:desc/>
        </draw:frame>
        <draw:frame draw:id="id9" presentation:style-name="a556" draw:name="Footer Placeholder 5" svg:x="0in" svg:y="10.45in" svg:width="3.68858in" svg:height="0.54961in" presentation:class="footer" presentation:placeholder="false">
          <draw:text-box>
            <text:p text:style-name="a555" text:class-names="" text:cond-style-name=""><text:span text:style-name="a554" text:class-names=""/></text:p>
          </draw:text-box>
          <svg:title/>
          <svg:desc/>
        </draw:frame>
        <draw:frame draw:id="id10" presentation:style-name="a559" draw:name="Slide Number Placeholder 6" svg:x="4.81102in" svg:y="10.45in" svg:width="3.68858in" svg:height="0.54961in" presentation:class="page-number" presentation:placeholder="false">
          <draw:text-box>
            <text:p text:style-name="a558" text:class-names="" text:cond-style-name=""><text:span text:style-name="a557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61">
      <draw:frame draw:id="id69" presentation:style-name="a564" draw:name="Header Placeholder 1" svg:x="0in" svg:y="0in" svg:width="3.68858in" svg:height="0.54961in" presentation:class="header" presentation:placeholder="false">
        <draw:text-box>
          <text:p text:style-name="a563" text:class-names="" text:cond-style-name=""><text:span text:style-name="a562" text:class-names=""/></text:p>
        </draw:text-box>
        <svg:title/>
        <svg:desc/>
      </draw:frame>
      <draw:frame draw:id="id70" presentation:style-name="a567" draw:name="Date Placeholder 2" svg:x="4.81102in" svg:y="0in" svg:width="3.68858in" svg:height="0.54961in" presentation:class="date-time" presentation:placeholder="false">
        <draw:text-box>
          <text:p text:style-name="a566" text:class-names="" text:cond-style-name=""><text:span text:style-name="a565" text:class-names=""/></text:p>
        </draw:text-box>
        <svg:title/>
        <svg:desc/>
      </draw:frame>
      <draw:frame draw:id="id71" presentation:style-name="a570" draw:name="Footer Placeholder 3" svg:x="0in" svg:y="10.45in" svg:width="3.68858in" svg:height="0.54961in" presentation:class="footer" presentation:placeholder="false">
        <draw:text-box>
          <text:p text:style-name="a569" text:class-names="" text:cond-style-name=""><text:span text:style-name="a568" text:class-names=""/></text:p>
        </draw:text-box>
        <svg:title/>
        <svg:desc/>
      </draw:frame>
      <draw:frame draw:id="id72" presentation:style-name="a573" draw:name="Slide Number Placeholder 4" svg:x="4.81102in" svg:y="10.45in" svg:width="3.68858in" svg:height="0.54961in" presentation:class="page-number" presentation:placeholder="false">
        <draw:text-box>
          <text:p text:style-name="a572" text:class-names="" text:cond-style-name=""><text:span text:style-name="a571" text:class-names=""><text:page-number style:num-format="1" text:fixed="false"/></text:span></text:p>
        </draw:text-box>
        <svg:title/>
        <svg:desc/>
      </draw:frame>
      <draw:page-thumbnail draw:page-number="1" svg:x="0.72569in" svg:y="1.10069in" svg:width="3.22222in" svg:height="2.4184in"/>
      <draw:page-thumbnail draw:page-number="2" svg:x="4.55035in" svg:y="1.10069in" svg:width="3.22222in" svg:height="2.4184in"/>
      <draw:page-thumbnail draw:page-number="3" svg:x="0.72569in" svg:y="4.28993in" svg:width="3.22222in" svg:height="2.4184in"/>
      <draw:page-thumbnail draw:page-number="4" svg:x="4.55035in" svg:y="4.28993in" svg:width="3.22222in" svg:height="2.4184in"/>
      <draw:page-thumbnail draw:page-number="5" svg:x="0.72569in" svg:y="7.47917in" svg:width="3.22222in" svg:height="2.4184in"/>
      <draw:page-thumbnail draw:page-number="6" svg:x="4.55035in" svg:y="7.47917in" svg:width="3.22222in" svg:height="2.4184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JACOB</meta:initial-creator>
    <dc:creator>JACOB STEPHEN HAYDEL</dc:creator>
    <meta:creation-date>2018-07-04T22:15:51Z</meta:creation-date>
    <dc:date>2020-10-20T00:01:32Z</dc:date>
    <meta:template xlink:href="Office%20Theme" xlink:type="simple"/>
    <meta:editing-cycles>19</meta:editing-cycles>
    <meta:editing-duration>PT23058S</meta:editing-duration>
    <meta:document-statistic meta:paragraph-count="56" meta:word-count="330"/>
  </office:meta>
</office:document-meta>
</file>